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7.46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en" number:country="US">
      <number:text-content/>
    </number:text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100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5100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6" table:default-cell-style-name="Default"/>
        <table:table-row table:style-name="ro1">
          <table:table-cell office:value-type="string">
            <text:p>Metric</text:p>
          </table:table-cell>
          <table:table-cell office:value-type="string">
            <text:p>N</text:p>
          </table:table-cell>
          <table:table-cell office:value-type="string">
            <text:p>Correlation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722">
            <text:p>68722</text:p>
          </table:table-cell>
          <table:table-cell office:value-type="string">
            <text:p>0.20665944</text:p>
          </table:table-cell>
          <table:table-cell office:value-type="string">
            <text:p>3065.838517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]&gt;0.05;1;0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722">
            <text:p>68722</text:p>
          </table:table-cell>
          <table:table-cell office:value-type="string">
            <text:p>0.056503271</text:p>
          </table:table-cell>
          <table:table-cell office:value-type="string">
            <text:p>220.0995133</text:p>
          </table:table-cell>
          <table:table-cell table:style-name="ce4" office:value-type="string">
            <text:p>1,02741E-49</text:p>
          </table:table-cell>
          <table:table-cell table:style-name="ce6"/>
          <table:table-cell table:formula="of:=IF([.E3]&gt;0.05;1;0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8722">
            <text:p>68722</text:p>
          </table:table-cell>
          <table:table-cell office:value-type="string">
            <text:p>0.05585712</text:p>
          </table:table-cell>
          <table:table-cell office:value-type="string">
            <text:p>215.0786754</text:p>
          </table:table-cell>
          <table:table-cell table:style-name="ce3" office:value-type="string">
            <text:p>1.26916E-48</text:p>
          </table:table-cell>
          <table:table-cell table:style-name="ce5"/>
          <table:table-cell table:formula="of:=IF([.E4]&gt;0.05;1;0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8722">
            <text:p>68722</text:p>
          </table:table-cell>
          <table:table-cell office:value-type="string">
            <text:p>0.414840169</text:p>
          </table:table-cell>
          <table:table-cell office:value-type="string">
            <text:p>14284.4285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5]&gt;0.05;1;0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722">
            <text:p>68722</text:p>
          </table:table-cell>
          <table:table-cell office:value-type="string">
            <text:p>0.583967844</text:p>
          </table:table-cell>
          <table:table-cell office:value-type="string">
            <text:p>35562.12929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6]&gt;0.05;1;0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8722">
            <text:p>68722</text:p>
          </table:table-cell>
          <table:table-cell office:value-type="string">
            <text:p>0.500828003</text:p>
          </table:table-cell>
          <table:table-cell office:value-type="string">
            <text:p>23008.01856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7]&gt;0.05;1;0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722">
            <text:p>68722</text:p>
          </table:table-cell>
          <table:table-cell office:value-type="string">
            <text:p>0.250997768</text:p>
          </table:table-cell>
          <table:table-cell office:value-type="string">
            <text:p>4620.438821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8]&gt;0.05;1;0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722">
            <text:p>68722</text:p>
          </table:table-cell>
          <table:table-cell office:value-type="string">
            <text:p>0.821931734</text:p>
          </table:table-cell>
          <table:table-cell office:value-type="string">
            <text:p>143098.8084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9]&gt;0.05;1;0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722">
            <text:p>68722</text:p>
          </table:table-cell>
          <table:table-cell office:value-type="string">
            <text:p>0.184890123</text:p>
          </table:table-cell>
          <table:table-cell office:value-type="string">
            <text:p>2432.295523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10]&gt;0.05;1;0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722">
            <text:p>68722</text:p>
          </table:table-cell>
          <table:table-cell office:value-type="string">
            <text:p>0.117358722</text:p>
          </table:table-cell>
          <table:table-cell office:value-type="string">
            <text:p>959.7034106</text:p>
          </table:table-cell>
          <table:table-cell table:style-name="ce3" office:value-type="string">
            <text:p>2.8724E-209</text:p>
          </table:table-cell>
          <table:table-cell table:style-name="ce5"/>
          <table:table-cell table:formula="of:=IF([.E11]&gt;0.05;1;0)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722">
            <text:p>68722</text:p>
          </table:table-cell>
          <table:table-cell office:value-type="string">
            <text:p>0.269741221</text:p>
          </table:table-cell>
          <table:table-cell office:value-type="string">
            <text:p>5392.445729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12]&gt;0.05;1;0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8722">
            <text:p>68722</text:p>
          </table:table-cell>
          <table:table-cell office:value-type="string">
            <text:p>0.384429229</text:p>
          </table:table-cell>
          <table:table-cell office:value-type="string">
            <text:p>11917.00721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13]&gt;0.05;1;0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8722">
            <text:p>68722</text:p>
          </table:table-cell>
          <table:table-cell office:value-type="string">
            <text:p>0.386003776</text:p>
          </table:table-cell>
          <table:table-cell office:value-type="string">
            <text:p>12031.95343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14]&gt;0.05;1;0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722">
            <text:p>68722</text:p>
          </table:table-cell>
          <table:table-cell office:value-type="string">
            <text:p>0.995305501</text:p>
          </table:table-cell>
          <table:table-cell office:value-type="string">
            <text:p>7267704.894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15]&gt;0.05;1;0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722">
            <text:p>68722</text:p>
          </table:table-cell>
          <table:table-cell office:value-type="string">
            <text:p>0.053242997</text:p>
          </table:table-cell>
          <table:table-cell office:value-type="string">
            <text:p>195.3624256</text:p>
          </table:table-cell>
          <table:table-cell table:style-name="ce3" office:value-type="string">
            <text:p>2.4701E-44</text:p>
          </table:table-cell>
          <table:table-cell table:style-name="ce5"/>
          <table:table-cell table:formula="of:=IF([.E16]&gt;0.05;1;0)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722">
            <text:p>68722</text:p>
          </table:table-cell>
          <table:table-cell office:value-type="string">
            <text:p>0.609293729</text:p>
          </table:table-cell>
          <table:table-cell office:value-type="string">
            <text:p>40574.28412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17]&gt;0.05;1;0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722">
            <text:p>68722</text:p>
          </table:table-cell>
          <table:table-cell office:value-type="string">
            <text:p>0.981269043</text:p>
          </table:table-cell>
          <table:table-cell office:value-type="string">
            <text:p>1783018.781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18]&gt;0.05;1;0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722">
            <text:p>68722</text:p>
          </table:table-cell>
          <table:table-cell office:value-type="string">
            <text:p>0.633081212</text:p>
          </table:table-cell>
          <table:table-cell office:value-type="string">
            <text:p>45964.68297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19]&gt;0.05;1;0)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722">
            <text:p>68722</text:p>
          </table:table-cell>
          <table:table-cell office:value-type="string">
            <text:p>0.433991164</text:p>
          </table:table-cell>
          <table:table-cell office:value-type="string">
            <text:p>15946.86212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0]&gt;0.05;1;0)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8722">
            <text:p>68722</text:p>
          </table:table-cell>
          <table:table-cell office:value-type="string">
            <text:p>0.829690098</text:p>
          </table:table-cell>
          <table:table-cell office:value-type="string">
            <text:p>151809.0026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1]&gt;0.05;1;0)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8722">
            <text:p>68722</text:p>
          </table:table-cell>
          <table:table-cell office:value-type="string">
            <text:p>0.416971338</text:p>
          </table:table-cell>
          <table:table-cell office:value-type="string">
            <text:p>14462.54045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2]&gt;0.05;1;0)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722">
            <text:p>68722</text:p>
          </table:table-cell>
          <table:table-cell office:value-type="string">
            <text:p>0.828845952</text:p>
          </table:table-cell>
          <table:table-cell office:value-type="string">
            <text:p>150822.624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3]&gt;0.05;1;0)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8722">
            <text:p>68722</text:p>
          </table:table-cell>
          <table:table-cell office:value-type="string">
            <text:p>0.307410635</text:p>
          </table:table-cell>
          <table:table-cell office:value-type="string">
            <text:p>7171.881316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4]&gt;0.05;1;0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8722">
            <text:p>68722</text:p>
          </table:table-cell>
          <table:table-cell office:value-type="string">
            <text:p>0.621274932</text:p>
          </table:table-cell>
          <table:table-cell office:value-type="string">
            <text:p>43198.64184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5]&gt;0.05;1;0)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8722">
            <text:p>68722</text:p>
          </table:table-cell>
          <table:table-cell office:value-type="string">
            <text:p>0.169788585</text:p>
          </table:table-cell>
          <table:table-cell office:value-type="string">
            <text:p>2039.877324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6]&gt;0.05;1;0)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8722">
            <text:p>68722</text:p>
          </table:table-cell>
          <table:table-cell office:value-type="string">
            <text:p>0.498615253</text:p>
          </table:table-cell>
          <table:table-cell office:value-type="string">
            <text:p>22738.03885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7]&gt;0.05;1;0)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8722">
            <text:p>68722</text:p>
          </table:table-cell>
          <table:table-cell office:value-type="string">
            <text:p>0.731428488</text:p>
          </table:table-cell>
          <table:table-cell office:value-type="string">
            <text:p>79061.01598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8]&gt;0.05;1;0)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8722">
            <text:p>68722</text:p>
          </table:table-cell>
          <table:table-cell office:value-type="string">
            <text:p>0.247467018</text:p>
          </table:table-cell>
          <table:table-cell office:value-type="string">
            <text:p>4482.942728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29]&gt;0.05;1;0)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8722">
            <text:p>68722</text:p>
          </table:table-cell>
          <table:table-cell office:value-type="string">
            <text:p>0.305530581</text:p>
          </table:table-cell>
          <table:table-cell office:value-type="string">
            <text:p>7075.421993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30]&gt;0.05;1;0)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8722">
            <text:p>68722</text:p>
          </table:table-cell>
          <table:table-cell office:value-type="string">
            <text:p>0.43017427</text:p>
          </table:table-cell>
          <table:table-cell office:value-type="string">
            <text:p>15604.1816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31]&gt;0.05;1;0)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8722">
            <text:p>68722</text:p>
          </table:table-cell>
          <table:table-cell office:value-type="string">
            <text:p>0.77257803</text:p>
          </table:table-cell>
          <table:table-cell office:value-type="string">
            <text:p>101748.9832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32]&gt;0.05;1;0)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8722">
            <text:p>68722</text:p>
          </table:table-cell>
          <table:table-cell office:value-type="string">
            <text:p>0.596840151</text:p>
          </table:table-cell>
          <table:table-cell office:value-type="string">
            <text:p>38024.236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33]&gt;0.05;1;0)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722">
            <text:p>68722</text:p>
          </table:table-cell>
          <table:table-cell office:value-type="string">
            <text:p>0.235446858</text:p>
          </table:table-cell>
          <table:table-cell office:value-type="string">
            <text:p>4033.08338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34]&gt;0.05;1;0)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8722">
            <text:p>68722</text:p>
          </table:table-cell>
          <table:table-cell office:value-type="string">
            <text:p>0.467832972</text:p>
          </table:table-cell>
          <table:table-cell office:value-type="string">
            <text:p>19254.85277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35]&gt;0.05;1;0)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8722">
            <text:p>68722</text:p>
          </table:table-cell>
          <table:table-cell office:value-type="string">
            <text:p>0.110920282</text:p>
          </table:table-cell>
          <table:table-cell office:value-type="string">
            <text:p>856.0152053</text:p>
          </table:table-cell>
          <table:table-cell table:style-name="ce3" office:value-type="string">
            <text:p>5.0668E-187</text:p>
          </table:table-cell>
          <table:table-cell table:style-name="ce5"/>
          <table:table-cell table:formula="of:=IF([.E36]&gt;0.05;1;0)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8722">
            <text:p>68722</text:p>
          </table:table-cell>
          <table:table-cell office:value-type="string">
            <text:p>0.453713355</text:p>
          </table:table-cell>
          <table:table-cell office:value-type="string">
            <text:p>17813.40381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37]&gt;0.05;1;0)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8722">
            <text:p>68722</text:p>
          </table:table-cell>
          <table:table-cell office:value-type="string">
            <text:p>0.630392352</text:p>
          </table:table-cell>
          <table:table-cell office:value-type="string">
            <text:p>45318.12612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38]&gt;0.05;1;0)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8722">
            <text:p>68722</text:p>
          </table:table-cell>
          <table:table-cell office:value-type="string">
            <text:p>0.114337275</text:p>
          </table:table-cell>
          <table:table-cell office:value-type="string">
            <text:p>910.2774813</text:p>
          </table:table-cell>
          <table:table-cell table:style-name="ce3" office:value-type="string">
            <text:p>1.1434E-198</text:p>
          </table:table-cell>
          <table:table-cell table:style-name="ce5"/>
          <table:table-cell table:formula="of:=IF([.E39]&gt;0.05;1;0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8722">
            <text:p>68722</text:p>
          </table:table-cell>
          <table:table-cell office:value-type="string">
            <text:p>0.287796615</text:p>
          </table:table-cell>
          <table:table-cell office:value-type="string">
            <text:p>6205.877551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40]&gt;0.05;1;0)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8722">
            <text:p>68722</text:p>
          </table:table-cell>
          <table:table-cell office:value-type="string">
            <text:p>0.287579323</text:p>
          </table:table-cell>
          <table:table-cell office:value-type="string">
            <text:p>6195.665412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41]&gt;0.05;1;0)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8722">
            <text:p>68722</text:p>
          </table:table-cell>
          <table:table-cell office:value-type="string">
            <text:p>0.975441917</text:p>
          </table:table-cell>
          <table:table-cell office:value-type="string">
            <text:p>1347805.602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42]&gt;0.05;1;0)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8722">
            <text:p>68722</text:p>
          </table:table-cell>
          <table:table-cell office:value-type="string">
            <text:p>0.683188802</text:p>
          </table:table-cell>
          <table:table-cell office:value-type="string">
            <text:p>60149.39618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43]&gt;0.05;1;0)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8722">
            <text:p>68722</text:p>
          </table:table-cell>
          <table:table-cell office:value-type="string">
            <text:p>0.303234635</text:p>
          </table:table-cell>
          <table:table-cell office:value-type="string">
            <text:p>6958.755737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44]&gt;0.05;1;0)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8722">
            <text:p>68722</text:p>
          </table:table-cell>
          <table:table-cell office:value-type="string">
            <text:p>0.664901368</text:p>
          </table:table-cell>
          <table:table-cell office:value-type="string">
            <text:p>54454.83405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45]&gt;0.05;1;0)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8722">
            <text:p>68722</text:p>
          </table:table-cell>
          <table:table-cell office:value-type="string">
            <text:p>0.713942218</text:p>
          </table:table-cell>
          <table:table-cell office:value-type="string">
            <text:p>71442.94283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46]&gt;0.05;1;0)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8722">
            <text:p>68722</text:p>
          </table:table-cell>
          <table:table-cell office:value-type="string">
            <text:p>0.407222998</text:p>
          </table:table-cell>
          <table:table-cell office:value-type="string">
            <text:p>13661.34551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47]&gt;0.05;1;0)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8722">
            <text:p>68722</text:p>
          </table:table-cell>
          <table:table-cell office:value-type="string">
            <text:p>0.033267445</text:p>
          </table:table-cell>
          <table:table-cell office:value-type="string">
            <text:p>76.13826046</text:p>
          </table:table-cell>
          <table:table-cell table:style-name="ce3" office:value-type="string">
            <text:p>2.70264E-18</text:p>
          </table:table-cell>
          <table:table-cell table:style-name="ce5"/>
          <table:table-cell table:formula="of:=IF([.E48]&gt;0.05;1;0)"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8722">
            <text:p>68722</text:p>
          </table:table-cell>
          <table:table-cell office:value-type="string">
            <text:p>0.091255356</text:p>
          </table:table-cell>
          <table:table-cell office:value-type="string">
            <text:p>577.0741556</text:p>
          </table:table-cell>
          <table:table-cell table:style-name="ce3" office:value-type="string">
            <text:p>5.4393E-127</text:p>
          </table:table-cell>
          <table:table-cell table:style-name="ce5"/>
          <table:table-cell table:formula="of:=IF([.E49]&gt;0.05;1;0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8722">
            <text:p>68722</text:p>
          </table:table-cell>
          <table:table-cell office:value-type="string">
            <text:p>0.147374603</text:p>
          </table:table-cell>
          <table:table-cell office:value-type="string">
            <text:p>1525.685254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50]&gt;0.05;1;0)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8722">
            <text:p>68722</text:p>
          </table:table-cell>
          <table:table-cell office:value-type="string">
            <text:p>0.343028286</text:p>
          </table:table-cell>
          <table:table-cell office:value-type="string">
            <text:p>9164.550883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51]&gt;0.05;1;0)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8722">
            <text:p>68722</text:p>
          </table:table-cell>
          <table:table-cell office:value-type="string">
            <text:p>0.290486</text:p>
          </table:table-cell>
          <table:table-cell office:value-type="string">
            <text:p>6333.143041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52]&gt;0.05;1;0)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8722">
            <text:p>68722</text:p>
          </table:table-cell>
          <table:table-cell office:value-type="string">
            <text:p>0.039054431</text:p>
          </table:table-cell>
          <table:table-cell office:value-type="string">
            <text:p>104.9751965</text:p>
          </table:table-cell>
          <table:table-cell table:style-name="ce3" office:value-type="string">
            <text:p>1.28826E-24</text:p>
          </table:table-cell>
          <table:table-cell table:style-name="ce5"/>
          <table:table-cell table:formula="of:=IF([.E53]&gt;0.05;1;0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8722">
            <text:p>68722</text:p>
          </table:table-cell>
          <table:table-cell office:value-type="string">
            <text:p>0.929106124</text:p>
          </table:table-cell>
          <table:table-cell office:value-type="string">
            <text:p>433759.4586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54]&gt;0.05;1;0)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8722">
            <text:p>68722</text:p>
          </table:table-cell>
          <table:table-cell office:value-type="string">
            <text:p>0.026709829</text:p>
          </table:table-cell>
          <table:table-cell office:value-type="string">
            <text:p>49.06087865</text:p>
          </table:table-cell>
          <table:table-cell table:style-name="ce3" office:value-type="string">
            <text:p>2.5041E-12</text:p>
          </table:table-cell>
          <table:table-cell table:style-name="ce5"/>
          <table:table-cell table:formula="of:=IF([.E55]&gt;0.05;1;0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8722">
            <text:p>68722</text:p>
          </table:table-cell>
          <table:table-cell office:value-type="string">
            <text:p>0.417556657</text:p>
          </table:table-cell>
          <table:table-cell office:value-type="string">
            <text:p>14511.75251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56]&gt;0.05;1;0)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8722">
            <text:p>68722</text:p>
          </table:table-cell>
          <table:table-cell office:value-type="string">
            <text:p>0.354179677</text:p>
          </table:table-cell>
          <table:table-cell office:value-type="string">
            <text:p>9856.947137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57]&gt;0.05;1;0)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8722">
            <text:p>68722</text:p>
          </table:table-cell>
          <table:table-cell office:value-type="string">
            <text:p>0.110378786</text:p>
          </table:table-cell>
          <table:table-cell office:value-type="string">
            <text:p>847.5749057</text:p>
          </table:table-cell>
          <table:table-cell table:style-name="ce3" office:value-type="string">
            <text:p>3.2901E-185</text:p>
          </table:table-cell>
          <table:table-cell table:style-name="ce5"/>
          <table:table-cell table:formula="of:=IF([.E58]&gt;0.05;1;0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8722">
            <text:p>68722</text:p>
          </table:table-cell>
          <table:table-cell office:value-type="string">
            <text:p>0.923070283</text:p>
          </table:table-cell>
          <table:table-cell office:value-type="string">
            <text:p>395788.7056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59]&gt;0.05;1;0)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8722">
            <text:p>68722</text:p>
          </table:table-cell>
          <table:table-cell office:value-type="string">
            <text:p>0.630494066</text:p>
          </table:table-cell>
          <table:table-cell office:value-type="string">
            <text:p>45342.40145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60]&gt;0.05;1;0)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722">
            <text:p>68722</text:p>
          </table:table-cell>
          <table:table-cell office:value-type="string">
            <text:p>0.612428661</text:p>
          </table:table-cell>
          <table:table-cell office:value-type="string">
            <text:p>41244.11625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61]&gt;0.05;1;0)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8722">
            <text:p>68722</text:p>
          </table:table-cell>
          <table:table-cell office:value-type="string">
            <text:p>0.857128505</text:p>
          </table:table-cell>
          <table:table-cell office:value-type="string">
            <text:p>190277.5203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62]&gt;0.05;1;0)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8722">
            <text:p>68722</text:p>
          </table:table-cell>
          <table:table-cell office:value-type="string">
            <text:p>0.810559083</text:p>
          </table:table-cell>
          <table:table-cell office:value-type="string">
            <text:p>131633.3745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63]&gt;0.05;1;0)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8722">
            <text:p>68722</text:p>
          </table:table-cell>
          <table:table-cell office:value-type="string">
            <text:p>0.321669946</text:p>
          </table:table-cell>
          <table:table-cell office:value-type="string">
            <text:p>7931.22096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64]&gt;0.05;1;0)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8722">
            <text:p>68722</text:p>
          </table:table-cell>
          <table:table-cell office:value-type="string">
            <text:p>0.204227989</text:p>
          </table:table-cell>
          <table:table-cell office:value-type="string">
            <text:p>2990.999187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65]&gt;0.05;1;0)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8722">
            <text:p>68722</text:p>
          </table:table-cell>
          <table:table-cell office:value-type="string">
            <text:p>0.749063385</text:p>
          </table:table-cell>
          <table:table-cell office:value-type="string">
            <text:p>87851.8083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66]&gt;0.05;1;0)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722">
            <text:p>68722</text:p>
          </table:table-cell>
          <table:table-cell office:value-type="string">
            <text:p>0.950190143</text:p>
          </table:table-cell>
          <table:table-cell office:value-type="string">
            <text:p>638722.0985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67]&gt;0.05;1;0)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8722">
            <text:p>68722</text:p>
          </table:table-cell>
          <table:table-cell office:value-type="string">
            <text:p>0.005457345</text:p>
          </table:table-cell>
          <table:table-cell office:value-type="string">
            <text:p>2.046722224</text:p>
          </table:table-cell>
          <table:table-cell table:style-name="ce3" office:value-type="string">
            <text:p>0.152538825</text:p>
          </table:table-cell>
          <table:table-cell table:style-name="ce5"/>
          <table:table-cell table:formula="of:=IF([.E68]&gt;0.05;1;0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8722">
            <text:p>68722</text:p>
          </table:table-cell>
          <table:table-cell office:value-type="string">
            <text:p>0.730647181</text:p>
          </table:table-cell>
          <table:table-cell office:value-type="string">
            <text:p>78698.87302</text:p>
          </table:table-cell>
          <table:table-cell table:style-name="ce3" office:value-type="float" office:value="0">
            <text:p>0</text:p>
          </table:table-cell>
          <table:table-cell table:style-name="ce5"/>
          <table:table-cell table:formula="of:=IF([.E69]&gt;0.05;1;0)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722">
            <text:p>68722</text:p>
          </table:table-cell>
          <table:table-cell office:value-type="string">
            <text:p>0.509272169</text:p>
          </table:table-cell>
          <table:table-cell office:value-type="string">
            <text:p>24064.386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8722">
            <text:p>68722</text:p>
          </table:table-cell>
          <table:table-cell office:value-type="string">
            <text:p>0.208092032</text:p>
          </table:table-cell>
          <table:table-cell office:value-type="string">
            <text:p>3110.42204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8722">
            <text:p>68722</text:p>
          </table:table-cell>
          <table:table-cell office:value-type="string">
            <text:p>0.735842265</text:p>
          </table:table-cell>
          <table:table-cell office:value-type="string">
            <text:p>81148.2235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8722">
            <text:p>68722</text:p>
          </table:table-cell>
          <table:table-cell office:value-type="string">
            <text:p>0.424657557</text:p>
          </table:table-cell>
          <table:table-cell office:value-type="string">
            <text:p>15119.031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8722">
            <text:p>68722</text:p>
          </table:table-cell>
          <table:table-cell office:value-type="string">
            <text:p>0.56344356</text:p>
          </table:table-cell>
          <table:table-cell office:value-type="string">
            <text:p>31964.019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8722">
            <text:p>68722</text:p>
          </table:table-cell>
          <table:table-cell office:value-type="string">
            <text:p>0.470095006</text:p>
          </table:table-cell>
          <table:table-cell office:value-type="string">
            <text:p>19494.4511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8722">
            <text:p>68722</text:p>
          </table:table-cell>
          <table:table-cell office:value-type="string">
            <text:p>0.501717313</text:p>
          </table:table-cell>
          <table:table-cell office:value-type="string">
            <text:p>23117.312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8722">
            <text:p>68722</text:p>
          </table:table-cell>
          <table:table-cell office:value-type="string">
            <text:p>0.197334804</text:p>
          </table:table-cell>
          <table:table-cell office:value-type="string">
            <text:p>2784.45683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8722">
            <text:p>68722</text:p>
          </table:table-cell>
          <table:table-cell office:value-type="string">
            <text:p>0.007664319</text:p>
          </table:table-cell>
          <table:table-cell office:value-type="string">
            <text:p>4.036972426</text:p>
          </table:table-cell>
          <table:table-cell table:style-name="ce3" office:value-type="string">
            <text:p>0.044517515</text:p>
          </table:table-cell>
          <table:table-cell table:style-name="ce5"/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8722">
            <text:p>68722</text:p>
          </table:table-cell>
          <table:table-cell office:value-type="string">
            <text:p>0.699352463</text:p>
          </table:table-cell>
          <table:table-cell office:value-type="string">
            <text:p>65786.116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8722">
            <text:p>68722</text:p>
          </table:table-cell>
          <table:table-cell office:value-type="string">
            <text:p>0.336385273</text:p>
          </table:table-cell>
          <table:table-cell office:value-type="string">
            <text:p>8768.1789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8722">
            <text:p>68722</text:p>
          </table:table-cell>
          <table:table-cell office:value-type="string">
            <text:p>0.540716022</text:p>
          </table:table-cell>
          <table:table-cell office:value-type="string">
            <text:p>28393.421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8722">
            <text:p>68722</text:p>
          </table:table-cell>
          <table:table-cell office:value-type="string">
            <text:p>0.410070721</text:p>
          </table:table-cell>
          <table:table-cell office:value-type="string">
            <text:p>13891.841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8722">
            <text:p>68722</text:p>
          </table:table-cell>
          <table:table-cell office:value-type="string">
            <text:p>0.297635452</text:p>
          </table:table-cell>
          <table:table-cell office:value-type="string">
            <text:p>6679.3959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8722">
            <text:p>68722</text:p>
          </table:table-cell>
          <table:table-cell office:value-type="string">
            <text:p>0.544516666</text:p>
          </table:table-cell>
          <table:table-cell office:value-type="string">
            <text:p>28962.7912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8722">
            <text:p>68722</text:p>
          </table:table-cell>
          <table:table-cell office:value-type="string">
            <text:p>0.138206035</text:p>
          </table:table-cell>
          <table:table-cell office:value-type="string">
            <text:p>1338.174761</text:p>
          </table:table-cell>
          <table:table-cell table:style-name="ce3" office:value-type="string">
            <text:p>3.586E-290</text:p>
          </table:table-cell>
          <table:table-cell table:style-name="ce5"/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8722">
            <text:p>68722</text:p>
          </table:table-cell>
          <table:table-cell office:value-type="string">
            <text:p>0.23729067</text:p>
          </table:table-cell>
          <table:table-cell office:value-type="string">
            <text:p>4100.2815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722">
            <text:p>68722</text:p>
          </table:table-cell>
          <table:table-cell office:value-type="string">
            <text:p>0.400119337</text:p>
          </table:table-cell>
          <table:table-cell office:value-type="string">
            <text:p>13098.824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8722">
            <text:p>68722</text:p>
          </table:table-cell>
          <table:table-cell office:value-type="string">
            <text:p>0.895046093</text:p>
          </table:table-cell>
          <table:table-cell office:value-type="string">
            <text:p>276793.29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8722">
            <text:p>68722</text:p>
          </table:table-cell>
          <table:table-cell office:value-type="string">
            <text:p>0.762707843</text:p>
          </table:table-cell>
          <table:table-cell office:value-type="string">
            <text:p>95573.140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8722">
            <text:p>68722</text:p>
          </table:table-cell>
          <table:table-cell office:value-type="string">
            <text:p>0.957462429</text:p>
          </table:table-cell>
          <table:table-cell office:value-type="string">
            <text:p>756589.851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722">
            <text:p>68722</text:p>
          </table:table-cell>
          <table:table-cell office:value-type="string">
            <text:p>0.62168004</text:p>
          </table:table-cell>
          <table:table-cell office:value-type="string">
            <text:p>43290.497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8722">
            <text:p>68722</text:p>
          </table:table-cell>
          <table:table-cell office:value-type="string">
            <text:p>0.105999176</text:p>
          </table:table-cell>
          <table:table-cell office:value-type="string">
            <text:p>780.8999705</text:p>
          </table:table-cell>
          <table:table-cell table:style-name="ce3" office:value-type="string">
            <text:p>6.974E-171</text:p>
          </table:table-cell>
          <table:table-cell table:style-name="ce5"/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8722">
            <text:p>68722</text:p>
          </table:table-cell>
          <table:table-cell office:value-type="string">
            <text:p>0.565574275</text:p>
          </table:table-cell>
          <table:table-cell office:value-type="string">
            <text:p>32320.1401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8722">
            <text:p>68722</text:p>
          </table:table-cell>
          <table:table-cell office:value-type="string">
            <text:p>0.868902477</text:p>
          </table:table-cell>
          <table:table-cell office:value-type="string">
            <text:p>211760.08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722">
            <text:p>68722</text:p>
          </table:table-cell>
          <table:table-cell office:value-type="string">
            <text:p>0.466182831</text:p>
          </table:table-cell>
          <table:table-cell office:value-type="string">
            <text:p>19081.610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8722">
            <text:p>68722</text:p>
          </table:table-cell>
          <table:table-cell office:value-type="string">
            <text:p>0.168824434</text:p>
          </table:table-cell>
          <table:table-cell office:value-type="string">
            <text:p>2016.0983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722">
            <text:p>68722</text:p>
          </table:table-cell>
          <table:table-cell office:value-type="string">
            <text:p>0.269505286</text:p>
          </table:table-cell>
          <table:table-cell office:value-type="string">
            <text:p>5382.2781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8722">
            <text:p>68722</text:p>
          </table:table-cell>
          <table:table-cell office:value-type="string">
            <text:p>0.482465267</text:p>
          </table:table-cell>
          <table:table-cell office:value-type="string">
            <text:p>20849.288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722">
            <text:p>68722</text:p>
          </table:table-cell>
          <table:table-cell office:value-type="string">
            <text:p>0.346254612</text:p>
          </table:table-cell>
          <table:table-cell office:value-type="string">
            <text:p>9361.34910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8722">
            <text:p>68722</text:p>
          </table:table-cell>
          <table:table-cell office:value-type="string">
            <text:p>0.622321008</text:p>
          </table:table-cell>
          <table:table-cell office:value-type="string">
            <text:p>43436.2630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722">
            <text:p>68722</text:p>
          </table:table-cell>
          <table:table-cell office:value-type="string">
            <text:p>0.878152702</text:p>
          </table:table-cell>
          <table:table-cell office:value-type="string">
            <text:p>231566.87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8722">
            <text:p>68722</text:p>
          </table:table-cell>
          <table:table-cell office:value-type="string">
            <text:p>0.866744387</text:p>
          </table:table-cell>
          <table:table-cell office:value-type="string">
            <text:p>207536.6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68722">
            <text:p>68722</text:p>
          </table:table-cell>
          <table:table-cell office:value-type="string">
            <text:p>0.170472437</text:p>
          </table:table-cell>
          <table:table-cell office:value-type="string">
            <text:p>2056.83510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68722">
            <text:p>68722</text:p>
          </table:table-cell>
          <table:table-cell office:value-type="string">
            <text:p>0.164171616</text:p>
          </table:table-cell>
          <table:table-cell office:value-type="string">
            <text:p>1903.46622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8722">
            <text:p>68722</text:p>
          </table:table-cell>
          <table:table-cell office:value-type="string">
            <text:p>0.060038842</text:p>
          </table:table-cell>
          <table:table-cell office:value-type="string">
            <text:p>248.6085598</text:p>
          </table:table-cell>
          <table:table-cell table:style-name="ce3" office:value-type="string">
            <text:p>6.54617E-56</text:p>
          </table:table-cell>
          <table:table-cell table:style-name="ce5"/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8722">
            <text:p>68722</text:p>
          </table:table-cell>
          <table:table-cell office:value-type="string">
            <text:p>0.253488493</text:p>
          </table:table-cell>
          <table:table-cell office:value-type="string">
            <text:p>4718.9219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8722">
            <text:p>68722</text:p>
          </table:table-cell>
          <table:table-cell office:value-type="string">
            <text:p>0.705635492</text:p>
          </table:table-cell>
          <table:table-cell office:value-type="string">
            <text:p>68151.0128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8722">
            <text:p>68722</text:p>
          </table:table-cell>
          <table:table-cell office:value-type="string">
            <text:p>0.064240416</text:p>
          </table:table-cell>
          <table:table-cell office:value-type="string">
            <text:p>284.7710311</text:p>
          </table:table-cell>
          <table:table-cell table:style-name="ce3" office:value-type="string">
            <text:p>9.21732E-64</text:p>
          </table:table-cell>
          <table:table-cell table:style-name="ce5"/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8722">
            <text:p>68722</text:p>
          </table:table-cell>
          <table:table-cell office:value-type="string">
            <text:p>0.580978298</text:p>
          </table:table-cell>
          <table:table-cell office:value-type="string">
            <text:p>35013.9047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8722">
            <text:p>68722</text:p>
          </table:table-cell>
          <table:table-cell office:value-type="string">
            <text:p>0.469474734</text:p>
          </table:table-cell>
          <table:table-cell office:value-type="string">
            <text:p>19428.505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8722">
            <text:p>68722</text:p>
          </table:table-cell>
          <table:table-cell office:value-type="string">
            <text:p>0.043161998</text:p>
          </table:table-cell>
          <table:table-cell office:value-type="string">
            <text:p>128.2614229</text:p>
          </table:table-cell>
          <table:table-cell table:style-name="ce3" office:value-type="string">
            <text:p>1.04549E-29</text:p>
          </table:table-cell>
          <table:table-cell table:style-name="ce5"/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8722">
            <text:p>68722</text:p>
          </table:table-cell>
          <table:table-cell office:value-type="string">
            <text:p>0.321332188</text:p>
          </table:table-cell>
          <table:table-cell office:value-type="string">
            <text:p>7912.6571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8722">
            <text:p>68722</text:p>
          </table:table-cell>
          <table:table-cell office:value-type="string">
            <text:p>0.479872012</text:p>
          </table:table-cell>
          <table:table-cell office:value-type="string">
            <text:p>20558.88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68722">
            <text:p>68722</text:p>
          </table:table-cell>
          <table:table-cell office:value-type="string">
            <text:p>0.30528569</text:p>
          </table:table-cell>
          <table:table-cell office:value-type="string">
            <text:p>7062.9189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8722">
            <text:p>68722</text:p>
          </table:table-cell>
          <table:table-cell office:value-type="string">
            <text:p>0.833373129</text:p>
          </table:table-cell>
          <table:table-cell office:value-type="string">
            <text:p>156230.64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8722">
            <text:p>68722</text:p>
          </table:table-cell>
          <table:table-cell office:value-type="string">
            <text:p>0.833826359</text:p>
          </table:table-cell>
          <table:table-cell office:value-type="string">
            <text:p>156788.442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8722">
            <text:p>68722</text:p>
          </table:table-cell>
          <table:table-cell office:value-type="string">
            <text:p>0.402959106</text:p>
          </table:table-cell>
          <table:table-cell office:value-type="string">
            <text:p>13321.58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8722">
            <text:p>68722</text:p>
          </table:table-cell>
          <table:table-cell office:value-type="string">
            <text:p>0.90964643</text:p>
          </table:table-cell>
          <table:table-cell office:value-type="string">
            <text:p>329556.66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8722">
            <text:p>68722</text:p>
          </table:table-cell>
          <table:table-cell office:value-type="string">
            <text:p>0.637546364</text:p>
          </table:table-cell>
          <table:table-cell office:value-type="string">
            <text:p>47060.943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8722">
            <text:p>68722</text:p>
          </table:table-cell>
          <table:table-cell office:value-type="string">
            <text:p>0.629578078</text:p>
          </table:table-cell>
          <table:table-cell office:value-type="string">
            <text:p>45124.3014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8722">
            <text:p>68722</text:p>
          </table:table-cell>
          <table:table-cell office:value-type="string">
            <text:p>0.947390125</text:p>
          </table:table-cell>
          <table:table-cell office:value-type="string">
            <text:p>602033.456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8722">
            <text:p>68722</text:p>
          </table:table-cell>
          <table:table-cell office:value-type="string">
            <text:p>0.624557916</text:p>
          </table:table-cell>
          <table:table-cell office:value-type="string">
            <text:p>43949.145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68722">
            <text:p>68722</text:p>
          </table:table-cell>
          <table:table-cell office:value-type="string">
            <text:p>0.830095626</text:p>
          </table:table-cell>
          <table:table-cell office:value-type="string">
            <text:p>152286.37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8722">
            <text:p>68722</text:p>
          </table:table-cell>
          <table:table-cell office:value-type="string">
            <text:p>0.368985735</text:p>
          </table:table-cell>
          <table:table-cell office:value-type="string">
            <text:p>10830.891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8722">
            <text:p>68722</text:p>
          </table:table-cell>
          <table:table-cell office:value-type="string">
            <text:p>0.888993213</text:p>
          </table:table-cell>
          <table:table-cell office:value-type="string">
            <text:p>259000.2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8722">
            <text:p>68722</text:p>
          </table:table-cell>
          <table:table-cell office:value-type="string">
            <text:p>0.004563016</text:p>
          </table:table-cell>
          <table:table-cell office:value-type="string">
            <text:p>1.430856736</text:p>
          </table:table-cell>
          <table:table-cell table:style-name="ce3" office:value-type="string">
            <text:p>0.231628797</text:p>
          </table:table-cell>
          <table:table-cell table:style-name="ce5"/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8722">
            <text:p>68722</text:p>
          </table:table-cell>
          <table:table-cell office:value-type="string">
            <text:p>0.304173705</text:p>
          </table:table-cell>
          <table:table-cell office:value-type="string">
            <text:p>7006.32388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68722">
            <text:p>68722</text:p>
          </table:table-cell>
          <table:table-cell office:value-type="string">
            <text:p>0.505952251</text:p>
          </table:table-cell>
          <table:table-cell office:value-type="string">
            <text:p>23644.06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8722">
            <text:p>68722</text:p>
          </table:table-cell>
          <table:table-cell office:value-type="string">
            <text:p>0.697301511</text:p>
          </table:table-cell>
          <table:table-cell office:value-type="string">
            <text:p>65036.1932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8722">
            <text:p>68722</text:p>
          </table:table-cell>
          <table:table-cell office:value-type="string">
            <text:p>0.159593462</text:p>
          </table:table-cell>
          <table:table-cell office:value-type="string">
            <text:p>1796.0489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8722">
            <text:p>68722</text:p>
          </table:table-cell>
          <table:table-cell office:value-type="string">
            <text:p>0.668562411</text:p>
          </table:table-cell>
          <table:table-cell office:value-type="string">
            <text:p>55542.1701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8722">
            <text:p>68722</text:p>
          </table:table-cell>
          <table:table-cell office:value-type="string">
            <text:p>0.936339858</text:p>
          </table:table-cell>
          <table:table-cell office:value-type="string">
            <text:p>488765.99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8722">
            <text:p>68722</text:p>
          </table:table-cell>
          <table:table-cell office:value-type="string">
            <text:p>0.100682217</text:p>
          </table:table-cell>
          <table:table-cell office:value-type="string">
            <text:p>703.7421471</text:p>
          </table:table-cell>
          <table:table-cell table:style-name="ce3" office:value-type="string">
            <text:p>2.7627E-154</text:p>
          </table:table-cell>
          <table:table-cell table:style-name="ce5"/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8722">
            <text:p>68722</text:p>
          </table:table-cell>
          <table:table-cell office:value-type="string">
            <text:p>0.37817839</text:p>
          </table:table-cell>
          <table:table-cell office:value-type="string">
            <text:p>11468.465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8722">
            <text:p>68722</text:p>
          </table:table-cell>
          <table:table-cell office:value-type="string">
            <text:p>0.581682007</text:p>
          </table:table-cell>
          <table:table-cell office:value-type="string">
            <text:p>35142.179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8722">
            <text:p>68722</text:p>
          </table:table-cell>
          <table:table-cell office:value-type="string">
            <text:p>0.317606448</text:p>
          </table:table-cell>
          <table:table-cell office:value-type="string">
            <text:p>7709.7650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8722">
            <text:p>68722</text:p>
          </table:table-cell>
          <table:table-cell office:value-type="string">
            <text:p>0.400300782</text:p>
          </table:table-cell>
          <table:table-cell office:value-type="string">
            <text:p>13112.9744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8722">
            <text:p>68722</text:p>
          </table:table-cell>
          <table:table-cell office:value-type="string">
            <text:p>0.61870544</text:p>
          </table:table-cell>
          <table:table-cell office:value-type="string">
            <text:p>42620.8968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8722">
            <text:p>68722</text:p>
          </table:table-cell>
          <table:table-cell office:value-type="string">
            <text:p>0.982771134</text:p>
          </table:table-cell>
          <table:table-cell office:value-type="string">
            <text:p>1942936.7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8722">
            <text:p>68722</text:p>
          </table:table-cell>
          <table:table-cell office:value-type="string">
            <text:p>0.275515591</text:p>
          </table:table-cell>
          <table:table-cell office:value-type="string">
            <text:p>5644.95773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8722">
            <text:p>68722</text:p>
          </table:table-cell>
          <table:table-cell office:value-type="string">
            <text:p>0.988950789</text:p>
          </table:table-cell>
          <table:table-cell office:value-type="string">
            <text:p>3058279.72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8722">
            <text:p>68722</text:p>
          </table:table-cell>
          <table:table-cell office:value-type="string">
            <text:p>0.232650992</text:p>
          </table:table-cell>
          <table:table-cell office:value-type="string">
            <text:p>3932.42006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8722">
            <text:p>68722</text:p>
          </table:table-cell>
          <table:table-cell office:value-type="string">
            <text:p>0.219242028</text:p>
          </table:table-cell>
          <table:table-cell office:value-type="string">
            <text:p>3469.95961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8722">
            <text:p>68722</text:p>
          </table:table-cell>
          <table:table-cell office:value-type="string">
            <text:p>0.84271104</text:p>
          </table:table-cell>
          <table:table-cell office:value-type="string">
            <text:p>168377.88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8722">
            <text:p>68722</text:p>
          </table:table-cell>
          <table:table-cell office:value-type="string">
            <text:p>0.343541205</text:p>
          </table:table-cell>
          <table:table-cell office:value-type="string">
            <text:p>9195.6484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68722">
            <text:p>68722</text:p>
          </table:table-cell>
          <table:table-cell office:value-type="string">
            <text:p>0.921580417</text:p>
          </table:table-cell>
          <table:table-cell office:value-type="string">
            <text:p>387316.97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8722">
            <text:p>68722</text:p>
          </table:table-cell>
          <table:table-cell office:value-type="string">
            <text:p>0.530356964</text:p>
          </table:table-cell>
          <table:table-cell office:value-type="string">
            <text:p>26894.227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68722">
            <text:p>68722</text:p>
          </table:table-cell>
          <table:table-cell office:value-type="string">
            <text:p>0.563388146</text:p>
          </table:table-cell>
          <table:table-cell office:value-type="string">
            <text:p>31954.808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8722">
            <text:p>68722</text:p>
          </table:table-cell>
          <table:table-cell office:value-type="string">
            <text:p>0.900678982</text:p>
          </table:table-cell>
          <table:table-cell office:value-type="string">
            <text:p>295306.679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8722">
            <text:p>68722</text:p>
          </table:table-cell>
          <table:table-cell office:value-type="string">
            <text:p>0.639296503</text:p>
          </table:table-cell>
          <table:table-cell office:value-type="string">
            <text:p>47498.505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8722">
            <text:p>68722</text:p>
          </table:table-cell>
          <table:table-cell office:value-type="string">
            <text:p>0.718818366</text:p>
          </table:table-cell>
          <table:table-cell office:value-type="string">
            <text:p>73469.0704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8722">
            <text:p>68722</text:p>
          </table:table-cell>
          <table:table-cell office:value-type="string">
            <text:p>0.660952406</text:p>
          </table:table-cell>
          <table:table-cell office:value-type="string">
            <text:p>53309.6303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8722">
            <text:p>68722</text:p>
          </table:table-cell>
          <table:table-cell office:value-type="string">
            <text:p>0.644496986</text:p>
          </table:table-cell>
          <table:table-cell office:value-type="string">
            <text:p>48825.7095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8722">
            <text:p>68722</text:p>
          </table:table-cell>
          <table:table-cell office:value-type="string">
            <text:p>0.012332305</text:p>
          </table:table-cell>
          <table:table-cell office:value-type="string">
            <text:p>10.45292186</text:p>
          </table:table-cell>
          <table:table-cell table:style-name="ce3" office:value-type="string">
            <text:p>0.001225134</text:p>
          </table:table-cell>
          <table:table-cell table:style-name="ce5"/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8722">
            <text:p>68722</text:p>
          </table:table-cell>
          <table:table-cell office:value-type="string">
            <text:p>0.936791404</text:p>
          </table:table-cell>
          <table:table-cell office:value-type="string">
            <text:p>492617.631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8722">
            <text:p>68722</text:p>
          </table:table-cell>
          <table:table-cell office:value-type="string">
            <text:p>0.210139768</text:p>
          </table:table-cell>
          <table:table-cell office:value-type="string">
            <text:p>3174.781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8722">
            <text:p>68722</text:p>
          </table:table-cell>
          <table:table-cell office:value-type="string">
            <text:p>0.466606255</text:p>
          </table:table-cell>
          <table:table-cell office:value-type="string">
            <text:p>19125.9410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8722">
            <text:p>68722</text:p>
          </table:table-cell>
          <table:table-cell office:value-type="string">
            <text:p>0.334709268</text:p>
          </table:table-cell>
          <table:table-cell office:value-type="string">
            <text:p>8670.02751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8722">
            <text:p>68722</text:p>
          </table:table-cell>
          <table:table-cell office:value-type="string">
            <text:p>0.391940662</text:p>
          </table:table-cell>
          <table:table-cell office:value-type="string">
            <text:p>12472.6033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8722">
            <text:p>68722</text:p>
          </table:table-cell>
          <table:table-cell office:value-type="string">
            <text:p>0.206336261</text:p>
          </table:table-cell>
          <table:table-cell office:value-type="string">
            <text:p>3055.83105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8722">
            <text:p>68722</text:p>
          </table:table-cell>
          <table:table-cell office:value-type="string">
            <text:p>0.928988915</text:p>
          </table:table-cell>
          <table:table-cell office:value-type="string">
            <text:p>432960.557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68722">
            <text:p>68722</text:p>
          </table:table-cell>
          <table:table-cell office:value-type="string">
            <text:p>0.630166664</text:p>
          </table:table-cell>
          <table:table-cell office:value-type="string">
            <text:p>45264.3136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8722">
            <text:p>68722</text:p>
          </table:table-cell>
          <table:table-cell office:value-type="string">
            <text:p>0.034047449</text:p>
          </table:table-cell>
          <table:table-cell office:value-type="string">
            <text:p>79.75465568</text:p>
          </table:table-cell>
          <table:table-cell table:style-name="ce3" office:value-type="string">
            <text:p>4.34077E-19</text:p>
          </table:table-cell>
          <table:table-cell table:style-name="ce5"/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8722">
            <text:p>68722</text:p>
          </table:table-cell>
          <table:table-cell office:value-type="string">
            <text:p>0.433964255</text:p>
          </table:table-cell>
          <table:table-cell office:value-type="string">
            <text:p>15944.425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8722">
            <text:p>68722</text:p>
          </table:table-cell>
          <table:table-cell office:value-type="string">
            <text:p>0.237051567</text:p>
          </table:table-cell>
          <table:table-cell office:value-type="string">
            <text:p>4091.5307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8722">
            <text:p>68722</text:p>
          </table:table-cell>
          <table:table-cell office:value-type="string">
            <text:p>0.353850801</text:p>
          </table:table-cell>
          <table:table-cell office:value-type="string">
            <text:p>9836.031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8722">
            <text:p>68722</text:p>
          </table:table-cell>
          <table:table-cell office:value-type="string">
            <text:p>0.256258399</text:p>
          </table:table-cell>
          <table:table-cell office:value-type="string">
            <text:p>4829.90194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8722">
            <text:p>68722</text:p>
          </table:table-cell>
          <table:table-cell office:value-type="string">
            <text:p>0.944701226</text:p>
          </table:table-cell>
          <table:table-cell office:value-type="string">
            <text:p>570300.458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68722">
            <text:p>68722</text:p>
          </table:table-cell>
          <table:table-cell office:value-type="string">
            <text:p>0.274321518</text:p>
          </table:table-cell>
          <table:table-cell office:value-type="string">
            <text:p>5592.16063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68722">
            <text:p>68722</text:p>
          </table:table-cell>
          <table:table-cell office:value-type="string">
            <text:p>0.308910712</text:p>
          </table:table-cell>
          <table:table-cell office:value-type="string">
            <text:p>7249.44742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8722">
            <text:p>68722</text:p>
          </table:table-cell>
          <table:table-cell office:value-type="string">
            <text:p>0.803936661</text:p>
          </table:table-cell>
          <table:table-cell office:value-type="string">
            <text:p>125576.72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8722">
            <text:p>68722</text:p>
          </table:table-cell>
          <table:table-cell office:value-type="string">
            <text:p>0.946395969</text:p>
          </table:table-cell>
          <table:table-cell office:value-type="string">
            <text:p>589929.705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8722">
            <text:p>68722</text:p>
          </table:table-cell>
          <table:table-cell office:value-type="string">
            <text:p>0.425593563</text:p>
          </table:table-cell>
          <table:table-cell office:value-type="string">
            <text:p>15200.512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8722">
            <text:p>68722</text:p>
          </table:table-cell>
          <table:table-cell office:value-type="string">
            <text:p>0.580590704</text:p>
          </table:table-cell>
          <table:table-cell office:value-type="string">
            <text:p>34943.4540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8722">
            <text:p>68722</text:p>
          </table:table-cell>
          <table:table-cell office:value-type="string">
            <text:p>0.373269953</text:p>
          </table:table-cell>
          <table:table-cell office:value-type="string">
            <text:p>11124.8145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8722">
            <text:p>68722</text:p>
          </table:table-cell>
          <table:table-cell office:value-type="string">
            <text:p>0.437047544</text:p>
          </table:table-cell>
          <table:table-cell office:value-type="string">
            <text:p>16225.484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8722">
            <text:p>68722</text:p>
          </table:table-cell>
          <table:table-cell office:value-type="string">
            <text:p>0.339151887</text:p>
          </table:table-cell>
          <table:table-cell office:value-type="string">
            <text:p>8931.8235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8722">
            <text:p>68722</text:p>
          </table:table-cell>
          <table:table-cell office:value-type="string">
            <text:p>0.833981218</text:p>
          </table:table-cell>
          <table:table-cell office:value-type="string">
            <text:p>156979.731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8722">
            <text:p>68722</text:p>
          </table:table-cell>
          <table:table-cell office:value-type="string">
            <text:p>0.94635559</text:p>
          </table:table-cell>
          <table:table-cell office:value-type="string">
            <text:p>589447.58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8722">
            <text:p>68722</text:p>
          </table:table-cell>
          <table:table-cell office:value-type="string">
            <text:p>0.836285469</text:p>
          </table:table-cell>
          <table:table-cell office:value-type="string">
            <text:p>159869.208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8722">
            <text:p>68722</text:p>
          </table:table-cell>
          <table:table-cell office:value-type="string">
            <text:p>0.249527938</text:p>
          </table:table-cell>
          <table:table-cell office:value-type="string">
            <text:p>4562.9005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8722">
            <text:p>68722</text:p>
          </table:table-cell>
          <table:table-cell office:value-type="string">
            <text:p>0.612499707</text:p>
          </table:table-cell>
          <table:table-cell office:value-type="string">
            <text:p>41259.431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8722">
            <text:p>68722</text:p>
          </table:table-cell>
          <table:table-cell office:value-type="string">
            <text:p>0.917730668</text:p>
          </table:table-cell>
          <table:table-cell office:value-type="string">
            <text:p>366849.60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68722">
            <text:p>68722</text:p>
          </table:table-cell>
          <table:table-cell office:value-type="string">
            <text:p>0.654082582</text:p>
          </table:table-cell>
          <table:table-cell office:value-type="string">
            <text:p>51382.91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8722">
            <text:p>68722</text:p>
          </table:table-cell>
          <table:table-cell office:value-type="string">
            <text:p>0.369453697</text:p>
          </table:table-cell>
          <table:table-cell office:value-type="string">
            <text:p>10862.7265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8722">
            <text:p>68722</text:p>
          </table:table-cell>
          <table:table-cell office:value-type="string">
            <text:p>0.841499589</text:p>
          </table:table-cell>
          <table:table-cell office:value-type="string">
            <text:p>166720.47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8722">
            <text:p>68722</text:p>
          </table:table-cell>
          <table:table-cell office:value-type="string">
            <text:p>0.131620165</text:p>
          </table:table-cell>
          <table:table-cell office:value-type="string">
            <text:p>1211.483779</text:p>
          </table:table-cell>
          <table:table-cell table:style-name="ce3" office:value-type="string">
            <text:p>3.8488E-263</text:p>
          </table:table-cell>
          <table:table-cell table:style-name="ce5"/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8722">
            <text:p>68722</text:p>
          </table:table-cell>
          <table:table-cell office:value-type="string">
            <text:p>0.594609162</text:p>
          </table:table-cell>
          <table:table-cell office:value-type="string">
            <text:p>37585.3120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8722">
            <text:p>68722</text:p>
          </table:table-cell>
          <table:table-cell office:value-type="string">
            <text:p>0.363084526</text:p>
          </table:table-cell>
          <table:table-cell office:value-type="string">
            <text:p>10435.038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8722">
            <text:p>68722</text:p>
          </table:table-cell>
          <table:table-cell office:value-type="string">
            <text:p>0.804716066</text:p>
          </table:table-cell>
          <table:table-cell office:value-type="string">
            <text:p>126267.94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8722">
            <text:p>68722</text:p>
          </table:table-cell>
          <table:table-cell office:value-type="string">
            <text:p>0.986245476</text:p>
          </table:table-cell>
          <table:table-cell office:value-type="string">
            <text:p>2446666.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8722">
            <text:p>68722</text:p>
          </table:table-cell>
          <table:table-cell office:value-type="string">
            <text:p>0.481713366</text:p>
          </table:table-cell>
          <table:table-cell office:value-type="string">
            <text:p>20764.7323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8722">
            <text:p>68722</text:p>
          </table:table-cell>
          <table:table-cell office:value-type="string">
            <text:p>0.819265149</text:p>
          </table:table-cell>
          <table:table-cell office:value-type="string">
            <text:p>140279.49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68722">
            <text:p>68722</text:p>
          </table:table-cell>
          <table:table-cell office:value-type="string">
            <text:p>0.464911877</text:p>
          </table:table-cell>
          <table:table-cell office:value-type="string">
            <text:p>18949.057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8722">
            <text:p>68722</text:p>
          </table:table-cell>
          <table:table-cell office:value-type="string">
            <text:p>0.593094113</text:p>
          </table:table-cell>
          <table:table-cell office:value-type="string">
            <text:p>37290.2222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68722">
            <text:p>68722</text:p>
          </table:table-cell>
          <table:table-cell office:value-type="string">
            <text:p>0.890120616</text:p>
          </table:table-cell>
          <table:table-cell office:value-type="string">
            <text:p>262165.25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8722">
            <text:p>68722</text:p>
          </table:table-cell>
          <table:table-cell office:value-type="string">
            <text:p>0.547706658</text:p>
          </table:table-cell>
          <table:table-cell office:value-type="string">
            <text:p>29448.986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8722">
            <text:p>68722</text:p>
          </table:table-cell>
          <table:table-cell office:value-type="string">
            <text:p>0.269564992</text:p>
          </table:table-cell>
          <table:table-cell office:value-type="string">
            <text:p>5384.85005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8722">
            <text:p>68722</text:p>
          </table:table-cell>
          <table:table-cell office:value-type="string">
            <text:p>0.360165175</text:p>
          </table:table-cell>
          <table:table-cell office:value-type="string">
            <text:p>10242.997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8722">
            <text:p>68722</text:p>
          </table:table-cell>
          <table:table-cell office:value-type="string">
            <text:p>0.521232103</text:p>
          </table:table-cell>
          <table:table-cell office:value-type="string">
            <text:p>25634.506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8722">
            <text:p>68722</text:p>
          </table:table-cell>
          <table:table-cell office:value-type="string">
            <text:p>0.546522542</text:p>
          </table:table-cell>
          <table:table-cell office:value-type="string">
            <text:p>29267.61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8722">
            <text:p>68722</text:p>
          </table:table-cell>
          <table:table-cell office:value-type="string">
            <text:p>0.75325746</text:p>
          </table:table-cell>
          <table:table-cell office:value-type="string">
            <text:p>90132.269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8722">
            <text:p>68722</text:p>
          </table:table-cell>
          <table:table-cell office:value-type="string">
            <text:p>0.209226202</text:p>
          </table:table-cell>
          <table:table-cell office:value-type="string">
            <text:p>3145.9764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68722">
            <text:p>68722</text:p>
          </table:table-cell>
          <table:table-cell office:value-type="string">
            <text:p>0.020060603</text:p>
          </table:table-cell>
          <table:table-cell office:value-type="string">
            <text:p>27.66597231</text:p>
          </table:table-cell>
          <table:table-cell table:style-name="ce3" office:value-type="string">
            <text:p>1.44607E-07</text:p>
          </table:table-cell>
          <table:table-cell table:style-name="ce5"/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8722">
            <text:p>68722</text:p>
          </table:table-cell>
          <table:table-cell office:value-type="string">
            <text:p>0.883827474</text:p>
          </table:table-cell>
          <table:table-cell office:value-type="string">
            <text:p>245286.4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8722">
            <text:p>68722</text:p>
          </table:table-cell>
          <table:table-cell office:value-type="string">
            <text:p>0.709130539</text:p>
          </table:table-cell>
          <table:table-cell office:value-type="string">
            <text:p>69512.3815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8722">
            <text:p>68722</text:p>
          </table:table-cell>
          <table:table-cell office:value-type="string">
            <text:p>0.527594157</text:p>
          </table:table-cell>
          <table:table-cell office:value-type="string">
            <text:p>26506.955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8722">
            <text:p>68722</text:p>
          </table:table-cell>
          <table:table-cell office:value-type="string">
            <text:p>0.783902563</text:p>
          </table:table-cell>
          <table:table-cell office:value-type="string">
            <text:p>109543.490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8722">
            <text:p>68722</text:p>
          </table:table-cell>
          <table:table-cell office:value-type="string">
            <text:p>0.675377677</text:p>
          </table:table-cell>
          <table:table-cell office:value-type="string">
            <text:p>57634.8875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68722">
            <text:p>68722</text:p>
          </table:table-cell>
          <table:table-cell office:value-type="string">
            <text:p>0.394280515</text:p>
          </table:table-cell>
          <table:table-cell office:value-type="string">
            <text:p>12649.462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8722">
            <text:p>68722</text:p>
          </table:table-cell>
          <table:table-cell office:value-type="string">
            <text:p>0.448273159</text:p>
          </table:table-cell>
          <table:table-cell office:value-type="string">
            <text:p>17282.001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8722">
            <text:p>68722</text:p>
          </table:table-cell>
          <table:table-cell office:value-type="string">
            <text:p>0.14475167</text:p>
          </table:table-cell>
          <table:table-cell office:value-type="string">
            <text:p>1470.7091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8722">
            <text:p>68722</text:p>
          </table:table-cell>
          <table:table-cell office:value-type="string">
            <text:p>0.56611567</text:p>
          </table:table-cell>
          <table:table-cell office:value-type="string">
            <text:p>32411.2442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68722">
            <text:p>68722</text:p>
          </table:table-cell>
          <table:table-cell office:value-type="string">
            <text:p>0.999104878</text:p>
          </table:table-cell>
          <table:table-cell office:value-type="string">
            <text:p>38334310.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68722">
            <text:p>68722</text:p>
          </table:table-cell>
          <table:table-cell office:value-type="string">
            <text:p>0.309608924</text:p>
          </table:table-cell>
          <table:table-cell office:value-type="string">
            <text:p>7285.73373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8722">
            <text:p>68722</text:p>
          </table:table-cell>
          <table:table-cell office:value-type="string">
            <text:p>0.888060568</text:p>
          </table:table-cell>
          <table:table-cell office:value-type="string">
            <text:p>256430.277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68722">
            <text:p>68722</text:p>
          </table:table-cell>
          <table:table-cell office:value-type="string">
            <text:p>0.719174859</text:p>
          </table:table-cell>
          <table:table-cell office:value-type="string">
            <text:p>73620.0497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8722">
            <text:p>68722</text:p>
          </table:table-cell>
          <table:table-cell office:value-type="string">
            <text:p>0.35253894</text:p>
          </table:table-cell>
          <table:table-cell office:value-type="string">
            <text:p>9752.903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8722">
            <text:p>68722</text:p>
          </table:table-cell>
          <table:table-cell office:value-type="string">
            <text:p>0.487140048</text:p>
          </table:table-cell>
          <table:table-cell office:value-type="string">
            <text:p>21381.5981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8722">
            <text:p>68722</text:p>
          </table:table-cell>
          <table:table-cell office:value-type="string">
            <text:p>0.48639953</text:p>
          </table:table-cell>
          <table:table-cell office:value-type="string">
            <text:p>21296.511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8722">
            <text:p>68722</text:p>
          </table:table-cell>
          <table:table-cell office:value-type="string">
            <text:p>0.375439161</text:p>
          </table:table-cell>
          <table:table-cell office:value-type="string">
            <text:p>11275.7686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68722">
            <text:p>68722</text:p>
          </table:table-cell>
          <table:table-cell office:value-type="string">
            <text:p>0.630973677</text:p>
          </table:table-cell>
          <table:table-cell office:value-type="string">
            <text:p>45457.0593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8722">
            <text:p>68722</text:p>
          </table:table-cell>
          <table:table-cell office:value-type="string">
            <text:p>0.41934255</text:p>
          </table:table-cell>
          <table:table-cell office:value-type="string">
            <text:p>14662.6946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68722">
            <text:p>68722</text:p>
          </table:table-cell>
          <table:table-cell office:value-type="string">
            <text:p>0.646193322</text:p>
          </table:table-cell>
          <table:table-cell office:value-type="string">
            <text:p>49267.578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68722">
            <text:p>68722</text:p>
          </table:table-cell>
          <table:table-cell office:value-type="string">
            <text:p>0.74565326</text:p>
          </table:table-cell>
          <table:table-cell office:value-type="string">
            <text:p>86054.3508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8722">
            <text:p>68722</text:p>
          </table:table-cell>
          <table:table-cell office:value-type="string">
            <text:p>0.589448402</text:p>
          </table:table-cell>
          <table:table-cell office:value-type="string">
            <text:p>36589.8440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8722">
            <text:p>68722</text:p>
          </table:table-cell>
          <table:table-cell office:value-type="string">
            <text:p>0.101347253</text:p>
          </table:table-cell>
          <table:table-cell office:value-type="string">
            <text:p>713.1665073</text:p>
          </table:table-cell>
          <table:table-cell table:style-name="ce3" office:value-type="string">
            <text:p>2.5876E-156</text:p>
          </table:table-cell>
          <table:table-cell table:style-name="ce5"/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8722">
            <text:p>68722</text:p>
          </table:table-cell>
          <table:table-cell office:value-type="string">
            <text:p>0.787746051</text:p>
          </table:table-cell>
          <table:table-cell office:value-type="string">
            <text:p>112381.290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8722">
            <text:p>68722</text:p>
          </table:table-cell>
          <table:table-cell office:value-type="string">
            <text:p>0.611507443</text:p>
          </table:table-cell>
          <table:table-cell office:value-type="string">
            <text:p>41046.074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8722">
            <text:p>68722</text:p>
          </table:table-cell>
          <table:table-cell office:value-type="string">
            <text:p>0.715374642</text:p>
          </table:table-cell>
          <table:table-cell office:value-type="string">
            <text:p>72030.7038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8722">
            <text:p>68722</text:p>
          </table:table-cell>
          <table:table-cell office:value-type="string">
            <text:p>0.784833536</text:p>
          </table:table-cell>
          <table:table-cell office:value-type="string">
            <text:p>110221.40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68722">
            <text:p>68722</text:p>
          </table:table-cell>
          <table:table-cell office:value-type="string">
            <text:p>0.129945995</text:p>
          </table:table-cell>
          <table:table-cell office:value-type="string">
            <text:p>1180.334371</text:p>
          </table:table-cell>
          <table:table-cell table:style-name="ce3" office:value-type="string">
            <text:p>1.7346E-256</text:p>
          </table:table-cell>
          <table:table-cell table:style-name="ce5"/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8722">
            <text:p>68722</text:p>
          </table:table-cell>
          <table:table-cell office:value-type="string">
            <text:p>0.878545342</text:p>
          </table:table-cell>
          <table:table-cell office:value-type="string">
            <text:p>232474.677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68722">
            <text:p>68722</text:p>
          </table:table-cell>
          <table:table-cell office:value-type="string">
            <text:p>0.205384901</text:p>
          </table:table-cell>
          <table:table-cell office:value-type="string">
            <text:p>3026.4786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8722">
            <text:p>68722</text:p>
          </table:table-cell>
          <table:table-cell office:value-type="string">
            <text:p>0.633353809</text:p>
          </table:table-cell>
          <table:table-cell office:value-type="string">
            <text:p>46030.795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8722">
            <text:p>68722</text:p>
          </table:table-cell>
          <table:table-cell office:value-type="string">
            <text:p>0.597954723</text:p>
          </table:table-cell>
          <table:table-cell office:value-type="string">
            <text:p>38245.497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68722">
            <text:p>68722</text:p>
          </table:table-cell>
          <table:table-cell office:value-type="string">
            <text:p>0.833273316</text:p>
          </table:table-cell>
          <table:table-cell office:value-type="string">
            <text:p>156108.21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68722">
            <text:p>68722</text:p>
          </table:table-cell>
          <table:table-cell office:value-type="string">
            <text:p>0.883708871</text:p>
          </table:table-cell>
          <table:table-cell office:value-type="string">
            <text:p>244985.96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8722">
            <text:p>68722</text:p>
          </table:table-cell>
          <table:table-cell office:value-type="string">
            <text:p>0.046605137</text:p>
          </table:table-cell>
          <table:table-cell office:value-type="string">
            <text:p>149.5874128</text:p>
          </table:table-cell>
          <table:table-cell table:style-name="ce3" office:value-type="string">
            <text:p>2.31694E-34</text:p>
          </table:table-cell>
          <table:table-cell table:style-name="ce5"/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8722">
            <text:p>68722</text:p>
          </table:table-cell>
          <table:table-cell office:value-type="string">
            <text:p>0.319181181</text:p>
          </table:table-cell>
          <table:table-cell office:value-type="string">
            <text:p>7795.1002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8722">
            <text:p>68722</text:p>
          </table:table-cell>
          <table:table-cell office:value-type="string">
            <text:p>0.108597568</text:p>
          </table:table-cell>
          <table:table-cell office:value-type="string">
            <text:p>820.1166193</text:p>
          </table:table-cell>
          <table:table-cell table:style-name="ce3" office:value-type="string">
            <text:p>2.6017E-179</text:p>
          </table:table-cell>
          <table:table-cell table:style-name="ce5"/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8722">
            <text:p>68722</text:p>
          </table:table-cell>
          <table:table-cell office:value-type="string">
            <text:p>0.433625814</text:p>
          </table:table-cell>
          <table:table-cell office:value-type="string">
            <text:p>15913.8090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68722">
            <text:p>68722</text:p>
          </table:table-cell>
          <table:table-cell office:value-type="string">
            <text:p>0.4863357</text:p>
          </table:table-cell>
          <table:table-cell office:value-type="string">
            <text:p>21289.191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8722">
            <text:p>68722</text:p>
          </table:table-cell>
          <table:table-cell office:value-type="string">
            <text:p>0.954244693</text:p>
          </table:table-cell>
          <table:table-cell office:value-type="string">
            <text:p>699813.385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8722">
            <text:p>68722</text:p>
          </table:table-cell>
          <table:table-cell office:value-type="string">
            <text:p>0.675097334</text:p>
          </table:table-cell>
          <table:table-cell office:value-type="string">
            <text:p>57546.9901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68722">
            <text:p>68722</text:p>
          </table:table-cell>
          <table:table-cell office:value-type="string">
            <text:p>0.48022377</text:p>
          </table:table-cell>
          <table:table-cell office:value-type="string">
            <text:p>20598.0765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8722">
            <text:p>68722</text:p>
          </table:table-cell>
          <table:table-cell office:value-type="string">
            <text:p>0.723418742</text:p>
          </table:table-cell>
          <table:table-cell office:value-type="string">
            <text:p>75448.23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68722">
            <text:p>68722</text:p>
          </table:table-cell>
          <table:table-cell office:value-type="string">
            <text:p>0.732812845</text:p>
          </table:table-cell>
          <table:table-cell office:value-type="string">
            <text:p>79708.0274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8722">
            <text:p>68722</text:p>
          </table:table-cell>
          <table:table-cell office:value-type="string">
            <text:p>0.53634291</text:p>
          </table:table-cell>
          <table:table-cell office:value-type="string">
            <text:p>27751.289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68722">
            <text:p>68722</text:p>
          </table:table-cell>
          <table:table-cell office:value-type="string">
            <text:p>0.320776963</text:p>
          </table:table-cell>
          <table:table-cell office:value-type="string">
            <text:p>7882.2027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8722">
            <text:p>68722</text:p>
          </table:table-cell>
          <table:table-cell office:value-type="string">
            <text:p>0.014502451</text:p>
          </table:table-cell>
          <table:table-cell office:value-type="string">
            <text:p>14.45630603</text:p>
          </table:table-cell>
          <table:table-cell table:style-name="ce3" office:value-type="string">
            <text:p>0.000143573</text:p>
          </table:table-cell>
          <table:table-cell table:style-name="ce5"/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8722">
            <text:p>68722</text:p>
          </table:table-cell>
          <table:table-cell office:value-type="string">
            <text:p>0.303992876</text:p>
          </table:table-cell>
          <table:table-cell office:value-type="string">
            <text:p>6997.1480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8722">
            <text:p>68722</text:p>
          </table:table-cell>
          <table:table-cell office:value-type="string">
            <text:p>0.060661854</text:p>
          </table:table-cell>
          <table:table-cell office:value-type="string">
            <text:p>253.8140172</text:p>
          </table:table-cell>
          <table:table-cell table:style-name="ce3" office:value-type="string">
            <text:p>4.84513E-57</text:p>
          </table:table-cell>
          <table:table-cell table:style-name="ce5"/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68722">
            <text:p>68722</text:p>
          </table:table-cell>
          <table:table-cell office:value-type="string">
            <text:p>0.273419896</text:p>
          </table:table-cell>
          <table:table-cell office:value-type="string">
            <text:p>5552.4958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8722">
            <text:p>68722</text:p>
          </table:table-cell>
          <table:table-cell office:value-type="string">
            <text:p>0.956329084</text:p>
          </table:table-cell>
          <table:table-cell office:value-type="string">
            <text:p>735637.16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68722">
            <text:p>68722</text:p>
          </table:table-cell>
          <table:table-cell office:value-type="string">
            <text:p>0.141421391</text:p>
          </table:table-cell>
          <table:table-cell office:value-type="string">
            <text:p>1402.44967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8722">
            <text:p>68722</text:p>
          </table:table-cell>
          <table:table-cell office:value-type="string">
            <text:p>0.559446777</text:p>
          </table:table-cell>
          <table:table-cell office:value-type="string">
            <text:p>31306.301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68722">
            <text:p>68722</text:p>
          </table:table-cell>
          <table:table-cell office:value-type="string">
            <text:p>0.99598654</text:p>
          </table:table-cell>
          <table:table-cell office:value-type="string">
            <text:p>8509686.95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68722">
            <text:p>68722</text:p>
          </table:table-cell>
          <table:table-cell office:value-type="string">
            <text:p>0.501424165</text:p>
          </table:table-cell>
          <table:table-cell office:value-type="string">
            <text:p>23081.235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68722">
            <text:p>68722</text:p>
          </table:table-cell>
          <table:table-cell office:value-type="string">
            <text:p>0.643400738</text:p>
          </table:table-cell>
          <table:table-cell office:value-type="string">
            <text:p>48542.522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8722">
            <text:p>68722</text:p>
          </table:table-cell>
          <table:table-cell office:value-type="string">
            <text:p>0.449591132</text:p>
          </table:table-cell>
          <table:table-cell office:value-type="string">
            <text:p>17409.555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68722">
            <text:p>68722</text:p>
          </table:table-cell>
          <table:table-cell office:value-type="string">
            <text:p>0.935539137</text:p>
          </table:table-cell>
          <table:table-cell office:value-type="string">
            <text:p>482068.769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68722">
            <text:p>68722</text:p>
          </table:table-cell>
          <table:table-cell office:value-type="string">
            <text:p>0.379816513</text:p>
          </table:table-cell>
          <table:table-cell office:value-type="string">
            <text:p>11584.820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68722">
            <text:p>68722</text:p>
          </table:table-cell>
          <table:table-cell office:value-type="string">
            <text:p>0.440047592</text:p>
          </table:table-cell>
          <table:table-cell office:value-type="string">
            <text:p>16502.680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8722">
            <text:p>68722</text:p>
          </table:table-cell>
          <table:table-cell office:value-type="string">
            <text:p>0.261428618</text:p>
          </table:table-cell>
          <table:table-cell office:value-type="string">
            <text:p>5041.20373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68722">
            <text:p>68722</text:p>
          </table:table-cell>
          <table:table-cell office:value-type="string">
            <text:p>0.414903352</text:p>
          </table:table-cell>
          <table:table-cell office:value-type="string">
            <text:p>14289.684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68722">
            <text:p>68722</text:p>
          </table:table-cell>
          <table:table-cell office:value-type="string">
            <text:p>0.743553762</text:p>
          </table:table-cell>
          <table:table-cell office:value-type="string">
            <text:p>84972.075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8722">
            <text:p>68722</text:p>
          </table:table-cell>
          <table:table-cell office:value-type="string">
            <text:p>0.591227549</text:p>
          </table:table-cell>
          <table:table-cell office:value-type="string">
            <text:p>36929.937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8722">
            <text:p>68722</text:p>
          </table:table-cell>
          <table:table-cell office:value-type="string">
            <text:p>0.787111037</text:p>
          </table:table-cell>
          <table:table-cell office:value-type="string">
            <text:p>111905.25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68722">
            <text:p>68722</text:p>
          </table:table-cell>
          <table:table-cell office:value-type="string">
            <text:p>0.67537513</text:p>
          </table:table-cell>
          <table:table-cell office:value-type="string">
            <text:p>57634.0882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68722">
            <text:p>68722</text:p>
          </table:table-cell>
          <table:table-cell office:value-type="string">
            <text:p>0.768012396</text:p>
          </table:table-cell>
          <table:table-cell office:value-type="string">
            <text:p>98825.615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68722">
            <text:p>68722</text:p>
          </table:table-cell>
          <table:table-cell office:value-type="string">
            <text:p>0.195716042</text:p>
          </table:table-cell>
          <table:table-cell office:value-type="string">
            <text:p>2737.14961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68722">
            <text:p>68722</text:p>
          </table:table-cell>
          <table:table-cell office:value-type="string">
            <text:p>0.244784539</text:p>
          </table:table-cell>
          <table:table-cell office:value-type="string">
            <text:p>4380.12052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68722">
            <text:p>68722</text:p>
          </table:table-cell>
          <table:table-cell office:value-type="string">
            <text:p>0.732944217</text:p>
          </table:table-cell>
          <table:table-cell office:value-type="string">
            <text:p>79769.785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68722">
            <text:p>68722</text:p>
          </table:table-cell>
          <table:table-cell office:value-type="string">
            <text:p>0.165997686</text:p>
          </table:table-cell>
          <table:table-cell office:value-type="string">
            <text:p>1947.2525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8722">
            <text:p>68722</text:p>
          </table:table-cell>
          <table:table-cell office:value-type="string">
            <text:p>0.89728517</text:p>
          </table:table-cell>
          <table:table-cell office:value-type="string">
            <text:p>283908.482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68722">
            <text:p>68722</text:p>
          </table:table-cell>
          <table:table-cell office:value-type="string">
            <text:p>0.553790058</text:p>
          </table:table-cell>
          <table:table-cell office:value-type="string">
            <text:p>30397.7808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68722">
            <text:p>68722</text:p>
          </table:table-cell>
          <table:table-cell office:value-type="string">
            <text:p>0.007703375</text:p>
          </table:table-cell>
          <table:table-cell office:value-type="string">
            <text:p>4.07822295</text:p>
          </table:table-cell>
          <table:table-cell table:style-name="ce3" office:value-type="string">
            <text:p>0.043443195</text:p>
          </table:table-cell>
          <table:table-cell table:style-name="ce5"/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68722">
            <text:p>68722</text:p>
          </table:table-cell>
          <table:table-cell office:value-type="string">
            <text:p>0.736333557</text:p>
          </table:table-cell>
          <table:table-cell office:value-type="string">
            <text:p>81384.9904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68722">
            <text:p>68722</text:p>
          </table:table-cell>
          <table:table-cell office:value-type="string">
            <text:p>0.116702727</text:p>
          </table:table-cell>
          <table:table-cell office:value-type="string">
            <text:p>948.8568417</text:p>
          </table:table-cell>
          <table:table-cell table:style-name="ce3" office:value-type="string">
            <text:p>6.0775E-207</text:p>
          </table:table-cell>
          <table:table-cell table:style-name="ce5"/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8722">
            <text:p>68722</text:p>
          </table:table-cell>
          <table:table-cell office:value-type="string">
            <text:p>0.73476842</text:p>
          </table:table-cell>
          <table:table-cell office:value-type="string">
            <text:p>80633.845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68722">
            <text:p>68722</text:p>
          </table:table-cell>
          <table:table-cell office:value-type="string">
            <text:p>0.212196719</text:p>
          </table:table-cell>
          <table:table-cell office:value-type="string">
            <text:p>3240.183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68722">
            <text:p>68722</text:p>
          </table:table-cell>
          <table:table-cell office:value-type="string">
            <text:p>0.072309145</text:p>
          </table:table-cell>
          <table:table-cell office:value-type="string">
            <text:p>361.1988197</text:p>
          </table:table-cell>
          <table:table-cell table:style-name="ce3" office:value-type="string">
            <text:p>2.48364E-80</text:p>
          </table:table-cell>
          <table:table-cell table:style-name="ce5"/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68722">
            <text:p>68722</text:p>
          </table:table-cell>
          <table:table-cell office:value-type="string">
            <text:p>0.858482279</text:p>
          </table:table-cell>
          <table:table-cell office:value-type="string">
            <text:p>192564.651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68722">
            <text:p>68722</text:p>
          </table:table-cell>
          <table:table-cell office:value-type="string">
            <text:p>0.313531424</text:p>
          </table:table-cell>
          <table:table-cell office:value-type="string">
            <text:p>7491.76544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68722">
            <text:p>68722</text:p>
          </table:table-cell>
          <table:table-cell office:value-type="string">
            <text:p>0.569978285</text:p>
          </table:table-cell>
          <table:table-cell office:value-type="string">
            <text:p>33068.5947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68722">
            <text:p>68722</text:p>
          </table:table-cell>
          <table:table-cell office:value-type="string">
            <text:p>0.94408949</text:p>
          </table:table-cell>
          <table:table-cell office:value-type="string">
            <text:p>563507.587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68722">
            <text:p>68722</text:p>
          </table:table-cell>
          <table:table-cell office:value-type="string">
            <text:p>0.488887959</text:p>
          </table:table-cell>
          <table:table-cell office:value-type="string">
            <text:p>21583.5910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68722">
            <text:p>68722</text:p>
          </table:table-cell>
          <table:table-cell office:value-type="string">
            <text:p>0.931935793</text:p>
          </table:table-cell>
          <table:table-cell office:value-type="string">
            <text:p>453882.732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68722">
            <text:p>68722</text:p>
          </table:table-cell>
          <table:table-cell office:value-type="string">
            <text:p>0.585847666</text:p>
          </table:table-cell>
          <table:table-cell office:value-type="string">
            <text:p>35911.287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8722">
            <text:p>68722</text:p>
          </table:table-cell>
          <table:table-cell office:value-type="string">
            <text:p>0.365578544</text:p>
          </table:table-cell>
          <table:table-cell office:value-type="string">
            <text:p>10601.077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68722">
            <text:p>68722</text:p>
          </table:table-cell>
          <table:table-cell office:value-type="string">
            <text:p>0.359022724</text:p>
          </table:table-cell>
          <table:table-cell office:value-type="string">
            <text:p>10168.518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68722">
            <text:p>68722</text:p>
          </table:table-cell>
          <table:table-cell office:value-type="string">
            <text:p>0.140373727</text:p>
          </table:table-cell>
          <table:table-cell office:value-type="string">
            <text:p>1381.331549</text:p>
          </table:table-cell>
          <table:table-cell table:style-name="ce3" office:value-type="string">
            <text:p>2.282E-299</text:p>
          </table:table-cell>
          <table:table-cell table:style-name="ce5"/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8722">
            <text:p>68722</text:p>
          </table:table-cell>
          <table:table-cell office:value-type="string">
            <text:p>0.574432039</text:p>
          </table:table-cell>
          <table:table-cell office:value-type="string">
            <text:p>33842.9035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68722">
            <text:p>68722</text:p>
          </table:table-cell>
          <table:table-cell office:value-type="string">
            <text:p>0.049114742</text:p>
          </table:table-cell>
          <table:table-cell office:value-type="string">
            <text:p>166.1712084</text:p>
          </table:table-cell>
          <table:table-cell table:style-name="ce3" office:value-type="string">
            <text:p>5.61755E-38</text:p>
          </table:table-cell>
          <table:table-cell table:style-name="ce5"/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68722">
            <text:p>68722</text:p>
          </table:table-cell>
          <table:table-cell office:value-type="string">
            <text:p>0.57385144</text:p>
          </table:table-cell>
          <table:table-cell office:value-type="string">
            <text:p>33740.952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68722">
            <text:p>68722</text:p>
          </table:table-cell>
          <table:table-cell office:value-type="string">
            <text:p>0.165209276</text:p>
          </table:table-cell>
          <table:table-cell office:value-type="string">
            <text:p>1928.28160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68722">
            <text:p>68722</text:p>
          </table:table-cell>
          <table:table-cell office:value-type="string">
            <text:p>0.300370455</text:p>
          </table:table-cell>
          <table:table-cell office:value-type="string">
            <text:p>6814.9447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68722">
            <text:p>68722</text:p>
          </table:table-cell>
          <table:table-cell office:value-type="string">
            <text:p>0.574485179</text:p>
          </table:table-cell>
          <table:table-cell office:value-type="string">
            <text:p>33852.2501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68722">
            <text:p>68722</text:p>
          </table:table-cell>
          <table:table-cell office:value-type="string">
            <text:p>0.218989141</text:p>
          </table:table-cell>
          <table:table-cell office:value-type="string">
            <text:p>3461.5563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8722">
            <text:p>68722</text:p>
          </table:table-cell>
          <table:table-cell office:value-type="string">
            <text:p>0.065751884</text:p>
          </table:table-cell>
          <table:table-cell office:value-type="string">
            <text:p>298.3879044</text:p>
          </table:table-cell>
          <table:table-cell table:style-name="ce3" office:value-type="string">
            <text:p>1.02376E-66</text:p>
          </table:table-cell>
          <table:table-cell table:style-name="ce5"/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68722">
            <text:p>68722</text:p>
          </table:table-cell>
          <table:table-cell office:value-type="string">
            <text:p>0.612901839</text:p>
          </table:table-cell>
          <table:table-cell office:value-type="string">
            <text:p>41346.2336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8722">
            <text:p>68722</text:p>
          </table:table-cell>
          <table:table-cell office:value-type="string">
            <text:p>0.110864674</text:p>
          </table:table-cell>
          <table:table-cell office:value-type="string">
            <text:p>855.1464497</text:p>
          </table:table-cell>
          <table:table-cell table:style-name="ce3" office:value-type="string">
            <text:p>7.7854E-187</text:p>
          </table:table-cell>
          <table:table-cell table:style-name="ce5"/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68722">
            <text:p>68722</text:p>
          </table:table-cell>
          <table:table-cell office:value-type="string">
            <text:p>0.002528377</text:p>
          </table:table-cell>
          <table:table-cell office:value-type="string">
            <text:p>0.439308323</text:p>
          </table:table-cell>
          <table:table-cell table:style-name="ce3" office:value-type="string">
            <text:p>0.507458711</text:p>
          </table:table-cell>
          <table:table-cell table:style-name="ce5"/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68722">
            <text:p>68722</text:p>
          </table:table-cell>
          <table:table-cell office:value-type="string">
            <text:p>0.906957785</text:p>
          </table:table-cell>
          <table:table-cell office:value-type="string">
            <text:p>318592.95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68722">
            <text:p>68722</text:p>
          </table:table-cell>
          <table:table-cell office:value-type="string">
            <text:p>0.504579628</text:p>
          </table:table-cell>
          <table:table-cell office:value-type="string">
            <text:p>23472.185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68722">
            <text:p>68722</text:p>
          </table:table-cell>
          <table:table-cell office:value-type="string">
            <text:p>0.410579425</text:p>
          </table:table-cell>
          <table:table-cell office:value-type="string">
            <text:p>13933.322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8722">
            <text:p>68722</text:p>
          </table:table-cell>
          <table:table-cell office:value-type="string">
            <text:p>0.647432503</text:p>
          </table:table-cell>
          <table:table-cell office:value-type="string">
            <text:p>49593.213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68722">
            <text:p>68722</text:p>
          </table:table-cell>
          <table:table-cell office:value-type="string">
            <text:p>0.338007108</text:p>
          </table:table-cell>
          <table:table-cell office:value-type="string">
            <text:p>8863.8637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68722">
            <text:p>68722</text:p>
          </table:table-cell>
          <table:table-cell office:value-type="string">
            <text:p>0.493773072</text:p>
          </table:table-cell>
          <table:table-cell office:value-type="string">
            <text:p>22156.8534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8722">
            <text:p>68722</text:p>
          </table:table-cell>
          <table:table-cell office:value-type="string">
            <text:p>0.314312822</text:p>
          </table:table-cell>
          <table:table-cell office:value-type="string">
            <text:p>7533.25335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8722">
            <text:p>68722</text:p>
          </table:table-cell>
          <table:table-cell office:value-type="string">
            <text:p>0.941788416</text:p>
          </table:table-cell>
          <table:table-cell office:value-type="string">
            <text:p>539235.55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68722">
            <text:p>68722</text:p>
          </table:table-cell>
          <table:table-cell office:value-type="string">
            <text:p>0.937717691</text:p>
          </table:table-cell>
          <table:table-cell office:value-type="string">
            <text:p>500693.74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68722">
            <text:p>68722</text:p>
          </table:table-cell>
          <table:table-cell office:value-type="string">
            <text:p>0.448881474</text:p>
          </table:table-cell>
          <table:table-cell office:value-type="string">
            <text:p>17340.78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68722">
            <text:p>68722</text:p>
          </table:table-cell>
          <table:table-cell office:value-type="string">
            <text:p>0.843870866</text:p>
          </table:table-cell>
          <table:table-cell office:value-type="string">
            <text:p>169988.946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68722">
            <text:p>68722</text:p>
          </table:table-cell>
          <table:table-cell office:value-type="string">
            <text:p>0.123299623</text:p>
          </table:table-cell>
          <table:table-cell office:value-type="string">
            <text:p>1060.864323</text:p>
          </table:table-cell>
          <table:table-cell table:style-name="ce3" office:value-type="string">
            <text:p>6.1418E-231</text:p>
          </table:table-cell>
          <table:table-cell table:style-name="ce5"/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68722">
            <text:p>68722</text:p>
          </table:table-cell>
          <table:table-cell office:value-type="string">
            <text:p>0.518089642</text:p>
          </table:table-cell>
          <table:table-cell office:value-type="string">
            <text:p>25213.276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68722">
            <text:p>68722</text:p>
          </table:table-cell>
          <table:table-cell office:value-type="string">
            <text:p>0.305079177</text:p>
          </table:table-cell>
          <table:table-cell office:value-type="string">
            <text:p>7052.3863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68722">
            <text:p>68722</text:p>
          </table:table-cell>
          <table:table-cell office:value-type="string">
            <text:p>0.227976936</text:p>
          </table:table-cell>
          <table:table-cell office:value-type="string">
            <text:p>3767.42393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68722">
            <text:p>68722</text:p>
          </table:table-cell>
          <table:table-cell office:value-type="string">
            <text:p>0.596790414</text:p>
          </table:table-cell>
          <table:table-cell office:value-type="string">
            <text:p>38014.3931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8722">
            <text:p>68722</text:p>
          </table:table-cell>
          <table:table-cell office:value-type="string">
            <text:p>0.569457437</text:p>
          </table:table-cell>
          <table:table-cell office:value-type="string">
            <text:p>32979.1953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68722">
            <text:p>68722</text:p>
          </table:table-cell>
          <table:table-cell office:value-type="string">
            <text:p>0.512851573</text:p>
          </table:table-cell>
          <table:table-cell office:value-type="string">
            <text:p>24524.9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68722">
            <text:p>68722</text:p>
          </table:table-cell>
          <table:table-cell office:value-type="string">
            <text:p>0.344830303</text:p>
          </table:table-cell>
          <table:table-cell office:value-type="string">
            <text:p>9274.119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68722">
            <text:p>68722</text:p>
          </table:table-cell>
          <table:table-cell office:value-type="string">
            <text:p>0.042234482</text:p>
          </table:table-cell>
          <table:table-cell office:value-type="string">
            <text:p>122.7984418</text:p>
          </table:table-cell>
          <table:table-cell table:style-name="ce3" office:value-type="string">
            <text:p>1.63198E-28</text:p>
          </table:table-cell>
          <table:table-cell table:style-name="ce5"/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68722">
            <text:p>68722</text:p>
          </table:table-cell>
          <table:table-cell office:value-type="string">
            <text:p>0.229013488</text:p>
          </table:table-cell>
          <table:table-cell office:value-type="string">
            <text:p>3803.66136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68722">
            <text:p>68722</text:p>
          </table:table-cell>
          <table:table-cell office:value-type="string">
            <text:p>0.549145561</text:p>
          </table:table-cell>
          <table:table-cell office:value-type="string">
            <text:p>29670.8186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68722">
            <text:p>68722</text:p>
          </table:table-cell>
          <table:table-cell office:value-type="string">
            <text:p>0.675736828</text:p>
          </table:table-cell>
          <table:table-cell office:value-type="string">
            <text:p>57747.725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68722">
            <text:p>68722</text:p>
          </table:table-cell>
          <table:table-cell office:value-type="string">
            <text:p>0.458869848</text:p>
          </table:table-cell>
          <table:table-cell office:value-type="string">
            <text:p>18329.2169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68722">
            <text:p>68722</text:p>
          </table:table-cell>
          <table:table-cell office:value-type="string">
            <text:p>0.43703127</text:p>
          </table:table-cell>
          <table:table-cell office:value-type="string">
            <text:p>16223.990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68722">
            <text:p>68722</text:p>
          </table:table-cell>
          <table:table-cell office:value-type="string">
            <text:p>0.231827505</text:p>
          </table:table-cell>
          <table:table-cell office:value-type="string">
            <text:p>3903.05278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68722">
            <text:p>68722</text:p>
          </table:table-cell>
          <table:table-cell office:value-type="string">
            <text:p>0.078528638</text:p>
          </table:table-cell>
          <table:table-cell office:value-type="string">
            <text:p>426.408406</text:p>
          </table:table-cell>
          <table:table-cell table:style-name="ce3" office:value-type="string">
            <text:p>1.90562E-94</text:p>
          </table:table-cell>
          <table:table-cell table:style-name="ce5"/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68722">
            <text:p>68722</text:p>
          </table:table-cell>
          <table:table-cell office:value-type="string">
            <text:p>0.664339941</text:p>
          </table:table-cell>
          <table:table-cell office:value-type="string">
            <text:p>54290.2917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68722">
            <text:p>68722</text:p>
          </table:table-cell>
          <table:table-cell office:value-type="string">
            <text:p>0.673894426</text:p>
          </table:table-cell>
          <table:table-cell office:value-type="string">
            <text:p>57171.632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68722">
            <text:p>68722</text:p>
          </table:table-cell>
          <table:table-cell office:value-type="string">
            <text:p>0.688404227</text:p>
          </table:table-cell>
          <table:table-cell office:value-type="string">
            <text:p>61901.6491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68722">
            <text:p>68722</text:p>
          </table:table-cell>
          <table:table-cell office:value-type="string">
            <text:p>0.482251174</text:p>
          </table:table-cell>
          <table:table-cell office:value-type="string">
            <text:p>20825.1823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8722">
            <text:p>68722</text:p>
          </table:table-cell>
          <table:table-cell office:value-type="string">
            <text:p>0.185088606</text:p>
          </table:table-cell>
          <table:table-cell office:value-type="string">
            <text:p>2437.7058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68722">
            <text:p>68722</text:p>
          </table:table-cell>
          <table:table-cell office:value-type="string">
            <text:p>0.510181688</text:p>
          </table:table-cell>
          <table:table-cell office:value-type="string">
            <text:p>24180.6887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68722">
            <text:p>68722</text:p>
          </table:table-cell>
          <table:table-cell office:value-type="string">
            <text:p>0.76418671</text:p>
          </table:table-cell>
          <table:table-cell office:value-type="string">
            <text:p>96464.893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68722">
            <text:p>68722</text:p>
          </table:table-cell>
          <table:table-cell office:value-type="string">
            <text:p>0.070945161</text:p>
          </table:table-cell>
          <table:table-cell office:value-type="string">
            <text:p>347.6323014</text:p>
          </table:table-cell>
          <table:table-cell table:style-name="ce3" office:value-type="string">
            <text:p>2.15839E-77</text:p>
          </table:table-cell>
          <table:table-cell table:style-name="ce5"/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68722">
            <text:p>68722</text:p>
          </table:table-cell>
          <table:table-cell office:value-type="string">
            <text:p>0.203129404</text:p>
          </table:table-cell>
          <table:table-cell office:value-type="string">
            <text:p>2957.5261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68722">
            <text:p>68722</text:p>
          </table:table-cell>
          <table:table-cell office:value-type="string">
            <text:p>0.671235773</text:p>
          </table:table-cell>
          <table:table-cell office:value-type="string">
            <text:p>56352.223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68722">
            <text:p>68722</text:p>
          </table:table-cell>
          <table:table-cell office:value-type="string">
            <text:p>0.887461177</text:p>
          </table:table-cell>
          <table:table-cell office:value-type="string">
            <text:p>254801.20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68722">
            <text:p>68722</text:p>
          </table:table-cell>
          <table:table-cell office:value-type="string">
            <text:p>0.332784814</text:p>
          </table:table-cell>
          <table:table-cell office:value-type="string">
            <text:p>8558.2347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68722">
            <text:p>68722</text:p>
          </table:table-cell>
          <table:table-cell office:value-type="string">
            <text:p>0.430532622</text:p>
          </table:table-cell>
          <table:table-cell office:value-type="string">
            <text:p>15636.1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68722">
            <text:p>68722</text:p>
          </table:table-cell>
          <table:table-cell office:value-type="string">
            <text:p>0.808899731</text:p>
          </table:table-cell>
          <table:table-cell office:value-type="string">
            <text:p>130075.87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68722">
            <text:p>68722</text:p>
          </table:table-cell>
          <table:table-cell office:value-type="string">
            <text:p>0.594226035</text:p>
          </table:table-cell>
          <table:table-cell office:value-type="string">
            <text:p>37510.463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68722">
            <text:p>68722</text:p>
          </table:table-cell>
          <table:table-cell office:value-type="string">
            <text:p>0.816718573</text:p>
          </table:table-cell>
          <table:table-cell office:value-type="string">
            <text:p>137664.48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68722">
            <text:p>68722</text:p>
          </table:table-cell>
          <table:table-cell office:value-type="string">
            <text:p>0.866564302</text:p>
          </table:table-cell>
          <table:table-cell office:value-type="string">
            <text:p>207190.45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68722">
            <text:p>68722</text:p>
          </table:table-cell>
          <table:table-cell office:value-type="string">
            <text:p>0.50900075</text:p>
          </table:table-cell>
          <table:table-cell office:value-type="string">
            <text:p>24029.7753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68722">
            <text:p>68722</text:p>
          </table:table-cell>
          <table:table-cell office:value-type="string">
            <text:p>0.584038196</text:p>
          </table:table-cell>
          <table:table-cell office:value-type="string">
            <text:p>35575.134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8722">
            <text:p>68722</text:p>
          </table:table-cell>
          <table:table-cell office:value-type="string">
            <text:p>0.64015524</text:p>
          </table:table-cell>
          <table:table-cell office:value-type="string">
            <text:p>47714.856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68722">
            <text:p>68722</text:p>
          </table:table-cell>
          <table:table-cell office:value-type="string">
            <text:p>0.106691876</text:p>
          </table:table-cell>
          <table:table-cell office:value-type="string">
            <text:p>791.2575187</text:p>
          </table:table-cell>
          <table:table-cell table:style-name="ce3" office:value-type="string">
            <text:p>4.1399E-173</text:p>
          </table:table-cell>
          <table:table-cell table:style-name="ce5"/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68722">
            <text:p>68722</text:p>
          </table:table-cell>
          <table:table-cell office:value-type="string">
            <text:p>0.508430463</text:p>
          </table:table-cell>
          <table:table-cell office:value-type="string">
            <text:p>23957.1980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68722">
            <text:p>68722</text:p>
          </table:table-cell>
          <table:table-cell office:value-type="string">
            <text:p>0.722144654</text:p>
          </table:table-cell>
          <table:table-cell office:value-type="string">
            <text:p>74893.334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68722">
            <text:p>68722</text:p>
          </table:table-cell>
          <table:table-cell office:value-type="string">
            <text:p>0.929450203</text:p>
          </table:table-cell>
          <table:table-cell office:value-type="string">
            <text:p>436120.055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8722">
            <text:p>68722</text:p>
          </table:table-cell>
          <table:table-cell office:value-type="string">
            <text:p>0.430963709</text:p>
          </table:table-cell>
          <table:table-cell office:value-type="string">
            <text:p>15674.581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68722">
            <text:p>68722</text:p>
          </table:table-cell>
          <table:table-cell office:value-type="string">
            <text:p>0.354470735</text:p>
          </table:table-cell>
          <table:table-cell office:value-type="string">
            <text:p>9875.48332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68722">
            <text:p>68722</text:p>
          </table:table-cell>
          <table:table-cell office:value-type="string">
            <text:p>0.120990942</text:p>
          </table:table-cell>
          <table:table-cell office:value-type="string">
            <text:p>1020.923998</text:p>
          </table:table-cell>
          <table:table-cell table:style-name="ce3" office:value-type="string">
            <text:p>2.1878E-222</text:p>
          </table:table-cell>
          <table:table-cell table:style-name="ce5"/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68722">
            <text:p>68722</text:p>
          </table:table-cell>
          <table:table-cell office:value-type="string">
            <text:p>0.222149412</text:p>
          </table:table-cell>
          <table:table-cell office:value-type="string">
            <text:p>3567.4097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68722">
            <text:p>68722</text:p>
          </table:table-cell>
          <table:table-cell office:value-type="string">
            <text:p>0.182671172</text:p>
          </table:table-cell>
          <table:table-cell office:value-type="string">
            <text:p>2372.2603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8722">
            <text:p>68722</text:p>
          </table:table-cell>
          <table:table-cell office:value-type="string">
            <text:p>0.77790154</text:p>
          </table:table-cell>
          <table:table-cell office:value-type="string">
            <text:p>105312.315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68722">
            <text:p>68722</text:p>
          </table:table-cell>
          <table:table-cell office:value-type="string">
            <text:p>0.687494123</text:p>
          </table:table-cell>
          <table:table-cell office:value-type="string">
            <text:p>61591.4847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68722">
            <text:p>68722</text:p>
          </table:table-cell>
          <table:table-cell office:value-type="string">
            <text:p>0.557884775</text:p>
          </table:table-cell>
          <table:table-cell office:value-type="string">
            <text:p>31052.8429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68722">
            <text:p>68722</text:p>
          </table:table-cell>
          <table:table-cell office:value-type="string">
            <text:p>0.232806854</text:p>
          </table:table-cell>
          <table:table-cell office:value-type="string">
            <text:p>3937.9928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68722">
            <text:p>68722</text:p>
          </table:table-cell>
          <table:table-cell office:value-type="string">
            <text:p>0.626091194</text:p>
          </table:table-cell>
          <table:table-cell office:value-type="string">
            <text:p>44304.490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68722">
            <text:p>68722</text:p>
          </table:table-cell>
          <table:table-cell office:value-type="string">
            <text:p>0.409703725</text:p>
          </table:table-cell>
          <table:table-cell office:value-type="string">
            <text:p>13861.9742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68722">
            <text:p>68722</text:p>
          </table:table-cell>
          <table:table-cell office:value-type="string">
            <text:p>0.53684168</text:p>
          </table:table-cell>
          <table:table-cell office:value-type="string">
            <text:p>27823.835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68722">
            <text:p>68722</text:p>
          </table:table-cell>
          <table:table-cell office:value-type="string">
            <text:p>0.423812149</text:p>
          </table:table-cell>
          <table:table-cell office:value-type="string">
            <text:p>15045.72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68722">
            <text:p>68722</text:p>
          </table:table-cell>
          <table:table-cell office:value-type="string">
            <text:p>0.284800629</text:p>
          </table:table-cell>
          <table:table-cell office:value-type="string">
            <text:p>6065.9967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68722">
            <text:p>68722</text:p>
          </table:table-cell>
          <table:table-cell office:value-type="string">
            <text:p>0.623809075</text:p>
          </table:table-cell>
          <table:table-cell office:value-type="string">
            <text:p>43776.722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8722">
            <text:p>68722</text:p>
          </table:table-cell>
          <table:table-cell office:value-type="string">
            <text:p>0.681595997</text:p>
          </table:table-cell>
          <table:table-cell office:value-type="string">
            <text:p>59626.185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68722">
            <text:p>68722</text:p>
          </table:table-cell>
          <table:table-cell office:value-type="string">
            <text:p>0.453716477</text:p>
          </table:table-cell>
          <table:table-cell office:value-type="string">
            <text:p>17813.7124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68722">
            <text:p>68722</text:p>
          </table:table-cell>
          <table:table-cell office:value-type="string">
            <text:p>0.639014331</text:p>
          </table:table-cell>
          <table:table-cell office:value-type="string">
            <text:p>47427.6532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68722">
            <text:p>68722</text:p>
          </table:table-cell>
          <table:table-cell office:value-type="string">
            <text:p>0.745916556</text:p>
          </table:table-cell>
          <table:table-cell office:value-type="string">
            <text:p>86191.3716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68722">
            <text:p>68722</text:p>
          </table:table-cell>
          <table:table-cell office:value-type="string">
            <text:p>0.369569735</text:p>
          </table:table-cell>
          <table:table-cell office:value-type="string">
            <text:p>10870.630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68722">
            <text:p>68722</text:p>
          </table:table-cell>
          <table:table-cell office:value-type="string">
            <text:p>0.856070798</text:p>
          </table:table-cell>
          <table:table-cell office:value-type="string">
            <text:p>188520.70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68722">
            <text:p>68722</text:p>
          </table:table-cell>
          <table:table-cell office:value-type="string">
            <text:p>0.169603927</text:p>
          </table:table-cell>
          <table:table-cell office:value-type="string">
            <text:p>2035.31135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68722">
            <text:p>68722</text:p>
          </table:table-cell>
          <table:table-cell office:value-type="string">
            <text:p>0.802538779</text:p>
          </table:table-cell>
          <table:table-cell office:value-type="string">
            <text:p>124350.853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68722">
            <text:p>68722</text:p>
          </table:table-cell>
          <table:table-cell office:value-type="string">
            <text:p>0.623958866</text:p>
          </table:table-cell>
          <table:table-cell office:value-type="string">
            <text:p>43811.153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68722">
            <text:p>68722</text:p>
          </table:table-cell>
          <table:table-cell office:value-type="string">
            <text:p>0.307478638</text:p>
          </table:table-cell>
          <table:table-cell office:value-type="string">
            <text:p>7175.3860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68722">
            <text:p>68722</text:p>
          </table:table-cell>
          <table:table-cell office:value-type="string">
            <text:p>0.506422139</text:p>
          </table:table-cell>
          <table:table-cell office:value-type="string">
            <text:p>23703.155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68722">
            <text:p>68722</text:p>
          </table:table-cell>
          <table:table-cell office:value-type="string">
            <text:p>0.395421368</text:p>
          </table:table-cell>
          <table:table-cell office:value-type="string">
            <text:p>12736.357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68722">
            <text:p>68722</text:p>
          </table:table-cell>
          <table:table-cell office:value-type="string">
            <text:p>0.892490187</text:p>
          </table:table-cell>
          <table:table-cell office:value-type="string">
            <text:p>269034.704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68722">
            <text:p>68722</text:p>
          </table:table-cell>
          <table:table-cell office:value-type="string">
            <text:p>0.80594903</text:p>
          </table:table-cell>
          <table:table-cell office:value-type="string">
            <text:p>127372.888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68722">
            <text:p>68722</text:p>
          </table:table-cell>
          <table:table-cell office:value-type="string">
            <text:p>0.191009394</text:p>
          </table:table-cell>
          <table:table-cell office:value-type="string">
            <text:p>2602.159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68722">
            <text:p>68722</text:p>
          </table:table-cell>
          <table:table-cell office:value-type="string">
            <text:p>0.707993469</text:p>
          </table:table-cell>
          <table:table-cell office:value-type="string">
            <text:p>69065.77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68722">
            <text:p>68722</text:p>
          </table:table-cell>
          <table:table-cell office:value-type="string">
            <text:p>0.920019706</text:p>
          </table:table-cell>
          <table:table-cell office:value-type="string">
            <text:p>378781.47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68722">
            <text:p>68722</text:p>
          </table:table-cell>
          <table:table-cell office:value-type="string">
            <text:p>0.976412565</text:p>
          </table:table-cell>
          <table:table-cell office:value-type="string">
            <text:p>1405372.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68722">
            <text:p>68722</text:p>
          </table:table-cell>
          <table:table-cell office:value-type="string">
            <text:p>0.529913069</text:p>
          </table:table-cell>
          <table:table-cell office:value-type="string">
            <text:p>26831.656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68722">
            <text:p>68722</text:p>
          </table:table-cell>
          <table:table-cell office:value-type="string">
            <text:p>0.033420366</text:p>
          </table:table-cell>
          <table:table-cell office:value-type="string">
            <text:p>76.84062735</text:p>
          </table:table-cell>
          <table:table-cell table:style-name="ce3" office:value-type="string">
            <text:p>1.89452E-18</text:p>
          </table:table-cell>
          <table:table-cell table:style-name="ce5"/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68722">
            <text:p>68722</text:p>
          </table:table-cell>
          <table:table-cell office:value-type="string">
            <text:p>0.850467928</text:p>
          </table:table-cell>
          <table:table-cell office:value-type="string">
            <text:p>179631.75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68722">
            <text:p>68722</text:p>
          </table:table-cell>
          <table:table-cell office:value-type="string">
            <text:p>0.430200082</text:p>
          </table:table-cell>
          <table:table-cell office:value-type="string">
            <text:p>15606.4795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68722">
            <text:p>68722</text:p>
          </table:table-cell>
          <table:table-cell office:value-type="string">
            <text:p>0.473584739</text:p>
          </table:table-cell>
          <table:table-cell office:value-type="string">
            <text:p>19868.952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68722">
            <text:p>68722</text:p>
          </table:table-cell>
          <table:table-cell office:value-type="string">
            <text:p>0.674209752</text:p>
          </table:table-cell>
          <table:table-cell office:value-type="string">
            <text:p>57269.746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68722">
            <text:p>68722</text:p>
          </table:table-cell>
          <table:table-cell office:value-type="string">
            <text:p>0.046944721</text:p>
          </table:table-cell>
          <table:table-cell office:value-type="string">
            <text:p>151.7801021</text:p>
          </table:table-cell>
          <table:table-cell table:style-name="ce3" office:value-type="string">
            <text:p>7.70385E-35</text:p>
          </table:table-cell>
          <table:table-cell table:style-name="ce5"/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68722">
            <text:p>68722</text:p>
          </table:table-cell>
          <table:table-cell office:value-type="string">
            <text:p>0.910875777</text:p>
          </table:table-cell>
          <table:table-cell office:value-type="string">
            <text:p>334790.592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68722">
            <text:p>68722</text:p>
          </table:table-cell>
          <table:table-cell office:value-type="string">
            <text:p>0.310224027</text:p>
          </table:table-cell>
          <table:table-cell office:value-type="string">
            <text:p>7317.79757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68722">
            <text:p>68722</text:p>
          </table:table-cell>
          <table:table-cell office:value-type="string">
            <text:p>0.24765301</text:p>
          </table:table-cell>
          <table:table-cell office:value-type="string">
            <text:p>4490.12434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68722">
            <text:p>68722</text:p>
          </table:table-cell>
          <table:table-cell office:value-type="string">
            <text:p>0.457858521</text:p>
          </table:table-cell>
          <table:table-cell office:value-type="string">
            <text:p>18227.106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68722">
            <text:p>68722</text:p>
          </table:table-cell>
          <table:table-cell office:value-type="string">
            <text:p>0.061959405</text:p>
          </table:table-cell>
          <table:table-cell office:value-type="string">
            <text:p>264.8305506</text:p>
          </table:table-cell>
          <table:table-cell table:style-name="ce3" office:value-type="string">
            <text:p>1.96321E-59</text:p>
          </table:table-cell>
          <table:table-cell table:style-name="ce5"/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8722">
            <text:p>68722</text:p>
          </table:table-cell>
          <table:table-cell office:value-type="string">
            <text:p>0.28637263</text:p>
          </table:table-cell>
          <table:table-cell office:value-type="string">
            <text:p>6139.14479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68722">
            <text:p>68722</text:p>
          </table:table-cell>
          <table:table-cell office:value-type="string">
            <text:p>0.805745152</text:p>
          </table:table-cell>
          <table:table-cell office:value-type="string">
            <text:p>127189.19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68722">
            <text:p>68722</text:p>
          </table:table-cell>
          <table:table-cell office:value-type="string">
            <text:p>0.306414737</text:p>
          </table:table-cell>
          <table:table-cell office:value-type="string">
            <text:p>7120.68086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68722">
            <text:p>68722</text:p>
          </table:table-cell>
          <table:table-cell office:value-type="string">
            <text:p>0.548625491</text:p>
          </table:table-cell>
          <table:table-cell office:value-type="string">
            <text:p>29590.457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68722">
            <text:p>68722</text:p>
          </table:table-cell>
          <table:table-cell office:value-type="string">
            <text:p>0.052488679</text:p>
          </table:table-cell>
          <table:table-cell office:value-type="string">
            <text:p>189.8508697</text:p>
          </table:table-cell>
          <table:table-cell table:style-name="ce3" office:value-type="string">
            <text:p>3.91131E-43</text:p>
          </table:table-cell>
          <table:table-cell table:style-name="ce5"/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68722">
            <text:p>68722</text:p>
          </table:table-cell>
          <table:table-cell office:value-type="string">
            <text:p>0.533364207</text:p>
          </table:table-cell>
          <table:table-cell office:value-type="string">
            <text:p>27321.687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68722">
            <text:p>68722</text:p>
          </table:table-cell>
          <table:table-cell office:value-type="string">
            <text:p>0.430870033</text:p>
          </table:table-cell>
          <table:table-cell office:value-type="string">
            <text:p>15666.2152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68722">
            <text:p>68722</text:p>
          </table:table-cell>
          <table:table-cell office:value-type="string">
            <text:p>0.62891283</text:p>
          </table:table-cell>
          <table:table-cell office:value-type="string">
            <text:p>44966.6234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68722">
            <text:p>68722</text:p>
          </table:table-cell>
          <table:table-cell office:value-type="string">
            <text:p>0.28939796</text:p>
          </table:table-cell>
          <table:table-cell office:value-type="string">
            <text:p>6281.46078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68722">
            <text:p>68722</text:p>
          </table:table-cell>
          <table:table-cell office:value-type="string">
            <text:p>0.289244859</text:p>
          </table:table-cell>
          <table:table-cell office:value-type="string">
            <text:p>6274.20970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8722">
            <text:p>68722</text:p>
          </table:table-cell>
          <table:table-cell office:value-type="string">
            <text:p>0.134085545</text:p>
          </table:table-cell>
          <table:table-cell office:value-type="string">
            <text:p>1258.132171</text:p>
          </table:table-cell>
          <table:table-cell table:style-name="ce3" office:value-type="string">
            <text:p>4.2317E-273</text:p>
          </table:table-cell>
          <table:table-cell table:style-name="ce5"/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68722">
            <text:p>68722</text:p>
          </table:table-cell>
          <table:table-cell office:value-type="string">
            <text:p>0.445368215</text:p>
          </table:table-cell>
          <table:table-cell office:value-type="string">
            <text:p>17003.5003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68722">
            <text:p>68722</text:p>
          </table:table-cell>
          <table:table-cell office:value-type="string">
            <text:p>0.452799611</text:p>
          </table:table-cell>
          <table:table-cell office:value-type="string">
            <text:p>17723.2404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68722">
            <text:p>68722</text:p>
          </table:table-cell>
          <table:table-cell office:value-type="string">
            <text:p>0.657762392</text:p>
          </table:table-cell>
          <table:table-cell office:value-type="string">
            <text:p>52404.8175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68722">
            <text:p>68722</text:p>
          </table:table-cell>
          <table:table-cell office:value-type="string">
            <text:p>0.781425863</text:p>
          </table:table-cell>
          <table:table-cell office:value-type="string">
            <text:p>107768.58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68722">
            <text:p>68722</text:p>
          </table:table-cell>
          <table:table-cell office:value-type="string">
            <text:p>0.009432347</text:p>
          </table:table-cell>
          <table:table-cell office:value-type="string">
            <text:p>6.114505138</text:p>
          </table:table-cell>
          <table:table-cell table:style-name="ce3" office:value-type="string">
            <text:p>0.013410096</text:p>
          </table:table-cell>
          <table:table-cell table:style-name="ce5"/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68722">
            <text:p>68722</text:p>
          </table:table-cell>
          <table:table-cell office:value-type="string">
            <text:p>0.557503551</text:p>
          </table:table-cell>
          <table:table-cell office:value-type="string">
            <text:p>30991.285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68722">
            <text:p>68722</text:p>
          </table:table-cell>
          <table:table-cell office:value-type="string">
            <text:p>0.323496301</text:p>
          </table:table-cell>
          <table:table-cell office:value-type="string">
            <text:p>8032.0958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68722">
            <text:p>68722</text:p>
          </table:table-cell>
          <table:table-cell office:value-type="string">
            <text:p>0.911842439</text:p>
          </table:table-cell>
          <table:table-cell office:value-type="string">
            <text:p>339008.89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68722">
            <text:p>68722</text:p>
          </table:table-cell>
          <table:table-cell office:value-type="string">
            <text:p>0.127912892</text:p>
          </table:table-cell>
          <table:table-cell office:value-type="string">
            <text:p>1143.079293</text:p>
          </table:table-cell>
          <table:table-cell table:style-name="ce3" office:value-type="string">
            <text:p>1.5899E-248</text:p>
          </table:table-cell>
          <table:table-cell table:style-name="ce5"/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68722">
            <text:p>68722</text:p>
          </table:table-cell>
          <table:table-cell office:value-type="string">
            <text:p>0.434896093</text:p>
          </table:table-cell>
          <table:table-cell office:value-type="string">
            <text:p>16028.962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68722">
            <text:p>68722</text:p>
          </table:table-cell>
          <table:table-cell office:value-type="string">
            <text:p>0.01402074</text:p>
          </table:table-cell>
          <table:table-cell office:value-type="string">
            <text:p>13.51171363</text:p>
          </table:table-cell>
          <table:table-cell table:style-name="ce3" office:value-type="string">
            <text:p>0.000237259</text:p>
          </table:table-cell>
          <table:table-cell table:style-name="ce5"/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68722">
            <text:p>68722</text:p>
          </table:table-cell>
          <table:table-cell office:value-type="string">
            <text:p>0.925478063</text:p>
          </table:table-cell>
          <table:table-cell office:value-type="string">
            <text:p>410197.20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68722">
            <text:p>68722</text:p>
          </table:table-cell>
          <table:table-cell office:value-type="string">
            <text:p>0.498885853</text:p>
          </table:table-cell>
          <table:table-cell office:value-type="string">
            <text:p>22770.9056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68722">
            <text:p>68722</text:p>
          </table:table-cell>
          <table:table-cell office:value-type="string">
            <text:p>0.778837158</text:p>
          </table:table-cell>
          <table:table-cell office:value-type="string">
            <text:p>105956.62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68722">
            <text:p>68722</text:p>
          </table:table-cell>
          <table:table-cell office:value-type="string">
            <text:p>0.632056619</text:p>
          </table:table-cell>
          <table:table-cell office:value-type="string">
            <text:p>45717.123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68722">
            <text:p>68722</text:p>
          </table:table-cell>
          <table:table-cell office:value-type="string">
            <text:p>0.713172735</text:p>
          </table:table-cell>
          <table:table-cell office:value-type="string">
            <text:p>71129.708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68722">
            <text:p>68722</text:p>
          </table:table-cell>
          <table:table-cell office:value-type="string">
            <text:p>0.40126858</text:p>
          </table:table-cell>
          <table:table-cell office:value-type="string">
            <text:p>13188.6404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68722">
            <text:p>68722</text:p>
          </table:table-cell>
          <table:table-cell office:value-type="string">
            <text:p>0.547300529</text:p>
          </table:table-cell>
          <table:table-cell office:value-type="string">
            <text:p>29386.659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68722">
            <text:p>68722</text:p>
          </table:table-cell>
          <table:table-cell office:value-type="string">
            <text:p>0.427337796</text:p>
          </table:table-cell>
          <table:table-cell office:value-type="string">
            <text:p>15353.2554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68722">
            <text:p>68722</text:p>
          </table:table-cell>
          <table:table-cell office:value-type="string">
            <text:p>0.230622876</text:p>
          </table:table-cell>
          <table:table-cell office:value-type="string">
            <text:p>3860.3231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68722">
            <text:p>68722</text:p>
          </table:table-cell>
          <table:table-cell office:value-type="string">
            <text:p>0.395831404</text:p>
          </table:table-cell>
          <table:table-cell office:value-type="string">
            <text:p>12767.6959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68722">
            <text:p>68722</text:p>
          </table:table-cell>
          <table:table-cell office:value-type="string">
            <text:p>0.382298438</text:p>
          </table:table-cell>
          <table:table-cell office:value-type="string">
            <text:p>11762.717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68722">
            <text:p>68722</text:p>
          </table:table-cell>
          <table:table-cell office:value-type="string">
            <text:p>0.196810326</text:p>
          </table:table-cell>
          <table:table-cell office:value-type="string">
            <text:p>2769.0797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68722">
            <text:p>68722</text:p>
          </table:table-cell>
          <table:table-cell office:value-type="string">
            <text:p>0.686277162</text:p>
          </table:table-cell>
          <table:table-cell office:value-type="string">
            <text:p>61179.672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68722">
            <text:p>68722</text:p>
          </table:table-cell>
          <table:table-cell office:value-type="string">
            <text:p>0.935716447</text:p>
          </table:table-cell>
          <table:table-cell office:value-type="string">
            <text:p>483537.38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68722">
            <text:p>68722</text:p>
          </table:table-cell>
          <table:table-cell office:value-type="string">
            <text:p>0.148277038</text:p>
          </table:table-cell>
          <table:table-cell office:value-type="string">
            <text:p>1544.8485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68722">
            <text:p>68722</text:p>
          </table:table-cell>
          <table:table-cell office:value-type="string">
            <text:p>0.006664587</text:p>
          </table:table-cell>
          <table:table-cell office:value-type="string">
            <text:p>3.052452694</text:p>
          </table:table-cell>
          <table:table-cell table:style-name="ce3" office:value-type="string">
            <text:p>0.080619781</text:p>
          </table:table-cell>
          <table:table-cell table:style-name="ce5"/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68722">
            <text:p>68722</text:p>
          </table:table-cell>
          <table:table-cell office:value-type="string">
            <text:p>0.757043791</text:p>
          </table:table-cell>
          <table:table-cell office:value-type="string">
            <text:p>92260.237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68722">
            <text:p>68722</text:p>
          </table:table-cell>
          <table:table-cell office:value-type="string">
            <text:p>0.279685202</text:p>
          </table:table-cell>
          <table:table-cell office:value-type="string">
            <text:p>5831.71974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68722">
            <text:p>68722</text:p>
          </table:table-cell>
          <table:table-cell office:value-type="string">
            <text:p>0.589319273</text:p>
          </table:table-cell>
          <table:table-cell office:value-type="string">
            <text:p>36565.285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68722">
            <text:p>68722</text:p>
          </table:table-cell>
          <table:table-cell office:value-type="string">
            <text:p>0.675422972</text:p>
          </table:table-cell>
          <table:table-cell office:value-type="string">
            <text:p>57649.103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68722">
            <text:p>68722</text:p>
          </table:table-cell>
          <table:table-cell office:value-type="string">
            <text:p>0.387877166</text:p>
          </table:table-cell>
          <table:table-cell office:value-type="string">
            <text:p>12169.758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68722">
            <text:p>68722</text:p>
          </table:table-cell>
          <table:table-cell office:value-type="string">
            <text:p>0.227124735</text:p>
          </table:table-cell>
          <table:table-cell office:value-type="string">
            <text:p>3737.7814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68722">
            <text:p>68722</text:p>
          </table:table-cell>
          <table:table-cell office:value-type="string">
            <text:p>0.716687144</text:p>
          </table:table-cell>
          <table:table-cell office:value-type="string">
            <text:p>72574.648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68722">
            <text:p>68722</text:p>
          </table:table-cell>
          <table:table-cell office:value-type="string">
            <text:p>0.805006352</text:p>
          </table:table-cell>
          <table:table-cell office:value-type="string">
            <text:p>126526.812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68722">
            <text:p>68722</text:p>
          </table:table-cell>
          <table:table-cell office:value-type="string">
            <text:p>0.935752648</text:p>
          </table:table-cell>
          <table:table-cell office:value-type="string">
            <text:p>483838.23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68722">
            <text:p>68722</text:p>
          </table:table-cell>
          <table:table-cell office:value-type="string">
            <text:p>0.300036799</text:p>
          </table:table-cell>
          <table:table-cell office:value-type="string">
            <text:p>6798.31594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68722">
            <text:p>68722</text:p>
          </table:table-cell>
          <table:table-cell office:value-type="string">
            <text:p>0.218013999</text:p>
          </table:table-cell>
          <table:table-cell office:value-type="string">
            <text:p>3429.2618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68722">
            <text:p>68722</text:p>
          </table:table-cell>
          <table:table-cell office:value-type="string">
            <text:p>0.584691701</text:p>
          </table:table-cell>
          <table:table-cell office:value-type="string">
            <text:p>35696.169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8722">
            <text:p>68722</text:p>
          </table:table-cell>
          <table:table-cell office:value-type="string">
            <text:p>0.821614883</text:p>
          </table:table-cell>
          <table:table-cell office:value-type="string">
            <text:p>142759.350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68722">
            <text:p>68722</text:p>
          </table:table-cell>
          <table:table-cell office:value-type="string">
            <text:p>0.057873928</text:p>
          </table:table-cell>
          <table:table-cell office:value-type="string">
            <text:p>230.9437053</text:p>
          </table:table-cell>
          <table:table-cell table:style-name="ce3" office:value-type="string">
            <text:p>4.51173E-52</text:p>
          </table:table-cell>
          <table:table-cell table:style-name="ce5"/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68722">
            <text:p>68722</text:p>
          </table:table-cell>
          <table:table-cell office:value-type="string">
            <text:p>0.725381921</text:p>
          </table:table-cell>
          <table:table-cell office:value-type="string">
            <text:p>76313.652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68722">
            <text:p>68722</text:p>
          </table:table-cell>
          <table:table-cell office:value-type="string">
            <text:p>0.450327474</text:p>
          </table:table-cell>
          <table:table-cell office:value-type="string">
            <text:p>17481.1473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68722">
            <text:p>68722</text:p>
          </table:table-cell>
          <table:table-cell office:value-type="string">
            <text:p>0.845039062</text:p>
          </table:table-cell>
          <table:table-cell office:value-type="string">
            <text:p>171636.21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68722">
            <text:p>68722</text:p>
          </table:table-cell>
          <table:table-cell office:value-type="string">
            <text:p>0.179888535</text:p>
          </table:table-cell>
          <table:table-cell office:value-type="string">
            <text:p>2298.1387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68722">
            <text:p>68722</text:p>
          </table:table-cell>
          <table:table-cell office:value-type="string">
            <text:p>0.647224074</text:p>
          </table:table-cell>
          <table:table-cell office:value-type="string">
            <text:p>49538.2722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68722">
            <text:p>68722</text:p>
          </table:table-cell>
          <table:table-cell office:value-type="string">
            <text:p>0.617648823</text:p>
          </table:table-cell>
          <table:table-cell office:value-type="string">
            <text:p>42385.7342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68722">
            <text:p>68722</text:p>
          </table:table-cell>
          <table:table-cell office:value-type="string">
            <text:p>0.97746676</text:p>
          </table:table-cell>
          <table:table-cell office:value-type="string">
            <text:p>1473514.15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68722">
            <text:p>68722</text:p>
          </table:table-cell>
          <table:table-cell office:value-type="string">
            <text:p>0.921955621</text:p>
          </table:table-cell>
          <table:table-cell office:value-type="string">
            <text:p>389419.95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68722">
            <text:p>68722</text:p>
          </table:table-cell>
          <table:table-cell office:value-type="string">
            <text:p>0.612651493</text:p>
          </table:table-cell>
          <table:table-cell office:value-type="string">
            <text:p>41292.172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68722">
            <text:p>68722</text:p>
          </table:table-cell>
          <table:table-cell office:value-type="string">
            <text:p>0.58616472</text:p>
          </table:table-cell>
          <table:table-cell office:value-type="string">
            <text:p>35970.519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68722">
            <text:p>68722</text:p>
          </table:table-cell>
          <table:table-cell office:value-type="string">
            <text:p>0.654172805</text:p>
          </table:table-cell>
          <table:table-cell office:value-type="string">
            <text:p>51407.69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68722">
            <text:p>68722</text:p>
          </table:table-cell>
          <table:table-cell office:value-type="string">
            <text:p>0.212342787</text:p>
          </table:table-cell>
          <table:table-cell office:value-type="string">
            <text:p>3244.8564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68722">
            <text:p>68722</text:p>
          </table:table-cell>
          <table:table-cell office:value-type="string">
            <text:p>0.421393801</text:p>
          </table:table-cell>
          <table:table-cell office:value-type="string">
            <text:p>14837.5411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68722">
            <text:p>68722</text:p>
          </table:table-cell>
          <table:table-cell office:value-type="string">
            <text:p>0.260298525</text:p>
          </table:table-cell>
          <table:table-cell office:value-type="string">
            <text:p>4994.55332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68722">
            <text:p>68722</text:p>
          </table:table-cell>
          <table:table-cell office:value-type="string">
            <text:p>0.13425201</text:p>
          </table:table-cell>
          <table:table-cell office:value-type="string">
            <text:p>1261.315388</text:p>
          </table:table-cell>
          <table:table-cell table:style-name="ce3" office:value-type="string">
            <text:p>8.8551E-274</text:p>
          </table:table-cell>
          <table:table-cell table:style-name="ce5"/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68722">
            <text:p>68722</text:p>
          </table:table-cell>
          <table:table-cell office:value-type="string">
            <text:p>0.765691388</text:p>
          </table:table-cell>
          <table:table-cell office:value-type="string">
            <text:p>97384.0035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68722">
            <text:p>68722</text:p>
          </table:table-cell>
          <table:table-cell office:value-type="string">
            <text:p>0.305475287</text:p>
          </table:table-cell>
          <table:table-cell office:value-type="string">
            <text:p>7072.5976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68722">
            <text:p>68722</text:p>
          </table:table-cell>
          <table:table-cell office:value-type="string">
            <text:p>0.657820554</text:p>
          </table:table-cell>
          <table:table-cell office:value-type="string">
            <text:p>52421.155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68722">
            <text:p>68722</text:p>
          </table:table-cell>
          <table:table-cell office:value-type="string">
            <text:p>0.099790165</text:p>
          </table:table-cell>
          <table:table-cell office:value-type="string">
            <text:p>691.2020972</text:p>
          </table:table-cell>
          <table:table-cell table:style-name="ce3" office:value-type="string">
            <text:p>1.3831E-151</text:p>
          </table:table-cell>
          <table:table-cell table:style-name="ce5"/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68722">
            <text:p>68722</text:p>
          </table:table-cell>
          <table:table-cell office:value-type="string">
            <text:p>0.167290138</text:p>
          </table:table-cell>
          <table:table-cell office:value-type="string">
            <text:p>1978.56947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68722">
            <text:p>68722</text:p>
          </table:table-cell>
          <table:table-cell office:value-type="string">
            <text:p>0.235631785</text:p>
          </table:table-cell>
          <table:table-cell office:value-type="string">
            <text:p>4039.7938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68722">
            <text:p>68722</text:p>
          </table:table-cell>
          <table:table-cell office:value-type="string">
            <text:p>0.196712339</text:p>
          </table:table-cell>
          <table:table-cell office:value-type="string">
            <text:p>2766.2121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68722">
            <text:p>68722</text:p>
          </table:table-cell>
          <table:table-cell office:value-type="string">
            <text:p>0.955303127</text:p>
          </table:table-cell>
          <table:table-cell office:value-type="string">
            <text:p>717586.59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68722">
            <text:p>68722</text:p>
          </table:table-cell>
          <table:table-cell office:value-type="string">
            <text:p>0.078181023</text:p>
          </table:table-cell>
          <table:table-cell office:value-type="string">
            <text:p>422.6185169</text:p>
          </table:table-cell>
          <table:table-cell table:style-name="ce3" office:value-type="string">
            <text:p>1.25853E-93</text:p>
          </table:table-cell>
          <table:table-cell table:style-name="ce5"/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68722">
            <text:p>68722</text:p>
          </table:table-cell>
          <table:table-cell office:value-type="string">
            <text:p>0.626132228</text:p>
          </table:table-cell>
          <table:table-cell office:value-type="string">
            <text:p>44314.0435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68722">
            <text:p>68722</text:p>
          </table:table-cell>
          <table:table-cell office:value-type="string">
            <text:p>0.107471298</text:p>
          </table:table-cell>
          <table:table-cell office:value-type="string">
            <text:p>802.996157</text:p>
          </table:table-cell>
          <table:table-cell table:style-name="ce3" office:value-type="string">
            <text:p>1.2418E-175</text:p>
          </table:table-cell>
          <table:table-cell table:style-name="ce5"/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68722">
            <text:p>68722</text:p>
          </table:table-cell>
          <table:table-cell office:value-type="string">
            <text:p>0.546483332</text:p>
          </table:table-cell>
          <table:table-cell office:value-type="string">
            <text:p>29261.6287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68722">
            <text:p>68722</text:p>
          </table:table-cell>
          <table:table-cell office:value-type="string">
            <text:p>0.408063989</text:p>
          </table:table-cell>
          <table:table-cell office:value-type="string">
            <text:p>13729.11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68722">
            <text:p>68722</text:p>
          </table:table-cell>
          <table:table-cell office:value-type="string">
            <text:p>0.805275032</text:p>
          </table:table-cell>
          <table:table-cell office:value-type="string">
            <text:p>126767.11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68722">
            <text:p>68722</text:p>
          </table:table-cell>
          <table:table-cell office:value-type="string">
            <text:p>0.215387889</text:p>
          </table:table-cell>
          <table:table-cell office:value-type="string">
            <text:p>3343.14949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68722">
            <text:p>68722</text:p>
          </table:table-cell>
          <table:table-cell office:value-type="string">
            <text:p>0.131457624</text:p>
          </table:table-cell>
          <table:table-cell office:value-type="string">
            <text:p>1208.440857</text:p>
          </table:table-cell>
          <table:table-cell table:style-name="ce3" office:value-type="string">
            <text:p>1.7187E-262</text:p>
          </table:table-cell>
          <table:table-cell table:style-name="ce5"/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68722">
            <text:p>68722</text:p>
          </table:table-cell>
          <table:table-cell office:value-type="string">
            <text:p>0.004387606</text:p>
          </table:table-cell>
          <table:table-cell office:value-type="string">
            <text:p>1.322960042</text:p>
          </table:table-cell>
          <table:table-cell table:style-name="ce3" office:value-type="string">
            <text:p>0.250065508</text:p>
          </table:table-cell>
          <table:table-cell table:style-name="ce5"/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68722">
            <text:p>68722</text:p>
          </table:table-cell>
          <table:table-cell office:value-type="string">
            <text:p>0.678292142</text:p>
          </table:table-cell>
          <table:table-cell office:value-type="string">
            <text:p>58558.169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68722">
            <text:p>68722</text:p>
          </table:table-cell>
          <table:table-cell office:value-type="string">
            <text:p>0.277780866</text:p>
          </table:table-cell>
          <table:table-cell office:value-type="string">
            <text:p>5745.9578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68722">
            <text:p>68722</text:p>
          </table:table-cell>
          <table:table-cell office:value-type="string">
            <text:p>0.266483596</text:p>
          </table:table-cell>
          <table:table-cell office:value-type="string">
            <text:p>5253.0884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68722">
            <text:p>68722</text:p>
          </table:table-cell>
          <table:table-cell office:value-type="string">
            <text:p>0.972223695</text:p>
          </table:table-cell>
          <table:table-cell office:value-type="string">
            <text:p>1185727.5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68722">
            <text:p>68722</text:p>
          </table:table-cell>
          <table:table-cell office:value-type="string">
            <text:p>0.050783207</text:p>
          </table:table-cell>
          <table:table-cell office:value-type="string">
            <text:p>177.6825814</text:p>
          </table:table-cell>
          <table:table-cell table:style-name="ce3" office:value-type="string">
            <text:p>1.74493E-40</text:p>
          </table:table-cell>
          <table:table-cell table:style-name="ce5"/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68722">
            <text:p>68722</text:p>
          </table:table-cell>
          <table:table-cell office:value-type="string">
            <text:p>0.642030919</text:p>
          </table:table-cell>
          <table:table-cell office:value-type="string">
            <text:p>48191.249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68722">
            <text:p>68722</text:p>
          </table:table-cell>
          <table:table-cell office:value-type="string">
            <text:p>0.043302925</text:p>
          </table:table-cell>
          <table:table-cell office:value-type="string">
            <text:p>129.1019319</text:p>
          </table:table-cell>
          <table:table-cell table:style-name="ce3" office:value-type="string">
            <text:p>6.85095E-30</text:p>
          </table:table-cell>
          <table:table-cell table:style-name="ce5"/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68722">
            <text:p>68722</text:p>
          </table:table-cell>
          <table:table-cell office:value-type="string">
            <text:p>0.47108531</text:p>
          </table:table-cell>
          <table:table-cell office:value-type="string">
            <text:p>19600.122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68722">
            <text:p>68722</text:p>
          </table:table-cell>
          <table:table-cell office:value-type="string">
            <text:p>0.257934484</text:p>
          </table:table-cell>
          <table:table-cell office:value-type="string">
            <text:p>4897.8073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68722">
            <text:p>68722</text:p>
          </table:table-cell>
          <table:table-cell office:value-type="string">
            <text:p>0.699590586</text:p>
          </table:table-cell>
          <table:table-cell office:value-type="string">
            <text:p>65873.8746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68722">
            <text:p>68722</text:p>
          </table:table-cell>
          <table:table-cell office:value-type="string">
            <text:p>0.468073066</text:p>
          </table:table-cell>
          <table:table-cell office:value-type="string">
            <text:p>19280.1675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68722">
            <text:p>68722</text:p>
          </table:table-cell>
          <table:table-cell office:value-type="string">
            <text:p>0.265246404</text:p>
          </table:table-cell>
          <table:table-cell office:value-type="string">
            <text:p>5200.7422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68722">
            <text:p>68722</text:p>
          </table:table-cell>
          <table:table-cell office:value-type="string">
            <text:p>0.240187371</text:p>
          </table:table-cell>
          <table:table-cell office:value-type="string">
            <text:p>4207.16625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68722">
            <text:p>68722</text:p>
          </table:table-cell>
          <table:table-cell office:value-type="string">
            <text:p>0.741453676</text:p>
          </table:table-cell>
          <table:table-cell office:value-type="string">
            <text:p>83907.5232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68722">
            <text:p>68722</text:p>
          </table:table-cell>
          <table:table-cell office:value-type="string">
            <text:p>0.694347045</text:p>
          </table:table-cell>
          <table:table-cell office:value-type="string">
            <text:p>63974.2739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68722">
            <text:p>68722</text:p>
          </table:table-cell>
          <table:table-cell office:value-type="string">
            <text:p>0.792519618</text:p>
          </table:table-cell>
          <table:table-cell office:value-type="string">
            <text:p>116054.56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8722">
            <text:p>68722</text:p>
          </table:table-cell>
          <table:table-cell office:value-type="string">
            <text:p>0.941889102</text:p>
          </table:table-cell>
          <table:table-cell office:value-type="string">
            <text:p>540257.34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68722">
            <text:p>68722</text:p>
          </table:table-cell>
          <table:table-cell office:value-type="string">
            <text:p>0.270149308</text:p>
          </table:table-cell>
          <table:table-cell office:value-type="string">
            <text:p>5410.059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68722">
            <text:p>68722</text:p>
          </table:table-cell>
          <table:table-cell office:value-type="string">
            <text:p>0.609288442</text:p>
          </table:table-cell>
          <table:table-cell office:value-type="string">
            <text:p>40573.164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68722">
            <text:p>68722</text:p>
          </table:table-cell>
          <table:table-cell office:value-type="string">
            <text:p>0.27580567</text:p>
          </table:table-cell>
          <table:table-cell office:value-type="string">
            <text:p>5657.82984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68722">
            <text:p>68722</text:p>
          </table:table-cell>
          <table:table-cell office:value-type="string">
            <text:p>0.307104877</text:p>
          </table:table-cell>
          <table:table-cell office:value-type="string">
            <text:p>7156.1368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68722">
            <text:p>68722</text:p>
          </table:table-cell>
          <table:table-cell office:value-type="string">
            <text:p>0.876463982</text:p>
          </table:table-cell>
          <table:table-cell office:value-type="string">
            <text:p>227728.541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68722">
            <text:p>68722</text:p>
          </table:table-cell>
          <table:table-cell office:value-type="string">
            <text:p>0.289150602</text:p>
          </table:table-cell>
          <table:table-cell office:value-type="string">
            <text:p>6269.748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68722">
            <text:p>68722</text:p>
          </table:table-cell>
          <table:table-cell office:value-type="string">
            <text:p>0.430700606</text:p>
          </table:table-cell>
          <table:table-cell office:value-type="string">
            <text:p>15651.091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68722">
            <text:p>68722</text:p>
          </table:table-cell>
          <table:table-cell office:value-type="string">
            <text:p>0.325568818</text:p>
          </table:table-cell>
          <table:table-cell office:value-type="string">
            <text:p>8147.5837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68722">
            <text:p>68722</text:p>
          </table:table-cell>
          <table:table-cell office:value-type="string">
            <text:p>0.834146793</text:p>
          </table:table-cell>
          <table:table-cell office:value-type="string">
            <text:p>157184.658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8722">
            <text:p>68722</text:p>
          </table:table-cell>
          <table:table-cell office:value-type="string">
            <text:p>0.987964806</text:p>
          </table:table-cell>
          <table:table-cell office:value-type="string">
            <text:p>2803524.1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68722">
            <text:p>68722</text:p>
          </table:table-cell>
          <table:table-cell office:value-type="string">
            <text:p>0.504629341</text:p>
          </table:table-cell>
          <table:table-cell office:value-type="string">
            <text:p>23478.3916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8722">
            <text:p>68722</text:p>
          </table:table-cell>
          <table:table-cell office:value-type="string">
            <text:p>0.133447324</text:p>
          </table:table-cell>
          <table:table-cell office:value-type="string">
            <text:p>1245.967112</text:p>
          </table:table-cell>
          <table:table-cell table:style-name="ce3" office:value-type="string">
            <text:p>1.6708E-270</text:p>
          </table:table-cell>
          <table:table-cell table:style-name="ce5"/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68722">
            <text:p>68722</text:p>
          </table:table-cell>
          <table:table-cell office:value-type="string">
            <text:p>0.430025221</text:p>
          </table:table-cell>
          <table:table-cell office:value-type="string">
            <text:p>15590.917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68722">
            <text:p>68722</text:p>
          </table:table-cell>
          <table:table-cell office:value-type="string">
            <text:p>0.73486008</text:p>
          </table:table-cell>
          <table:table-cell office:value-type="string">
            <text:p>80677.58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68722">
            <text:p>68722</text:p>
          </table:table-cell>
          <table:table-cell office:value-type="string">
            <text:p>0.500231493</text:p>
          </table:table-cell>
          <table:table-cell office:value-type="string">
            <text:p>22934.963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68722">
            <text:p>68722</text:p>
          </table:table-cell>
          <table:table-cell office:value-type="string">
            <text:p>0.97886061</text:p>
          </table:table-cell>
          <table:table-cell office:value-type="string">
            <text:p>1574045.17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68722">
            <text:p>68722</text:p>
          </table:table-cell>
          <table:table-cell office:value-type="string">
            <text:p>0.125039207</text:p>
          </table:table-cell>
          <table:table-cell office:value-type="string">
            <text:p>1091.488897</text:p>
          </table:table-cell>
          <table:table-cell table:style-name="ce3" office:value-type="string">
            <text:p>1.7168E-237</text:p>
          </table:table-cell>
          <table:table-cell table:style-name="ce5"/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68722">
            <text:p>68722</text:p>
          </table:table-cell>
          <table:table-cell office:value-type="string">
            <text:p>0.557505529</text:p>
          </table:table-cell>
          <table:table-cell office:value-type="string">
            <text:p>30991.604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68722">
            <text:p>68722</text:p>
          </table:table-cell>
          <table:table-cell office:value-type="string">
            <text:p>0.71110373</text:p>
          </table:table-cell>
          <table:table-cell office:value-type="string">
            <text:p>70296.028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68722">
            <text:p>68722</text:p>
          </table:table-cell>
          <table:table-cell office:value-type="string">
            <text:p>0.045886353</text:p>
          </table:table-cell>
          <table:table-cell office:value-type="string">
            <text:p>144.9992053</text:p>
          </table:table-cell>
          <table:table-cell table:style-name="ce3" office:value-type="string">
            <text:p>2.32147E-33</text:p>
          </table:table-cell>
          <table:table-cell table:style-name="ce5"/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68722">
            <text:p>68722</text:p>
          </table:table-cell>
          <table:table-cell office:value-type="string">
            <text:p>0.373182948</text:p>
          </table:table-cell>
          <table:table-cell office:value-type="string">
            <text:p>11118.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68722">
            <text:p>68722</text:p>
          </table:table-cell>
          <table:table-cell office:value-type="string">
            <text:p>0.386923411</text:p>
          </table:table-cell>
          <table:table-cell office:value-type="string">
            <text:p>12099.459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68722">
            <text:p>68722</text:p>
          </table:table-cell>
          <table:table-cell office:value-type="string">
            <text:p>0.461387394</text:p>
          </table:table-cell>
          <table:table-cell office:value-type="string">
            <text:p>18585.4349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68722">
            <text:p>68722</text:p>
          </table:table-cell>
          <table:table-cell office:value-type="string">
            <text:p>0.880285433</text:p>
          </table:table-cell>
          <table:table-cell office:value-type="string">
            <text:p>236569.852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68722">
            <text:p>68722</text:p>
          </table:table-cell>
          <table:table-cell office:value-type="string">
            <text:p>0.214516319</text:p>
          </table:table-cell>
          <table:table-cell office:value-type="string">
            <text:p>3314.8455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68722">
            <text:p>68722</text:p>
          </table:table-cell>
          <table:table-cell office:value-type="string">
            <text:p>0.775057391</text:p>
          </table:table-cell>
          <table:table-cell office:value-type="string">
            <text:p>103387.19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68722">
            <text:p>68722</text:p>
          </table:table-cell>
          <table:table-cell office:value-type="string">
            <text:p>0.11463216</text:p>
          </table:table-cell>
          <table:table-cell office:value-type="string">
            <text:p>915.0415057</text:p>
          </table:table-cell>
          <table:table-cell table:style-name="ce3" office:value-type="string">
            <text:p>1.0868E-199</text:p>
          </table:table-cell>
          <table:table-cell table:style-name="ce5"/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68722">
            <text:p>68722</text:p>
          </table:table-cell>
          <table:table-cell office:value-type="string">
            <text:p>0.502682032</text:p>
          </table:table-cell>
          <table:table-cell office:value-type="string">
            <text:p>23236.3886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68722">
            <text:p>68722</text:p>
          </table:table-cell>
          <table:table-cell office:value-type="string">
            <text:p>0.721439816</text:p>
          </table:table-cell>
          <table:table-cell office:value-type="string">
            <text:p>74588.6045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68722">
            <text:p>68722</text:p>
          </table:table-cell>
          <table:table-cell office:value-type="string">
            <text:p>0.3075659</text:p>
          </table:table-cell>
          <table:table-cell office:value-type="string">
            <text:p>7179.8849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68722">
            <text:p>68722</text:p>
          </table:table-cell>
          <table:table-cell office:value-type="string">
            <text:p>0.571939953</text:p>
          </table:table-cell>
          <table:table-cell office:value-type="string">
            <text:p>33407.45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68722">
            <text:p>68722</text:p>
          </table:table-cell>
          <table:table-cell office:value-type="string">
            <text:p>0.484088417</text:p>
          </table:table-cell>
          <table:table-cell office:value-type="string">
            <text:p>21032.8187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68722">
            <text:p>68722</text:p>
          </table:table-cell>
          <table:table-cell office:value-type="string">
            <text:p>0.548514274</text:p>
          </table:table-cell>
          <table:table-cell office:value-type="string">
            <text:p>29573.299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68722">
            <text:p>68722</text:p>
          </table:table-cell>
          <table:table-cell office:value-type="string">
            <text:p>0.977234433</text:p>
          </table:table-cell>
          <table:table-cell office:value-type="string">
            <text:p>1457954.72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68722">
            <text:p>68722</text:p>
          </table:table-cell>
          <table:table-cell office:value-type="string">
            <text:p>0.692210888</text:p>
          </table:table-cell>
          <table:table-cell office:value-type="string">
            <text:p>63219.675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68722">
            <text:p>68722</text:p>
          </table:table-cell>
          <table:table-cell office:value-type="string">
            <text:p>0.935399957</text:p>
          </table:table-cell>
          <table:table-cell office:value-type="string">
            <text:p>480921.630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68722">
            <text:p>68722</text:p>
          </table:table-cell>
          <table:table-cell office:value-type="string">
            <text:p>0.578563482</text:p>
          </table:table-cell>
          <table:table-cell office:value-type="string">
            <text:p>34577.2913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68722">
            <text:p>68722</text:p>
          </table:table-cell>
          <table:table-cell office:value-type="string">
            <text:p>0.32364806</text:p>
          </table:table-cell>
          <table:table-cell office:value-type="string">
            <text:p>8040.5155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68722">
            <text:p>68722</text:p>
          </table:table-cell>
          <table:table-cell office:value-type="string">
            <text:p>0.204967347</text:p>
          </table:table-cell>
          <table:table-cell office:value-type="string">
            <text:p>3013.6462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68722">
            <text:p>68722</text:p>
          </table:table-cell>
          <table:table-cell office:value-type="string">
            <text:p>0.31944079</text:p>
          </table:table-cell>
          <table:table-cell office:value-type="string">
            <text:p>7809.22744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68722">
            <text:p>68722</text:p>
          </table:table-cell>
          <table:table-cell office:value-type="string">
            <text:p>0.307977483</text:p>
          </table:table-cell>
          <table:table-cell office:value-type="string">
            <text:p>7201.1289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68722">
            <text:p>68722</text:p>
          </table:table-cell>
          <table:table-cell office:value-type="string">
            <text:p>0.654947169</text:p>
          </table:table-cell>
          <table:table-cell office:value-type="string">
            <text:p>51620.946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68722">
            <text:p>68722</text:p>
          </table:table-cell>
          <table:table-cell office:value-type="string">
            <text:p>0.869184889</text:p>
          </table:table-cell>
          <table:table-cell office:value-type="string">
            <text:p>212323.13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68722">
            <text:p>68722</text:p>
          </table:table-cell>
          <table:table-cell office:value-type="string">
            <text:p>0.973123547</text:p>
          </table:table-cell>
          <table:table-cell office:value-type="string">
            <text:p>1227136.5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68722">
            <text:p>68722</text:p>
          </table:table-cell>
          <table:table-cell office:value-type="string">
            <text:p>0.995272538</text:p>
          </table:table-cell>
          <table:table-cell office:value-type="string">
            <text:p>7216670.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68722">
            <text:p>68722</text:p>
          </table:table-cell>
          <table:table-cell office:value-type="string">
            <text:p>0.327941632</text:p>
          </table:table-cell>
          <table:table-cell office:value-type="string">
            <text:p>8281.1428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68722">
            <text:p>68722</text:p>
          </table:table-cell>
          <table:table-cell office:value-type="string">
            <text:p>0.455503293</text:p>
          </table:table-cell>
          <table:table-cell office:value-type="string">
            <text:p>17991.1010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68722">
            <text:p>68722</text:p>
          </table:table-cell>
          <table:table-cell office:value-type="string">
            <text:p>0.974434522</text:p>
          </table:table-cell>
          <table:table-cell office:value-type="string">
            <text:p>1292682.36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68722">
            <text:p>68722</text:p>
          </table:table-cell>
          <table:table-cell office:value-type="string">
            <text:p>0.627581146</text:p>
          </table:table-cell>
          <table:table-cell office:value-type="string">
            <text:p>44652.791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8722">
            <text:p>68722</text:p>
          </table:table-cell>
          <table:table-cell office:value-type="string">
            <text:p>0.929862388</text:p>
          </table:table-cell>
          <table:table-cell office:value-type="string">
            <text:p>438978.443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68722">
            <text:p>68722</text:p>
          </table:table-cell>
          <table:table-cell office:value-type="string">
            <text:p>0.660150616</text:p>
          </table:table-cell>
          <table:table-cell office:value-type="string">
            <text:p>53080.528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68722">
            <text:p>68722</text:p>
          </table:table-cell>
          <table:table-cell office:value-type="string">
            <text:p>0.16157024</text:p>
          </table:table-cell>
          <table:table-cell office:value-type="string">
            <text:p>1842.0174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68722">
            <text:p>68722</text:p>
          </table:table-cell>
          <table:table-cell office:value-type="string">
            <text:p>0.687683291</text:p>
          </table:table-cell>
          <table:table-cell office:value-type="string">
            <text:p>61655.798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68722">
            <text:p>68722</text:p>
          </table:table-cell>
          <table:table-cell office:value-type="string">
            <text:p>0.901496618</text:p>
          </table:table-cell>
          <table:table-cell office:value-type="string">
            <text:p>298170.48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68722">
            <text:p>68722</text:p>
          </table:table-cell>
          <table:table-cell office:value-type="string">
            <text:p>0.745415482</text:p>
          </table:table-cell>
          <table:table-cell office:value-type="string">
            <text:p>85930.859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68722">
            <text:p>68722</text:p>
          </table:table-cell>
          <table:table-cell office:value-type="string">
            <text:p>0.179515044</text:p>
          </table:table-cell>
          <table:table-cell office:value-type="string">
            <text:p>2288.2883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68722">
            <text:p>68722</text:p>
          </table:table-cell>
          <table:table-cell office:value-type="string">
            <text:p>0.980994863</text:p>
          </table:table-cell>
          <table:table-cell office:value-type="string">
            <text:p>1756557.08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68722">
            <text:p>68722</text:p>
          </table:table-cell>
          <table:table-cell office:value-type="string">
            <text:p>0.722149921</text:p>
          </table:table-cell>
          <table:table-cell office:value-type="string">
            <text:p>74895.6175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68722">
            <text:p>68722</text:p>
          </table:table-cell>
          <table:table-cell office:value-type="string">
            <text:p>0.173622312</text:p>
          </table:table-cell>
          <table:table-cell office:value-type="string">
            <text:p>2135.93129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8722">
            <text:p>68722</text:p>
          </table:table-cell>
          <table:table-cell office:value-type="string">
            <text:p>0.378990631</text:p>
          </table:table-cell>
          <table:table-cell office:value-type="string">
            <text:p>11526.053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68722">
            <text:p>68722</text:p>
          </table:table-cell>
          <table:table-cell office:value-type="string">
            <text:p>0.296927076</text:p>
          </table:table-cell>
          <table:table-cell office:value-type="string">
            <text:p>6644.5691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68722">
            <text:p>68722</text:p>
          </table:table-cell>
          <table:table-cell office:value-type="string">
            <text:p>0.879937949</text:p>
          </table:table-cell>
          <table:table-cell office:value-type="string">
            <text:p>235742.547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68722">
            <text:p>68722</text:p>
          </table:table-cell>
          <table:table-cell office:value-type="string">
            <text:p>0.767651659</text:p>
          </table:table-cell>
          <table:table-cell office:value-type="string">
            <text:p>98599.627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68722">
            <text:p>68722</text:p>
          </table:table-cell>
          <table:table-cell office:value-type="string">
            <text:p>0.386859255</text:p>
          </table:table-cell>
          <table:table-cell office:value-type="string">
            <text:p>12094.740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68722">
            <text:p>68722</text:p>
          </table:table-cell>
          <table:table-cell office:value-type="string">
            <text:p>0.643201035</text:p>
          </table:table-cell>
          <table:table-cell office:value-type="string">
            <text:p>48491.1333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68722">
            <text:p>68722</text:p>
          </table:table-cell>
          <table:table-cell office:value-type="string">
            <text:p>0.240835072</text:p>
          </table:table-cell>
          <table:table-cell office:value-type="string">
            <text:p>4231.2863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68722">
            <text:p>68722</text:p>
          </table:table-cell>
          <table:table-cell office:value-type="string">
            <text:p>0.258677948</text:p>
          </table:table-cell>
          <table:table-cell office:value-type="string">
            <text:p>4928.1103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68722">
            <text:p>68722</text:p>
          </table:table-cell>
          <table:table-cell office:value-type="string">
            <text:p>0.11543138</text:p>
          </table:table-cell>
          <table:table-cell office:value-type="string">
            <text:p>928.0182982</text:p>
          </table:table-cell>
          <table:table-cell table:style-name="ce3" office:value-type="string">
            <text:p>1.7887E-202</text:p>
          </table:table-cell>
          <table:table-cell table:style-name="ce5"/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68722">
            <text:p>68722</text:p>
          </table:table-cell>
          <table:table-cell office:value-type="string">
            <text:p>0.332132953</text:p>
          </table:table-cell>
          <table:table-cell office:value-type="string">
            <text:p>8520.5866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68722">
            <text:p>68722</text:p>
          </table:table-cell>
          <table:table-cell office:value-type="string">
            <text:p>0.978898577</text:p>
          </table:table-cell>
          <table:table-cell office:value-type="string">
            <text:p>1576969.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68722">
            <text:p>68722</text:p>
          </table:table-cell>
          <table:table-cell office:value-type="string">
            <text:p>0.148242675</text:p>
          </table:table-cell>
          <table:table-cell office:value-type="string">
            <text:p>1544.1165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68722">
            <text:p>68722</text:p>
          </table:table-cell>
          <table:table-cell office:value-type="string">
            <text:p>0.496842354</text:p>
          </table:table-cell>
          <table:table-cell office:value-type="string">
            <text:p>22523.725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68722">
            <text:p>68722</text:p>
          </table:table-cell>
          <table:table-cell office:value-type="string">
            <text:p>0.602458435</text:p>
          </table:table-cell>
          <table:table-cell office:value-type="string">
            <text:p>39153.2675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68722">
            <text:p>68722</text:p>
          </table:table-cell>
          <table:table-cell office:value-type="string">
            <text:p>0.584440942</text:p>
          </table:table-cell>
          <table:table-cell office:value-type="string">
            <text:p>35649.67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68722">
            <text:p>68722</text:p>
          </table:table-cell>
          <table:table-cell office:value-type="string">
            <text:p>0.80438334</text:p>
          </table:table-cell>
          <table:table-cell office:value-type="string">
            <text:p>125972.177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68722">
            <text:p>68722</text:p>
          </table:table-cell>
          <table:table-cell office:value-type="string">
            <text:p>0.965326152</text:p>
          </table:table-cell>
          <table:table-cell office:value-type="string">
            <text:p>939711.66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68722">
            <text:p>68722</text:p>
          </table:table-cell>
          <table:table-cell office:value-type="string">
            <text:p>0.88328033</text:p>
          </table:table-cell>
          <table:table-cell office:value-type="string">
            <text:p>243905.30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68722">
            <text:p>68722</text:p>
          </table:table-cell>
          <table:table-cell office:value-type="string">
            <text:p>0.707966708</text:p>
          </table:table-cell>
          <table:table-cell office:value-type="string">
            <text:p>69055.306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68722">
            <text:p>68722</text:p>
          </table:table-cell>
          <table:table-cell office:value-type="string">
            <text:p>0.272430702</text:p>
          </table:table-cell>
          <table:table-cell office:value-type="string">
            <text:p>5509.17725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68722">
            <text:p>68722</text:p>
          </table:table-cell>
          <table:table-cell office:value-type="string">
            <text:p>0.827467875</text:p>
          </table:table-cell>
          <table:table-cell office:value-type="string">
            <text:p>149233.28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68722">
            <text:p>68722</text:p>
          </table:table-cell>
          <table:table-cell office:value-type="string">
            <text:p>0.763470022</text:p>
          </table:table-cell>
          <table:table-cell office:value-type="string">
            <text:p>96031.3105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68722">
            <text:p>68722</text:p>
          </table:table-cell>
          <table:table-cell office:value-type="string">
            <text:p>0.518693578</text:p>
          </table:table-cell>
          <table:table-cell office:value-type="string">
            <text:p>25293.741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68722">
            <text:p>68722</text:p>
          </table:table-cell>
          <table:table-cell office:value-type="string">
            <text:p>0.334428151</text:p>
          </table:table-cell>
          <table:table-cell office:value-type="string">
            <text:p>8653.63687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68722">
            <text:p>68722</text:p>
          </table:table-cell>
          <table:table-cell office:value-type="string">
            <text:p>0.007356285</text:p>
          </table:table-cell>
          <table:table-cell office:value-type="string">
            <text:p>3.718979564</text:p>
          </table:table-cell>
          <table:table-cell table:style-name="ce3" office:value-type="string">
            <text:p>0.053801354</text:p>
          </table:table-cell>
          <table:table-cell table:style-name="ce5"/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68722">
            <text:p>68722</text:p>
          </table:table-cell>
          <table:table-cell office:value-type="string">
            <text:p>0.930135627</text:p>
          </table:table-cell>
          <table:table-cell office:value-type="string">
            <text:p>440891.899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68722">
            <text:p>68722</text:p>
          </table:table-cell>
          <table:table-cell office:value-type="string">
            <text:p>0.317681818</text:p>
          </table:table-cell>
          <table:table-cell office:value-type="string">
            <text:p>7713.8354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68722">
            <text:p>68722</text:p>
          </table:table-cell>
          <table:table-cell office:value-type="string">
            <text:p>0.068077567</text:p>
          </table:table-cell>
          <table:table-cell office:value-type="string">
            <text:p>319.969545</text:p>
          </table:table-cell>
          <table:table-cell table:style-name="ce3" office:value-type="string">
            <text:p>2.13696E-71</text:p>
          </table:table-cell>
          <table:table-cell table:style-name="ce5"/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68722">
            <text:p>68722</text:p>
          </table:table-cell>
          <table:table-cell office:value-type="string">
            <text:p>0.059652617</text:p>
          </table:table-cell>
          <table:table-cell office:value-type="string">
            <text:p>245.4089049</text:p>
          </table:table-cell>
          <table:table-cell table:style-name="ce3" office:value-type="string">
            <text:p>3.24396E-55</text:p>
          </table:table-cell>
          <table:table-cell table:style-name="ce5"/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68722">
            <text:p>68722</text:p>
          </table:table-cell>
          <table:table-cell office:value-type="string">
            <text:p>0.378527232</text:p>
          </table:table-cell>
          <table:table-cell office:value-type="string">
            <text:p>11493.1733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68722">
            <text:p>68722</text:p>
          </table:table-cell>
          <table:table-cell office:value-type="string">
            <text:p>0.349972734</text:p>
          </table:table-cell>
          <table:table-cell office:value-type="string">
            <text:p>9591.6870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68722">
            <text:p>68722</text:p>
          </table:table-cell>
          <table:table-cell office:value-type="string">
            <text:p>0.076547704</text:p>
          </table:table-cell>
          <table:table-cell office:value-type="string">
            <text:p>405.0417065</text:p>
          </table:table-cell>
          <table:table-cell table:style-name="ce3" office:value-type="string">
            <text:p>7.99649E-90</text:p>
          </table:table-cell>
          <table:table-cell table:style-name="ce5"/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68722">
            <text:p>68722</text:p>
          </table:table-cell>
          <table:table-cell office:value-type="string">
            <text:p>0.386312588</text:p>
          </table:table-cell>
          <table:table-cell office:value-type="string">
            <text:p>12054.591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68722">
            <text:p>68722</text:p>
          </table:table-cell>
          <table:table-cell office:value-type="string">
            <text:p>0.430038768</text:p>
          </table:table-cell>
          <table:table-cell office:value-type="string">
            <text:p>15592.1225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68722">
            <text:p>68722</text:p>
          </table:table-cell>
          <table:table-cell office:value-type="string">
            <text:p>0.055790122</text:p>
          </table:table-cell>
          <table:table-cell office:value-type="string">
            <text:p>214.5614196</text:p>
          </table:table-cell>
          <table:table-cell table:style-name="ce3" office:value-type="string">
            <text:p>1.64438E-48</text:p>
          </table:table-cell>
          <table:table-cell table:style-name="ce5"/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68722">
            <text:p>68722</text:p>
          </table:table-cell>
          <table:table-cell office:value-type="string">
            <text:p>0.000736315</text:p>
          </table:table-cell>
          <table:table-cell office:value-type="string">
            <text:p>0.037257233</text:p>
          </table:table-cell>
          <table:table-cell table:style-name="ce3" office:value-type="string">
            <text:p>0.846942835</text:p>
          </table:table-cell>
          <table:table-cell table:style-name="ce5"/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68722">
            <text:p>68722</text:p>
          </table:table-cell>
          <table:table-cell office:value-type="string">
            <text:p>0.374585966</text:p>
          </table:table-cell>
          <table:table-cell office:value-type="string">
            <text:p>11216.22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68722">
            <text:p>68722</text:p>
          </table:table-cell>
          <table:table-cell office:value-type="string">
            <text:p>0.344002667</text:p>
          </table:table-cell>
          <table:table-cell office:value-type="string">
            <text:p>9223.6872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68722">
            <text:p>68722</text:p>
          </table:table-cell>
          <table:table-cell office:value-type="string">
            <text:p>0.260224734</text:p>
          </table:table-cell>
          <table:table-cell office:value-type="string">
            <text:p>4991.5162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68722">
            <text:p>68722</text:p>
          </table:table-cell>
          <table:table-cell office:value-type="string">
            <text:p>0.173963009</text:p>
          </table:table-cell>
          <table:table-cell office:value-type="string">
            <text:p>2144.5840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8722">
            <text:p>68722</text:p>
          </table:table-cell>
          <table:table-cell office:value-type="string">
            <text:p>0.09773326</text:p>
          </table:table-cell>
          <table:table-cell office:value-type="string">
            <text:p>662.7292693</text:p>
          </table:table-cell>
          <table:table-cell table:style-name="ce3" office:value-type="string">
            <text:p>1.8723E-145</text:p>
          </table:table-cell>
          <table:table-cell table:style-name="ce5"/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68722">
            <text:p>68722</text:p>
          </table:table-cell>
          <table:table-cell office:value-type="string">
            <text:p>0.492843996</text:p>
          </table:table-cell>
          <table:table-cell office:value-type="string">
            <text:p>22046.8269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68722">
            <text:p>68722</text:p>
          </table:table-cell>
          <table:table-cell office:value-type="string">
            <text:p>0.000154832</text:p>
          </table:table-cell>
          <table:table-cell office:value-type="string">
            <text:p>0.001647411</text:p>
          </table:table-cell>
          <table:table-cell table:style-name="ce3" office:value-type="string">
            <text:p>0.967624218</text:p>
          </table:table-cell>
          <table:table-cell table:style-name="ce5"/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68722">
            <text:p>68722</text:p>
          </table:table-cell>
          <table:table-cell office:value-type="string">
            <text:p>0.859556477</text:p>
          </table:table-cell>
          <table:table-cell office:value-type="string">
            <text:p>194411.028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68722">
            <text:p>68722</text:p>
          </table:table-cell>
          <table:table-cell office:value-type="string">
            <text:p>0.407985869</text:p>
          </table:table-cell>
          <table:table-cell office:value-type="string">
            <text:p>13722.8091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68722">
            <text:p>68722</text:p>
          </table:table-cell>
          <table:table-cell office:value-type="string">
            <text:p>0.077588392</text:p>
          </table:table-cell>
          <table:table-cell office:value-type="string">
            <text:p>416.197043</text:p>
          </table:table-cell>
          <table:table-cell table:style-name="ce3" office:value-type="string">
            <text:p>3.0839E-92</text:p>
          </table:table-cell>
          <table:table-cell table:style-name="ce5"/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68722">
            <text:p>68722</text:p>
          </table:table-cell>
          <table:table-cell office:value-type="string">
            <text:p>0.135612982</text:p>
          </table:table-cell>
          <table:table-cell office:value-type="string">
            <text:p>1287.499592</text:p>
          </table:table-cell>
          <table:table-cell table:style-name="ce3" office:value-type="string">
            <text:p>2.2936E-279</text:p>
          </table:table-cell>
          <table:table-cell table:style-name="ce5"/>
          <table:table-cell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68722">
            <text:p>68722</text:p>
          </table:table-cell>
          <table:table-cell office:value-type="string">
            <text:p>0.621680465</text:p>
          </table:table-cell>
          <table:table-cell office:value-type="string">
            <text:p>43290.593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68722">
            <text:p>68722</text:p>
          </table:table-cell>
          <table:table-cell office:value-type="string">
            <text:p>0.691814134</text:p>
          </table:table-cell>
          <table:table-cell office:value-type="string">
            <text:p>63080.720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68722">
            <text:p>68722</text:p>
          </table:table-cell>
          <table:table-cell office:value-type="string">
            <text:p>0.175806687</text:p>
          </table:table-cell>
          <table:table-cell office:value-type="string">
            <text:p>2191.7394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68722">
            <text:p>68722</text:p>
          </table:table-cell>
          <table:table-cell office:value-type="string">
            <text:p>0.734449335</text:p>
          </table:table-cell>
          <table:table-cell office:value-type="string">
            <text:p>80481.8264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68722">
            <text:p>68722</text:p>
          </table:table-cell>
          <table:table-cell office:value-type="string">
            <text:p>0.176833461</text:p>
          </table:table-cell>
          <table:table-cell office:value-type="string">
            <text:p>2218.2440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68722">
            <text:p>68722</text:p>
          </table:table-cell>
          <table:table-cell office:value-type="string">
            <text:p>0.493677587</text:p>
          </table:table-cell>
          <table:table-cell office:value-type="string">
            <text:p>22145.52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68722">
            <text:p>68722</text:p>
          </table:table-cell>
          <table:table-cell office:value-type="string">
            <text:p>0.918801179</text:p>
          </table:table-cell>
          <table:table-cell office:value-type="string">
            <text:p>372345.8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68722">
            <text:p>68722</text:p>
          </table:table-cell>
          <table:table-cell office:value-type="string">
            <text:p>0.344764451</text:p>
          </table:table-cell>
          <table:table-cell office:value-type="string">
            <text:p>9270.10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68722">
            <text:p>68722</text:p>
          </table:table-cell>
          <table:table-cell office:value-type="string">
            <text:p>0.596636065</text:p>
          </table:table-cell>
          <table:table-cell office:value-type="string">
            <text:p>37983.864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68722">
            <text:p>68722</text:p>
          </table:table-cell>
          <table:table-cell office:value-type="string">
            <text:p>0.05192368</text:p>
          </table:table-cell>
          <table:table-cell office:value-type="string">
            <text:p>185.7746921</text:p>
          </table:table-cell>
          <table:table-cell table:style-name="ce3" office:value-type="string">
            <text:p>3.01781E-42</text:p>
          </table:table-cell>
          <table:table-cell table:style-name="ce5"/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68722">
            <text:p>68722</text:p>
          </table:table-cell>
          <table:table-cell office:value-type="string">
            <text:p>0.116882273</text:p>
          </table:table-cell>
          <table:table-cell office:value-type="string">
            <text:p>951.8191627</text:p>
          </table:table-cell>
          <table:table-cell table:style-name="ce3" office:value-type="string">
            <text:p>1.4079E-207</text:p>
          </table:table-cell>
          <table:table-cell table:style-name="ce5"/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68722">
            <text:p>68722</text:p>
          </table:table-cell>
          <table:table-cell office:value-type="string">
            <text:p>0.919443896</text:p>
          </table:table-cell>
          <table:table-cell office:value-type="string">
            <text:p>375716.04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68722">
            <text:p>68722</text:p>
          </table:table-cell>
          <table:table-cell office:value-type="string">
            <text:p>0.102120505</text:p>
          </table:table-cell>
          <table:table-cell office:value-type="string">
            <text:p>724.2056659</text:p>
          </table:table-cell>
          <table:table-cell table:style-name="ce3" office:value-type="string">
            <text:p>1.0896E-158</text:p>
          </table:table-cell>
          <table:table-cell table:style-name="ce5"/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68722">
            <text:p>68722</text:p>
          </table:table-cell>
          <table:table-cell office:value-type="string">
            <text:p>0.549115119</text:p>
          </table:table-cell>
          <table:table-cell office:value-type="string">
            <text:p>29666.1090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68722">
            <text:p>68722</text:p>
          </table:table-cell>
          <table:table-cell office:value-type="string">
            <text:p>0.267339907</text:p>
          </table:table-cell>
          <table:table-cell office:value-type="string">
            <text:p>5289.5057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68722">
            <text:p>68722</text:p>
          </table:table-cell>
          <table:table-cell office:value-type="string">
            <text:p>0.667211532</text:p>
          </table:table-cell>
          <table:table-cell office:value-type="string">
            <text:p>55138.032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68722">
            <text:p>68722</text:p>
          </table:table-cell>
          <table:table-cell office:value-type="string">
            <text:p>0.176464846</text:p>
          </table:table-cell>
          <table:table-cell office:value-type="string">
            <text:p>2208.7087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68722">
            <text:p>68722</text:p>
          </table:table-cell>
          <table:table-cell office:value-type="string">
            <text:p>0.561546893</text:p>
          </table:table-cell>
          <table:table-cell office:value-type="string">
            <text:p>31650.241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68722">
            <text:p>68722</text:p>
          </table:table-cell>
          <table:table-cell office:value-type="string">
            <text:p>0.389373449</text:p>
          </table:table-cell>
          <table:table-cell office:value-type="string">
            <text:p>12280.64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68722">
            <text:p>68722</text:p>
          </table:table-cell>
          <table:table-cell office:value-type="string">
            <text:p>0.001474076</text:p>
          </table:table-cell>
          <table:table-cell office:value-type="string">
            <text:p>0.14932207</text:p>
          </table:table-cell>
          <table:table-cell table:style-name="ce3" office:value-type="string">
            <text:p>0.699185252</text:p>
          </table:table-cell>
          <table:table-cell table:style-name="ce5"/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68722">
            <text:p>68722</text:p>
          </table:table-cell>
          <table:table-cell office:value-type="string">
            <text:p>0.00146248</text:p>
          </table:table-cell>
          <table:table-cell office:value-type="string">
            <text:p>0.146981972</text:p>
          </table:table-cell>
          <table:table-cell table:style-name="ce3" office:value-type="string">
            <text:p>0.701437526</text:p>
          </table:table-cell>
          <table:table-cell table:style-name="ce5"/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68722">
            <text:p>68722</text:p>
          </table:table-cell>
          <table:table-cell office:value-type="string">
            <text:p>0.140952344</text:p>
          </table:table-cell>
          <table:table-cell office:value-type="string">
            <text:p>1392.973953</text:p>
          </table:table-cell>
          <table:table-cell table:style-name="ce3" office:value-type="string">
            <text:p>7.5585E-302</text:p>
          </table:table-cell>
          <table:table-cell table:style-name="ce5"/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68722">
            <text:p>68722</text:p>
          </table:table-cell>
          <table:table-cell office:value-type="string">
            <text:p>0.703413188</text:p>
          </table:table-cell>
          <table:table-cell office:value-type="string">
            <text:p>67302.6744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8722">
            <text:p>68722</text:p>
          </table:table-cell>
          <table:table-cell office:value-type="string">
            <text:p>0.676040479</text:p>
          </table:table-cell>
          <table:table-cell office:value-type="string">
            <text:p>57843.331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8722">
            <text:p>68722</text:p>
          </table:table-cell>
          <table:table-cell office:value-type="string">
            <text:p>0.917622425</text:p>
          </table:table-cell>
          <table:table-cell office:value-type="string">
            <text:p>366301.8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68722">
            <text:p>68722</text:p>
          </table:table-cell>
          <table:table-cell office:value-type="string">
            <text:p>0.059456275</text:p>
          </table:table-cell>
          <table:table-cell office:value-type="string">
            <text:p>243.7903536</text:p>
          </table:table-cell>
          <table:table-cell table:style-name="ce3" office:value-type="string">
            <text:p>7.28976E-55</text:p>
          </table:table-cell>
          <table:table-cell table:style-name="ce5"/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8722">
            <text:p>68722</text:p>
          </table:table-cell>
          <table:table-cell office:value-type="string">
            <text:p>0.926875052</text:p>
          </table:table-cell>
          <table:table-cell office:value-type="string">
            <text:p>418992.657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68722">
            <text:p>68722</text:p>
          </table:table-cell>
          <table:table-cell office:value-type="string">
            <text:p>0.119279567</text:p>
          </table:table-cell>
          <table:table-cell office:value-type="string">
            <text:p>991.8331374</text:p>
          </table:table-cell>
          <table:table-cell table:style-name="ce3" office:value-type="string">
            <text:p>3.7326E-216</text:p>
          </table:table-cell>
          <table:table-cell table:style-name="ce5"/>
          <table:table-cell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8722">
            <text:p>68722</text:p>
          </table:table-cell>
          <table:table-cell office:value-type="string">
            <text:p>0.057495231</text:p>
          </table:table-cell>
          <table:table-cell office:value-type="string">
            <text:p>227.9212528</text:p>
          </table:table-cell>
          <table:table-cell table:style-name="ce3" office:value-type="string">
            <text:p>2.04787E-51</text:p>
          </table:table-cell>
          <table:table-cell table:style-name="ce5"/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8722">
            <text:p>68722</text:p>
          </table:table-cell>
          <table:table-cell office:value-type="string">
            <text:p>0.213387635</text:p>
          </table:table-cell>
          <table:table-cell office:value-type="string">
            <text:p>3278.3952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8722">
            <text:p>68722</text:p>
          </table:table-cell>
          <table:table-cell office:value-type="string">
            <text:p>0.026155194</text:p>
          </table:table-cell>
          <table:table-cell office:value-type="string">
            <text:p>47.04313428</text:p>
          </table:table-cell>
          <table:table-cell table:style-name="ce3" office:value-type="string">
            <text:p>7.00263E-12</text:p>
          </table:table-cell>
          <table:table-cell table:style-name="ce5"/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8722">
            <text:p>68722</text:p>
          </table:table-cell>
          <table:table-cell office:value-type="string">
            <text:p>0.788515961</text:p>
          </table:table-cell>
          <table:table-cell office:value-type="string">
            <text:p>112962.34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8722">
            <text:p>68722</text:p>
          </table:table-cell>
          <table:table-cell office:value-type="string">
            <text:p>0.733436846</text:p>
          </table:table-cell>
          <table:table-cell office:value-type="string">
            <text:p>80001.9284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8722">
            <text:p>68722</text:p>
          </table:table-cell>
          <table:table-cell office:value-type="string">
            <text:p>0.029779538</text:p>
          </table:table-cell>
          <table:table-cell office:value-type="string">
            <text:p>60.99642346</text:p>
          </table:table-cell>
          <table:table-cell table:style-name="ce3" office:value-type="string">
            <text:p>5.79828E-15</text:p>
          </table:table-cell>
          <table:table-cell table:style-name="ce5"/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68722">
            <text:p>68722</text:p>
          </table:table-cell>
          <table:table-cell office:value-type="string">
            <text:p>0.332420117</text:p>
          </table:table-cell>
          <table:table-cell office:value-type="string">
            <text:p>8537.158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68722">
            <text:p>68722</text:p>
          </table:table-cell>
          <table:table-cell office:value-type="string">
            <text:p>0.165206843</text:p>
          </table:table-cell>
          <table:table-cell office:value-type="string">
            <text:p>1928.22321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68722">
            <text:p>68722</text:p>
          </table:table-cell>
          <table:table-cell office:value-type="string">
            <text:p>0.06204265</text:p>
          </table:table-cell>
          <table:table-cell office:value-type="string">
            <text:p>265.5453951</text:p>
          </table:table-cell>
          <table:table-cell table:style-name="ce3" office:value-type="string">
            <text:p>1.37328E-59</text:p>
          </table:table-cell>
          <table:table-cell table:style-name="ce5"/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68722">
            <text:p>68722</text:p>
          </table:table-cell>
          <table:table-cell office:value-type="string">
            <text:p>0.601945</text:p>
          </table:table-cell>
          <table:table-cell office:value-type="string">
            <text:p>39048.655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68722">
            <text:p>68722</text:p>
          </table:table-cell>
          <table:table-cell office:value-type="string">
            <text:p>0.505449894</text:p>
          </table:table-cell>
          <table:table-cell office:value-type="string">
            <text:p>23581.0296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68722">
            <text:p>68722</text:p>
          </table:table-cell>
          <table:table-cell office:value-type="string">
            <text:p>0.626985536</text:p>
          </table:table-cell>
          <table:table-cell office:value-type="string">
            <text:p>44513.201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8722">
            <text:p>68722</text:p>
          </table:table-cell>
          <table:table-cell office:value-type="string">
            <text:p>0.111747921</text:p>
          </table:table-cell>
          <table:table-cell office:value-type="string">
            <text:p>868.9994326</text:p>
          </table:table-cell>
          <table:table-cell table:style-name="ce3" office:value-type="string">
            <text:p>8.2599E-190</text:p>
          </table:table-cell>
          <table:table-cell table:style-name="ce5"/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68722">
            <text:p>68722</text:p>
          </table:table-cell>
          <table:table-cell office:value-type="string">
            <text:p>0.103000004</text:p>
          </table:table-cell>
          <table:table-cell office:value-type="string">
            <text:p>736.8679743</text:p>
          </table:table-cell>
          <table:table-cell table:style-name="ce3" office:value-type="string">
            <text:p>2.0555E-161</text:p>
          </table:table-cell>
          <table:table-cell table:style-name="ce5"/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68722">
            <text:p>68722</text:p>
          </table:table-cell>
          <table:table-cell office:value-type="string">
            <text:p>0.379411632</text:p>
          </table:table-cell>
          <table:table-cell office:value-type="string">
            <text:p>11555.983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68722">
            <text:p>68722</text:p>
          </table:table-cell>
          <table:table-cell office:value-type="string">
            <text:p>0.746434811</text:p>
          </table:table-cell>
          <table:table-cell office:value-type="string">
            <text:p>86461.92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68722">
            <text:p>68722</text:p>
          </table:table-cell>
          <table:table-cell office:value-type="string">
            <text:p>0.826711487</text:p>
          </table:table-cell>
          <table:table-cell office:value-type="string">
            <text:p>148371.79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68722">
            <text:p>68722</text:p>
          </table:table-cell>
          <table:table-cell office:value-type="string">
            <text:p>0.928913369</text:p>
          </table:table-cell>
          <table:table-cell office:value-type="string">
            <text:p>432447.034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68722">
            <text:p>68722</text:p>
          </table:table-cell>
          <table:table-cell office:value-type="string">
            <text:p>0.752331995</text:p>
          </table:table-cell>
          <table:table-cell office:value-type="string">
            <text:p>89622.2652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68722">
            <text:p>68722</text:p>
          </table:table-cell>
          <table:table-cell office:value-type="string">
            <text:p>0.016090853</text:p>
          </table:table-cell>
          <table:table-cell office:value-type="string">
            <text:p>17.79728538</text:p>
          </table:table-cell>
          <table:table-cell table:style-name="ce3" office:value-type="string">
            <text:p>2.46048E-05</text:p>
          </table:table-cell>
          <table:table-cell table:style-name="ce5"/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68722">
            <text:p>68722</text:p>
          </table:table-cell>
          <table:table-cell office:value-type="string">
            <text:p>0.900887423</text:p>
          </table:table-cell>
          <table:table-cell office:value-type="string">
            <text:p>296032.25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68722">
            <text:p>68722</text:p>
          </table:table-cell>
          <table:table-cell office:value-type="string">
            <text:p>0.048816361</text:p>
          </table:table-cell>
          <table:table-cell office:value-type="string">
            <text:p>164.1534962</text:p>
          </table:table-cell>
          <table:table-cell table:style-name="ce3" office:value-type="string">
            <text:p>1.54615E-37</text:p>
          </table:table-cell>
          <table:table-cell table:style-name="ce5"/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68722">
            <text:p>68722</text:p>
          </table:table-cell>
          <table:table-cell office:value-type="string">
            <text:p>0.581878565</text:p>
          </table:table-cell>
          <table:table-cell office:value-type="string">
            <text:p>35178.0931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68722">
            <text:p>68722</text:p>
          </table:table-cell>
          <table:table-cell office:value-type="string">
            <text:p>0.591853485</text:p>
          </table:table-cell>
          <table:table-cell office:value-type="string">
            <text:p>37050.3558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68722">
            <text:p>68722</text:p>
          </table:table-cell>
          <table:table-cell office:value-type="string">
            <text:p>0.110562819</text:p>
          </table:table-cell>
          <table:table-cell office:value-type="string">
            <text:p>850.4385716</text:p>
          </table:table-cell>
          <table:table-cell table:style-name="ce3" office:value-type="string">
            <text:p>7.9843E-186</text:p>
          </table:table-cell>
          <table:table-cell table:style-name="ce5"/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8722">
            <text:p>68722</text:p>
          </table:table-cell>
          <table:table-cell office:value-type="string">
            <text:p>0.225475044</text:p>
          </table:table-cell>
          <table:table-cell office:value-type="string">
            <text:p>3680.7830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68722">
            <text:p>68722</text:p>
          </table:table-cell>
          <table:table-cell office:value-type="string">
            <text:p>0.231330601</text:p>
          </table:table-cell>
          <table:table-cell office:value-type="string">
            <text:p>3885.3939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68722">
            <text:p>68722</text:p>
          </table:table-cell>
          <table:table-cell office:value-type="string">
            <text:p>0.542179199</text:p>
          </table:table-cell>
          <table:table-cell office:value-type="string">
            <text:p>28611.359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68722">
            <text:p>68722</text:p>
          </table:table-cell>
          <table:table-cell office:value-type="string">
            <text:p>0.929583765</text:p>
          </table:table-cell>
          <table:table-cell office:value-type="string">
            <text:p>437042.606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68722">
            <text:p>68722</text:p>
          </table:table-cell>
          <table:table-cell office:value-type="string">
            <text:p>0.466329136</text:p>
          </table:table-cell>
          <table:table-cell office:value-type="string">
            <text:p>19096.9184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68722">
            <text:p>68722</text:p>
          </table:table-cell>
          <table:table-cell office:value-type="string">
            <text:p>0.974795232</text:p>
          </table:table-cell>
          <table:table-cell office:value-type="string">
            <text:p>1311913.41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68722">
            <text:p>68722</text:p>
          </table:table-cell>
          <table:table-cell office:value-type="string">
            <text:p>0.261900818</text:p>
          </table:table-cell>
          <table:table-cell office:value-type="string">
            <text:p>5060.77365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68722">
            <text:p>68722</text:p>
          </table:table-cell>
          <table:table-cell office:value-type="string">
            <text:p>0.445776958</text:p>
          </table:table-cell>
          <table:table-cell office:value-type="string">
            <text:p>17042.468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68722">
            <text:p>68722</text:p>
          </table:table-cell>
          <table:table-cell office:value-type="string">
            <text:p>0.641127458</text:p>
          </table:table-cell>
          <table:table-cell office:value-type="string">
            <text:p>47961.125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68722">
            <text:p>68722</text:p>
          </table:table-cell>
          <table:table-cell office:value-type="string">
            <text:p>0.551671971</text:p>
          </table:table-cell>
          <table:table-cell office:value-type="string">
            <text:p>30064.1675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68722">
            <text:p>68722</text:p>
          </table:table-cell>
          <table:table-cell office:value-type="string">
            <text:p>0.29547164</text:p>
          </table:table-cell>
          <table:table-cell office:value-type="string">
            <text:p>6573.3743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68722">
            <text:p>68722</text:p>
          </table:table-cell>
          <table:table-cell office:value-type="string">
            <text:p>0.339334401</text:p>
          </table:table-cell>
          <table:table-cell office:value-type="string">
            <text:p>8942.6907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68722">
            <text:p>68722</text:p>
          </table:table-cell>
          <table:table-cell office:value-type="string">
            <text:p>0.627081698</text:p>
          </table:table-cell>
          <table:table-cell office:value-type="string">
            <text:p>44535.706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68722">
            <text:p>68722</text:p>
          </table:table-cell>
          <table:table-cell office:value-type="string">
            <text:p>0.90919741</text:p>
          </table:table-cell>
          <table:table-cell office:value-type="string">
            <text:p>327680.393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8722">
            <text:p>68722</text:p>
          </table:table-cell>
          <table:table-cell office:value-type="string">
            <text:p>0.786785988</text:p>
          </table:table-cell>
          <table:table-cell office:value-type="string">
            <text:p>111662.69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68722">
            <text:p>68722</text:p>
          </table:table-cell>
          <table:table-cell office:value-type="string">
            <text:p>0.034295395</text:p>
          </table:table-cell>
          <table:table-cell office:value-type="string">
            <text:p>80.92186249</text:p>
          </table:table-cell>
          <table:table-cell table:style-name="ce3" office:value-type="string">
            <text:p>2.40619E-19</text:p>
          </table:table-cell>
          <table:table-cell table:style-name="ce5"/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68722">
            <text:p>68722</text:p>
          </table:table-cell>
          <table:table-cell office:value-type="string">
            <text:p>0.667879769</text:p>
          </table:table-cell>
          <table:table-cell office:value-type="string">
            <text:p>55337.5151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68722">
            <text:p>68722</text:p>
          </table:table-cell>
          <table:table-cell office:value-type="string">
            <text:p>0.768764195</text:p>
          </table:table-cell>
          <table:table-cell office:value-type="string">
            <text:p>99298.897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8722">
            <text:p>68722</text:p>
          </table:table-cell>
          <table:table-cell office:value-type="string">
            <text:p>0.851484328</text:p>
          </table:table-cell>
          <table:table-cell office:value-type="string">
            <text:p>181194.13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68722">
            <text:p>68722</text:p>
          </table:table-cell>
          <table:table-cell office:value-type="string">
            <text:p>0.118664002</text:p>
          </table:table-cell>
          <table:table-cell office:value-type="string">
            <text:p>981.4766318</text:p>
          </table:table-cell>
          <table:table-cell table:style-name="ce3" office:value-type="string">
            <text:p>6.1846E-214</text:p>
          </table:table-cell>
          <table:table-cell table:style-name="ce5"/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8722">
            <text:p>68722</text:p>
          </table:table-cell>
          <table:table-cell office:value-type="string">
            <text:p>0.685580795</text:p>
          </table:table-cell>
          <table:table-cell office:value-type="string">
            <text:p>60945.5214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68722">
            <text:p>68722</text:p>
          </table:table-cell>
          <table:table-cell office:value-type="string">
            <text:p>0.17853869</text:p>
          </table:table-cell>
          <table:table-cell office:value-type="string">
            <text:p>2262.647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68722">
            <text:p>68722</text:p>
          </table:table-cell>
          <table:table-cell office:value-type="string">
            <text:p>0.787853279</text:p>
          </table:table-cell>
          <table:table-cell office:value-type="string">
            <text:p>112461.95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68722">
            <text:p>68722</text:p>
          </table:table-cell>
          <table:table-cell office:value-type="string">
            <text:p>0.487079472</text:p>
          </table:table-cell>
          <table:table-cell office:value-type="string">
            <text:p>21374.627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68722">
            <text:p>68722</text:p>
          </table:table-cell>
          <table:table-cell office:value-type="string">
            <text:p>0.216196026</text:p>
          </table:table-cell>
          <table:table-cell office:value-type="string">
            <text:p>3369.5159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68722">
            <text:p>68722</text:p>
          </table:table-cell>
          <table:table-cell office:value-type="string">
            <text:p>0.200490714</text:p>
          </table:table-cell>
          <table:table-cell office:value-type="string">
            <text:p>2877.99050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68722">
            <text:p>68722</text:p>
          </table:table-cell>
          <table:table-cell office:value-type="string">
            <text:p>0.169629513</text:p>
          </table:table-cell>
          <table:table-cell office:value-type="string">
            <text:p>2035.9436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68722">
            <text:p>68722</text:p>
          </table:table-cell>
          <table:table-cell office:value-type="string">
            <text:p>0.083656712</text:p>
          </table:table-cell>
          <table:table-cell office:value-type="string">
            <text:p>484.3226785</text:p>
          </table:table-cell>
          <table:table-cell table:style-name="ce3" office:value-type="string">
            <text:p>5.7483E-107</text:p>
          </table:table-cell>
          <table:table-cell table:style-name="ce5"/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68722">
            <text:p>68722</text:p>
          </table:table-cell>
          <table:table-cell office:value-type="string">
            <text:p>0.087909612</text:p>
          </table:table-cell>
          <table:table-cell office:value-type="string">
            <text:p>535.2111904</text:p>
          </table:table-cell>
          <table:table-cell table:style-name="ce3" office:value-type="string">
            <text:p>5.877E-118</text:p>
          </table:table-cell>
          <table:table-cell table:style-name="ce5"/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68722">
            <text:p>68722</text:p>
          </table:table-cell>
          <table:table-cell office:value-type="string">
            <text:p>0.798339171</text:p>
          </table:table-cell>
          <table:table-cell office:value-type="string">
            <text:p>120771.61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8722">
            <text:p>68722</text:p>
          </table:table-cell>
          <table:table-cell office:value-type="string">
            <text:p>0.83879243</text:p>
          </table:table-cell>
          <table:table-cell office:value-type="string">
            <text:p>163107.532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68722">
            <text:p>68722</text:p>
          </table:table-cell>
          <table:table-cell office:value-type="string">
            <text:p>0.30501216</text:p>
          </table:table-cell>
          <table:table-cell office:value-type="string">
            <text:p>7048.97052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68722">
            <text:p>68722</text:p>
          </table:table-cell>
          <table:table-cell office:value-type="string">
            <text:p>0.665284406</text:p>
          </table:table-cell>
          <table:table-cell office:value-type="string">
            <text:p>54567.4271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68722">
            <text:p>68722</text:p>
          </table:table-cell>
          <table:table-cell office:value-type="string">
            <text:p>0.588253512</text:p>
          </table:table-cell>
          <table:table-cell office:value-type="string">
            <text:p>36363.232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68722">
            <text:p>68722</text:p>
          </table:table-cell>
          <table:table-cell office:value-type="string">
            <text:p>0.571977059</text:p>
          </table:table-cell>
          <table:table-cell office:value-type="string">
            <text:p>33413.89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68722">
            <text:p>68722</text:p>
          </table:table-cell>
          <table:table-cell office:value-type="string">
            <text:p>0.842336071</text:p>
          </table:table-cell>
          <table:table-cell office:value-type="string">
            <text:p>167862.13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8722">
            <text:p>68722</text:p>
          </table:table-cell>
          <table:table-cell office:value-type="string">
            <text:p>0.734447472</text:p>
          </table:table-cell>
          <table:table-cell office:value-type="string">
            <text:p>80480.939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68722">
            <text:p>68722</text:p>
          </table:table-cell>
          <table:table-cell office:value-type="string">
            <text:p>0.819910132</text:p>
          </table:table-cell>
          <table:table-cell office:value-type="string">
            <text:p>140953.685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68722">
            <text:p>68722</text:p>
          </table:table-cell>
          <table:table-cell office:value-type="string">
            <text:p>0.330553127</text:p>
          </table:table-cell>
          <table:table-cell office:value-type="string">
            <text:p>8429.8015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68722">
            <text:p>68722</text:p>
          </table:table-cell>
          <table:table-cell office:value-type="string">
            <text:p>0.193123783</text:p>
          </table:table-cell>
          <table:table-cell office:value-type="string">
            <text:p>2662.3322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8722">
            <text:p>68722</text:p>
          </table:table-cell>
          <table:table-cell office:value-type="string">
            <text:p>0.281277523</text:p>
          </table:table-cell>
          <table:table-cell office:value-type="string">
            <text:p>5904.0329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68722">
            <text:p>68722</text:p>
          </table:table-cell>
          <table:table-cell office:value-type="string">
            <text:p>0.210429606</text:p>
          </table:table-cell>
          <table:table-cell office:value-type="string">
            <text:p>3183.9514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68722">
            <text:p>68722</text:p>
          </table:table-cell>
          <table:table-cell office:value-type="string">
            <text:p>0.361040869</text:p>
          </table:table-cell>
          <table:table-cell office:value-type="string">
            <text:p>10300.341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68722">
            <text:p>68722</text:p>
          </table:table-cell>
          <table:table-cell office:value-type="string">
            <text:p>0.19731916</text:p>
          </table:table-cell>
          <table:table-cell office:value-type="string">
            <text:p>2783.9974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68722">
            <text:p>68722</text:p>
          </table:table-cell>
          <table:table-cell office:value-type="string">
            <text:p>0.589238728</text:p>
          </table:table-cell>
          <table:table-cell office:value-type="string">
            <text:p>36549.9751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68722">
            <text:p>68722</text:p>
          </table:table-cell>
          <table:table-cell office:value-type="string">
            <text:p>0.766084629</text:p>
          </table:table-cell>
          <table:table-cell office:value-type="string">
            <text:p>97626.197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68722">
            <text:p>68722</text:p>
          </table:table-cell>
          <table:table-cell office:value-type="string">
            <text:p>0.713799916</text:p>
          </table:table-cell>
          <table:table-cell office:value-type="string">
            <text:p>71384.884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68722">
            <text:p>68722</text:p>
          </table:table-cell>
          <table:table-cell office:value-type="string">
            <text:p>0.426297704</text:p>
          </table:table-cell>
          <table:table-cell office:value-type="string">
            <text:p>15262.032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68722">
            <text:p>68722</text:p>
          </table:table-cell>
          <table:table-cell office:value-type="string">
            <text:p>0.720151911</text:p>
          </table:table-cell>
          <table:table-cell office:value-type="string">
            <text:p>74035.8790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68722">
            <text:p>68722</text:p>
          </table:table-cell>
          <table:table-cell office:value-type="string">
            <text:p>0.418826995</text:p>
          </table:table-cell>
          <table:table-cell office:value-type="string">
            <text:p>14618.997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8722">
            <text:p>68722</text:p>
          </table:table-cell>
          <table:table-cell office:value-type="string">
            <text:p>0.95779836</text:p>
          </table:table-cell>
          <table:table-cell office:value-type="string">
            <text:p>763016.694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68722">
            <text:p>68722</text:p>
          </table:table-cell>
          <table:table-cell office:value-type="string">
            <text:p>0.564386994</text:p>
          </table:table-cell>
          <table:table-cell office:value-type="string">
            <text:p>32121.225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68722">
            <text:p>68722</text:p>
          </table:table-cell>
          <table:table-cell office:value-type="string">
            <text:p>0.669032598</text:p>
          </table:table-cell>
          <table:table-cell office:value-type="string">
            <text:p>55683.6467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68722">
            <text:p>68722</text:p>
          </table:table-cell>
          <table:table-cell office:value-type="string">
            <text:p>0.214576745</text:p>
          </table:table-cell>
          <table:table-cell office:value-type="string">
            <text:p>3316.8034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68722">
            <text:p>68722</text:p>
          </table:table-cell>
          <table:table-cell office:value-type="string">
            <text:p>0.399138301</text:p>
          </table:table-cell>
          <table:table-cell office:value-type="string">
            <text:p>13022.512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68722">
            <text:p>68722</text:p>
          </table:table-cell>
          <table:table-cell office:value-type="string">
            <text:p>0.048634821</text:p>
          </table:table-cell>
          <table:table-cell office:value-type="string">
            <text:p>162.9319515</text:p>
          </table:table-cell>
          <table:table-cell table:style-name="ce3" office:value-type="string">
            <text:p>2.85415E-37</text:p>
          </table:table-cell>
          <table:table-cell table:style-name="ce5"/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68722">
            <text:p>68722</text:p>
          </table:table-cell>
          <table:table-cell office:value-type="string">
            <text:p>0.896327853</text:p>
          </table:table-cell>
          <table:table-cell office:value-type="string">
            <text:p>280828.6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68722">
            <text:p>68722</text:p>
          </table:table-cell>
          <table:table-cell office:value-type="string">
            <text:p>0.930211699</text:p>
          </table:table-cell>
          <table:table-cell office:value-type="string">
            <text:p>441427.284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68722">
            <text:p>68722</text:p>
          </table:table-cell>
          <table:table-cell office:value-type="string">
            <text:p>0.653536839</text:p>
          </table:table-cell>
          <table:table-cell office:value-type="string">
            <text:p>51233.303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68722">
            <text:p>68722</text:p>
          </table:table-cell>
          <table:table-cell office:value-type="string">
            <text:p>0.107695019</text:p>
          </table:table-cell>
          <table:table-cell office:value-type="string">
            <text:p>806.3820805</text:p>
          </table:table-cell>
          <table:table-cell table:style-name="ce3" office:value-type="string">
            <text:p>2.325E-176</text:p>
          </table:table-cell>
          <table:table-cell table:style-name="ce5"/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68722">
            <text:p>68722</text:p>
          </table:table-cell>
          <table:table-cell office:value-type="string">
            <text:p>0.083962861</text:p>
          </table:table-cell>
          <table:table-cell office:value-type="string">
            <text:p>487.8992252</text:p>
          </table:table-cell>
          <table:table-cell table:style-name="ce3" office:value-type="string">
            <text:p>9.7002E-108</text:p>
          </table:table-cell>
          <table:table-cell table:style-name="ce5"/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68722">
            <text:p>68722</text:p>
          </table:table-cell>
          <table:table-cell office:value-type="string">
            <text:p>0.231330293</text:p>
          </table:table-cell>
          <table:table-cell office:value-type="string">
            <text:p>3885.3830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68722">
            <text:p>68722</text:p>
          </table:table-cell>
          <table:table-cell office:value-type="string">
            <text:p>0.261263421</text:p>
          </table:table-cell>
          <table:table-cell office:value-type="string">
            <text:p>5034.3680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68722">
            <text:p>68722</text:p>
          </table:table-cell>
          <table:table-cell office:value-type="string">
            <text:p>0.06537023</text:p>
          </table:table-cell>
          <table:table-cell office:value-type="string">
            <text:p>294.9191717</text:p>
          </table:table-cell>
          <table:table-cell table:style-name="ce3" office:value-type="string">
            <text:p>5.79028E-66</text:p>
          </table:table-cell>
          <table:table-cell table:style-name="ce5"/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68722">
            <text:p>68722</text:p>
          </table:table-cell>
          <table:table-cell office:value-type="string">
            <text:p>0.776929152</text:p>
          </table:table-cell>
          <table:table-cell office:value-type="string">
            <text:p>104648.511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68722">
            <text:p>68722</text:p>
          </table:table-cell>
          <table:table-cell office:value-type="string">
            <text:p>0.681250326</text:p>
          </table:table-cell>
          <table:table-cell office:value-type="string">
            <text:p>59513.3595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68722">
            <text:p>68722</text:p>
          </table:table-cell>
          <table:table-cell office:value-type="string">
            <text:p>0.590903493</text:p>
          </table:table-cell>
          <table:table-cell office:value-type="string">
            <text:p>36867.7521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68722">
            <text:p>68722</text:p>
          </table:table-cell>
          <table:table-cell office:value-type="string">
            <text:p>0.487206834</text:p>
          </table:table-cell>
          <table:table-cell office:value-type="string">
            <text:p>21389.2862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68722">
            <text:p>68722</text:p>
          </table:table-cell>
          <table:table-cell office:value-type="string">
            <text:p>0.598121295</text:p>
          </table:table-cell>
          <table:table-cell office:value-type="string">
            <text:p>38278.679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68722">
            <text:p>68722</text:p>
          </table:table-cell>
          <table:table-cell office:value-type="string">
            <text:p>0.268962328</text:p>
          </table:table-cell>
          <table:table-cell office:value-type="string">
            <text:p>5358.9237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68722">
            <text:p>68722</text:p>
          </table:table-cell>
          <table:table-cell office:value-type="string">
            <text:p>0.228550709</text:p>
          </table:table-cell>
          <table:table-cell office:value-type="string">
            <text:p>3787.4580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68722">
            <text:p>68722</text:p>
          </table:table-cell>
          <table:table-cell office:value-type="string">
            <text:p>0.370158502</text:p>
          </table:table-cell>
          <table:table-cell office:value-type="string">
            <text:p>10910.79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68722">
            <text:p>68722</text:p>
          </table:table-cell>
          <table:table-cell office:value-type="string">
            <text:p>0.182438085</text:p>
          </table:table-cell>
          <table:table-cell office:value-type="string">
            <text:p>2366.00196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68722">
            <text:p>68722</text:p>
          </table:table-cell>
          <table:table-cell office:value-type="string">
            <text:p>0.307560105</text:p>
          </table:table-cell>
          <table:table-cell office:value-type="string">
            <text:p>7179.5861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68722">
            <text:p>68722</text:p>
          </table:table-cell>
          <table:table-cell office:value-type="string">
            <text:p>0.249091796</text:p>
          </table:table-cell>
          <table:table-cell office:value-type="string">
            <text:p>4545.9095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68722">
            <text:p>68722</text:p>
          </table:table-cell>
          <table:table-cell office:value-type="string">
            <text:p>0.416647021</text:p>
          </table:table-cell>
          <table:table-cell office:value-type="string">
            <text:p>14435.327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68722">
            <text:p>68722</text:p>
          </table:table-cell>
          <table:table-cell office:value-type="string">
            <text:p>0.877694287</text:p>
          </table:table-cell>
          <table:table-cell office:value-type="string">
            <text:p>230514.40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68722">
            <text:p>68722</text:p>
          </table:table-cell>
          <table:table-cell office:value-type="string">
            <text:p>0.859514763</text:p>
          </table:table-cell>
          <table:table-cell office:value-type="string">
            <text:p>194338.79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68722">
            <text:p>68722</text:p>
          </table:table-cell>
          <table:table-cell office:value-type="string">
            <text:p>0.125398542</text:p>
          </table:table-cell>
          <table:table-cell office:value-type="string">
            <text:p>1097.871668</text:p>
          </table:table-cell>
          <table:table-cell table:style-name="ce3" office:value-type="string">
            <text:p>7.3995E-239</text:p>
          </table:table-cell>
          <table:table-cell table:style-name="ce5"/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68722">
            <text:p>68722</text:p>
          </table:table-cell>
          <table:table-cell office:value-type="string">
            <text:p>0.625886013</text:p>
          </table:table-cell>
          <table:table-cell office:value-type="string">
            <text:p>44256.7587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68722">
            <text:p>68722</text:p>
          </table:table-cell>
          <table:table-cell office:value-type="string">
            <text:p>0.043233672</text:p>
          </table:table-cell>
          <table:table-cell office:value-type="string">
            <text:p>128.6885537</text:p>
          </table:table-cell>
          <table:table-cell table:style-name="ce3" office:value-type="string">
            <text:p>8.43396E-30</text:p>
          </table:table-cell>
          <table:table-cell table:style-name="ce5"/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68722">
            <text:p>68722</text:p>
          </table:table-cell>
          <table:table-cell office:value-type="string">
            <text:p>0.857546633</text:p>
          </table:table-cell>
          <table:table-cell office:value-type="string">
            <text:p>190979.257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68722">
            <text:p>68722</text:p>
          </table:table-cell>
          <table:table-cell office:value-type="string">
            <text:p>0.986872813</text:p>
          </table:table-cell>
          <table:table-cell office:value-type="string">
            <text:p>2566042.2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68722">
            <text:p>68722</text:p>
          </table:table-cell>
          <table:table-cell office:value-type="string">
            <text:p>0.652113673</text:p>
          </table:table-cell>
          <table:table-cell office:value-type="string">
            <text:p>50845.494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68722">
            <text:p>68722</text:p>
          </table:table-cell>
          <table:table-cell office:value-type="string">
            <text:p>0.254440481</text:p>
          </table:table-cell>
          <table:table-cell office:value-type="string">
            <text:p>4756.8908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68722">
            <text:p>68722</text:p>
          </table:table-cell>
          <table:table-cell office:value-type="string">
            <text:p>0.183210051</text:p>
          </table:table-cell>
          <table:table-cell office:value-type="string">
            <text:p>2386.76416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68722">
            <text:p>68722</text:p>
          </table:table-cell>
          <table:table-cell office:value-type="string">
            <text:p>0.254267573</text:p>
          </table:table-cell>
          <table:table-cell office:value-type="string">
            <text:p>4749.9811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68722">
            <text:p>68722</text:p>
          </table:table-cell>
          <table:table-cell office:value-type="string">
            <text:p>0.499257886</text:p>
          </table:table-cell>
          <table:table-cell office:value-type="string">
            <text:p>22816.1602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68722">
            <text:p>68722</text:p>
          </table:table-cell>
          <table:table-cell office:value-type="string">
            <text:p>0.063719851</text:p>
          </table:table-cell>
          <table:table-cell office:value-type="string">
            <text:p>280.1557688</text:p>
          </table:table-cell>
          <table:table-cell table:style-name="ce3" office:value-type="string">
            <text:p>9.2513E-63</text:p>
          </table:table-cell>
          <table:table-cell table:style-name="ce5"/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68722">
            <text:p>68722</text:p>
          </table:table-cell>
          <table:table-cell office:value-type="string">
            <text:p>0.331431833</text:p>
          </table:table-cell>
          <table:table-cell office:value-type="string">
            <text:p>8480.216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68722">
            <text:p>68722</text:p>
          </table:table-cell>
          <table:table-cell office:value-type="string">
            <text:p>0.671918325</text:p>
          </table:table-cell>
          <table:table-cell office:value-type="string">
            <text:p>56561.261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68722">
            <text:p>68722</text:p>
          </table:table-cell>
          <table:table-cell office:value-type="string">
            <text:p>0.31685833</text:p>
          </table:table-cell>
          <table:table-cell office:value-type="string">
            <text:p>7669.4386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68722">
            <text:p>68722</text:p>
          </table:table-cell>
          <table:table-cell office:value-type="string">
            <text:p>0.19218709</text:p>
          </table:table-cell>
          <table:table-cell office:value-type="string">
            <text:p>2635.58099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8722">
            <text:p>68722</text:p>
          </table:table-cell>
          <table:table-cell office:value-type="string">
            <text:p>0.78772806</text:p>
          </table:table-cell>
          <table:table-cell office:value-type="string">
            <text:p>112367.763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68722">
            <text:p>68722</text:p>
          </table:table-cell>
          <table:table-cell office:value-type="string">
            <text:p>0.753844064</text:p>
          </table:table-cell>
          <table:table-cell office:value-type="string">
            <text:p>90457.5663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68722">
            <text:p>68722</text:p>
          </table:table-cell>
          <table:table-cell office:value-type="string">
            <text:p>0.035309993</text:p>
          </table:table-cell>
          <table:table-cell office:value-type="string">
            <text:p>85.78675344</text:p>
          </table:table-cell>
          <table:table-cell table:style-name="ce3" office:value-type="string">
            <text:p>2.05986E-20</text:p>
          </table:table-cell>
          <table:table-cell table:style-name="ce5"/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68722">
            <text:p>68722</text:p>
          </table:table-cell>
          <table:table-cell office:value-type="string">
            <text:p>0.454618946</text:p>
          </table:table-cell>
          <table:table-cell office:value-type="string">
            <text:p>17903.128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68722">
            <text:p>68722</text:p>
          </table:table-cell>
          <table:table-cell office:value-type="string">
            <text:p>0.802587417</text:p>
          </table:table-cell>
          <table:table-cell office:value-type="string">
            <text:p>124393.21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68722">
            <text:p>68722</text:p>
          </table:table-cell>
          <table:table-cell office:value-type="string">
            <text:p>0.340215385</text:p>
          </table:table-cell>
          <table:table-cell office:value-type="string">
            <text:p>8995.2712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68722">
            <text:p>68722</text:p>
          </table:table-cell>
          <table:table-cell office:value-type="string">
            <text:p>0.038983766</text:p>
          </table:table-cell>
          <table:table-cell office:value-type="string">
            <text:p>104.5950806</text:p>
          </table:table-cell>
          <table:table-cell table:style-name="ce3" office:value-type="string">
            <text:p>1.56024E-24</text:p>
          </table:table-cell>
          <table:table-cell table:style-name="ce5"/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68722">
            <text:p>68722</text:p>
          </table:table-cell>
          <table:table-cell office:value-type="string">
            <text:p>0.835643008</text:p>
          </table:table-cell>
          <table:table-cell office:value-type="string">
            <text:p>159055.360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68722">
            <text:p>68722</text:p>
          </table:table-cell>
          <table:table-cell office:value-type="string">
            <text:p>0.984455459</text:p>
          </table:table-cell>
          <table:table-cell office:value-type="string">
            <text:p>2159016.81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68722">
            <text:p>68722</text:p>
          </table:table-cell>
          <table:table-cell office:value-type="string">
            <text:p>0.545809608</text:p>
          </table:table-cell>
          <table:table-cell office:value-type="string">
            <text:p>29158.928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68722">
            <text:p>68722</text:p>
          </table:table-cell>
          <table:table-cell office:value-type="string">
            <text:p>0.003528111</text:p>
          </table:table-cell>
          <table:table-cell office:value-type="string">
            <text:p>0.855407482</text:p>
          </table:table-cell>
          <table:table-cell table:style-name="ce3" office:value-type="string">
            <text:p>0.355030322</text:p>
          </table:table-cell>
          <table:table-cell table:style-name="ce5"/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68722">
            <text:p>68722</text:p>
          </table:table-cell>
          <table:table-cell office:value-type="string">
            <text:p>0.940471883</text:p>
          </table:table-cell>
          <table:table-cell office:value-type="string">
            <text:p>526193.26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68722">
            <text:p>68722</text:p>
          </table:table-cell>
          <table:table-cell office:value-type="string">
            <text:p>0.684972472</text:p>
          </table:table-cell>
          <table:table-cell office:value-type="string">
            <text:p>60741.85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68722">
            <text:p>68722</text:p>
          </table:table-cell>
          <table:table-cell office:value-type="string">
            <text:p>0.985413204</text:p>
          </table:table-cell>
          <table:table-cell office:value-type="string">
            <text:p>2304141.2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68722">
            <text:p>68722</text:p>
          </table:table-cell>
          <table:table-cell office:value-type="string">
            <text:p>0.151639511</text:p>
          </table:table-cell>
          <table:table-cell office:value-type="string">
            <text:p>1617.3756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68722">
            <text:p>68722</text:p>
          </table:table-cell>
          <table:table-cell office:value-type="string">
            <text:p>0.98579524</text:p>
          </table:table-cell>
          <table:table-cell office:value-type="string">
            <text:p>2367490.4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68722">
            <text:p>68722</text:p>
          </table:table-cell>
          <table:table-cell office:value-type="string">
            <text:p>0.434981737</text:p>
          </table:table-cell>
          <table:table-cell office:value-type="string">
            <text:p>16036.7492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68722">
            <text:p>68722</text:p>
          </table:table-cell>
          <table:table-cell office:value-type="string">
            <text:p>0.296812954</text:p>
          </table:table-cell>
          <table:table-cell office:value-type="string">
            <text:p>6638.9691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68722">
            <text:p>68722</text:p>
          </table:table-cell>
          <table:table-cell office:value-type="string">
            <text:p>0.281015437</text:p>
          </table:table-cell>
          <table:table-cell office:value-type="string">
            <text:p>5892.092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68722">
            <text:p>68722</text:p>
          </table:table-cell>
          <table:table-cell office:value-type="string">
            <text:p>0.285548313</text:p>
          </table:table-cell>
          <table:table-cell office:value-type="string">
            <text:p>6100.7197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68722">
            <text:p>68722</text:p>
          </table:table-cell>
          <table:table-cell office:value-type="string">
            <text:p>0.802468649</text:p>
          </table:table-cell>
          <table:table-cell office:value-type="string">
            <text:p>124289.8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68722">
            <text:p>68722</text:p>
          </table:table-cell>
          <table:table-cell office:value-type="string">
            <text:p>0.733872825</text:p>
          </table:table-cell>
          <table:table-cell office:value-type="string">
            <text:p>80208.113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68722">
            <text:p>68722</text:p>
          </table:table-cell>
          <table:table-cell office:value-type="string">
            <text:p>0.290730209</text:p>
          </table:table-cell>
          <table:table-cell office:value-type="string">
            <text:p>6344.77950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68722">
            <text:p>68722</text:p>
          </table:table-cell>
          <table:table-cell office:value-type="string">
            <text:p>0.068478956</text:p>
          </table:table-cell>
          <table:table-cell office:value-type="string">
            <text:p>323.771609</text:p>
          </table:table-cell>
          <table:table-cell table:style-name="ce3" office:value-type="string">
            <text:p>3.20259E-72</text:p>
          </table:table-cell>
          <table:table-cell table:style-name="ce5"/>
          <table:table-cell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68722">
            <text:p>68722</text:p>
          </table:table-cell>
          <table:table-cell office:value-type="string">
            <text:p>0.174743205</text:p>
          </table:table-cell>
          <table:table-cell office:value-type="string">
            <text:p>2164.47062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68722">
            <text:p>68722</text:p>
          </table:table-cell>
          <table:table-cell office:value-type="string">
            <text:p>0.528873553</text:p>
          </table:table-cell>
          <table:table-cell office:value-type="string">
            <text:p>26685.65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68722">
            <text:p>68722</text:p>
          </table:table-cell>
          <table:table-cell office:value-type="string">
            <text:p>0.5754043</text:p>
          </table:table-cell>
          <table:table-cell office:value-type="string">
            <text:p>34014.315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68722">
            <text:p>68722</text:p>
          </table:table-cell>
          <table:table-cell office:value-type="string">
            <text:p>0.526544999</text:p>
          </table:table-cell>
          <table:table-cell office:value-type="string">
            <text:p>26361.238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68722">
            <text:p>68722</text:p>
          </table:table-cell>
          <table:table-cell office:value-type="string">
            <text:p>0.532463982</text:p>
          </table:table-cell>
          <table:table-cell office:value-type="string">
            <text:p>27193.0719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68722">
            <text:p>68722</text:p>
          </table:table-cell>
          <table:table-cell office:value-type="string">
            <text:p>0.406233223</text:p>
          </table:table-cell>
          <table:table-cell office:value-type="string">
            <text:p>13581.907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68722">
            <text:p>68722</text:p>
          </table:table-cell>
          <table:table-cell office:value-type="string">
            <text:p>0.361991484</text:p>
          </table:table-cell>
          <table:table-cell office:value-type="string">
            <text:p>10362.8447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68722">
            <text:p>68722</text:p>
          </table:table-cell>
          <table:table-cell office:value-type="string">
            <text:p>0.029407372</text:p>
          </table:table-cell>
          <table:table-cell office:value-type="string">
            <text:p>59.4800493</text:p>
          </table:table-cell>
          <table:table-cell table:style-name="ce3" office:value-type="string">
            <text:p>1.25193E-14</text:p>
          </table:table-cell>
          <table:table-cell table:style-name="ce5"/>
          <table:table-cell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68722">
            <text:p>68722</text:p>
          </table:table-cell>
          <table:table-cell office:value-type="string">
            <text:p>0.387440985</text:p>
          </table:table-cell>
          <table:table-cell office:value-type="string">
            <text:p>12137.571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68722">
            <text:p>68722</text:p>
          </table:table-cell>
          <table:table-cell office:value-type="string">
            <text:p>0.445470776</text:p>
          </table:table-cell>
          <table:table-cell office:value-type="string">
            <text:p>17013.2715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68722">
            <text:p>68722</text:p>
          </table:table-cell>
          <table:table-cell office:value-type="string">
            <text:p>0.018876267</text:p>
          </table:table-cell>
          <table:table-cell office:value-type="string">
            <text:p>24.49458893</text:p>
          </table:table-cell>
          <table:table-cell table:style-name="ce3" office:value-type="string">
            <text:p>7.46947E-07</text:p>
          </table:table-cell>
          <table:table-cell table:style-name="ce5"/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68722">
            <text:p>68722</text:p>
          </table:table-cell>
          <table:table-cell office:value-type="string">
            <text:p>0.231694564</text:p>
          </table:table-cell>
          <table:table-cell office:value-type="string">
            <text:p>3898.3237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68722">
            <text:p>68722</text:p>
          </table:table-cell>
          <table:table-cell office:value-type="string">
            <text:p>0.202835732</text:p>
          </table:table-cell>
          <table:table-cell office:value-type="string">
            <text:p>2948.6140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68722">
            <text:p>68722</text:p>
          </table:table-cell>
          <table:table-cell office:value-type="string">
            <text:p>0.811054079</text:p>
          </table:table-cell>
          <table:table-cell office:value-type="string">
            <text:p>132103.35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68722">
            <text:p>68722</text:p>
          </table:table-cell>
          <table:table-cell office:value-type="string">
            <text:p>0.493322739</text:p>
          </table:table-cell>
          <table:table-cell office:value-type="string">
            <text:p>22103.463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68722">
            <text:p>68722</text:p>
          </table:table-cell>
          <table:table-cell office:value-type="string">
            <text:p>0.568112011</text:p>
          </table:table-cell>
          <table:table-cell office:value-type="string">
            <text:p>32749.365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68722">
            <text:p>68722</text:p>
          </table:table-cell>
          <table:table-cell office:value-type="string">
            <text:p>0.876765004</text:p>
          </table:table-cell>
          <table:table-cell office:value-type="string">
            <text:p>228405.002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68722">
            <text:p>68722</text:p>
          </table:table-cell>
          <table:table-cell office:value-type="string">
            <text:p>0.502274555</text:p>
          </table:table-cell>
          <table:table-cell office:value-type="string">
            <text:p>23186.027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68722">
            <text:p>68722</text:p>
          </table:table-cell>
          <table:table-cell office:value-type="string">
            <text:p>0.749035488</text:p>
          </table:table-cell>
          <table:table-cell office:value-type="string">
            <text:p>87836.9008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68722">
            <text:p>68722</text:p>
          </table:table-cell>
          <table:table-cell office:value-type="string">
            <text:p>0.681002272</text:p>
          </table:table-cell>
          <table:table-cell office:value-type="string">
            <text:p>59432.5525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68722">
            <text:p>68722</text:p>
          </table:table-cell>
          <table:table-cell office:value-type="string">
            <text:p>0.593951122</text:p>
          </table:table-cell>
          <table:table-cell office:value-type="string">
            <text:p>37456.8499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68722">
            <text:p>68722</text:p>
          </table:table-cell>
          <table:table-cell office:value-type="string">
            <text:p>0.297289044</text:p>
          </table:table-cell>
          <table:table-cell office:value-type="string">
            <text:p>6662.35062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68722">
            <text:p>68722</text:p>
          </table:table-cell>
          <table:table-cell office:value-type="string">
            <text:p>0.123779513</text:p>
          </table:table-cell>
          <table:table-cell office:value-type="string">
            <text:p>1069.267036</text:p>
          </table:table-cell>
          <table:table-cell table:style-name="ce3" office:value-type="string">
            <text:p>9.7686E-233</text:p>
          </table:table-cell>
          <table:table-cell table:style-name="ce5"/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68722">
            <text:p>68722</text:p>
          </table:table-cell>
          <table:table-cell office:value-type="string">
            <text:p>0.3067596</text:p>
          </table:table-cell>
          <table:table-cell office:value-type="string">
            <text:p>7138.38410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68722">
            <text:p>68722</text:p>
          </table:table-cell>
          <table:table-cell office:value-type="string">
            <text:p>0.713222045</text:p>
          </table:table-cell>
          <table:table-cell office:value-type="string">
            <text:p>71149.729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68722">
            <text:p>68722</text:p>
          </table:table-cell>
          <table:table-cell office:value-type="string">
            <text:p>0.818384917</text:p>
          </table:table-cell>
          <table:table-cell office:value-type="string">
            <text:p>139367.22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68722">
            <text:p>68722</text:p>
          </table:table-cell>
          <table:table-cell office:value-type="string">
            <text:p>0.788434692</text:p>
          </table:table-cell>
          <table:table-cell office:value-type="string">
            <text:p>112900.81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68722">
            <text:p>68722</text:p>
          </table:table-cell>
          <table:table-cell office:value-type="string">
            <text:p>0.80733445</text:p>
          </table:table-cell>
          <table:table-cell office:value-type="string">
            <text:p>128631.55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68722">
            <text:p>68722</text:p>
          </table:table-cell>
          <table:table-cell office:value-type="string">
            <text:p>0.399433554</text:p>
          </table:table-cell>
          <table:table-cell office:value-type="string">
            <text:p>13045.4448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68722">
            <text:p>68722</text:p>
          </table:table-cell>
          <table:table-cell office:value-type="string">
            <text:p>0.122011233</text:p>
          </table:table-cell>
          <table:table-cell office:value-type="string">
            <text:p>1038.476374</text:p>
          </table:table-cell>
          <table:table-cell table:style-name="ce3" office:value-type="string">
            <text:p>3.8123E-226</text:p>
          </table:table-cell>
          <table:table-cell table:style-name="ce5"/>
          <table:table-cell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68722">
            <text:p>68722</text:p>
          </table:table-cell>
          <table:table-cell office:value-type="string">
            <text:p>0.064613147</text:p>
          </table:table-cell>
          <table:table-cell office:value-type="string">
            <text:p>288.0990704</text:p>
          </table:table-cell>
          <table:table-cell table:style-name="ce3" office:value-type="string">
            <text:p>1.74757E-64</text:p>
          </table:table-cell>
          <table:table-cell table:style-name="ce5"/>
          <table:table-cell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68722">
            <text:p>68722</text:p>
          </table:table-cell>
          <table:table-cell office:value-type="string">
            <text:p>0.790889561</text:p>
          </table:table-cell>
          <table:table-cell office:value-type="string">
            <text:p>114781.08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68722">
            <text:p>68722</text:p>
          </table:table-cell>
          <table:table-cell office:value-type="string">
            <text:p>0.34090718</text:p>
          </table:table-cell>
          <table:table-cell office:value-type="string">
            <text:p>9036.70595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8722">
            <text:p>68722</text:p>
          </table:table-cell>
          <table:table-cell office:value-type="string">
            <text:p>0.007689346</text:p>
          </table:table-cell>
          <table:table-cell office:value-type="string">
            <text:p>4.063382365</text:p>
          </table:table-cell>
          <table:table-cell table:style-name="ce3" office:value-type="string">
            <text:p>0.043826524</text:p>
          </table:table-cell>
          <table:table-cell table:style-name="ce5"/>
          <table:table-cell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68722">
            <text:p>68722</text:p>
          </table:table-cell>
          <table:table-cell office:value-type="string">
            <text:p>0.187746593</text:p>
          </table:table-cell>
          <table:table-cell office:value-type="string">
            <text:p>2510.79900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68722">
            <text:p>68722</text:p>
          </table:table-cell>
          <table:table-cell office:value-type="string">
            <text:p>0.579795069</text:p>
          </table:table-cell>
          <table:table-cell office:value-type="string">
            <text:p>34799.282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68722">
            <text:p>68722</text:p>
          </table:table-cell>
          <table:table-cell office:value-type="string">
            <text:p>0.98983921</text:p>
          </table:table-cell>
          <table:table-cell office:value-type="string">
            <text:p>3330174.40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68722">
            <text:p>68722</text:p>
          </table:table-cell>
          <table:table-cell office:value-type="string">
            <text:p>0.089015991</text:p>
          </table:table-cell>
          <table:table-cell office:value-type="string">
            <text:p>548.8759548</text:p>
          </table:table-cell>
          <table:table-cell table:style-name="ce3" office:value-type="string">
            <text:p>6.6024E-121</text:p>
          </table:table-cell>
          <table:table-cell table:style-name="ce5"/>
          <table:table-cell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68722">
            <text:p>68722</text:p>
          </table:table-cell>
          <table:table-cell office:value-type="string">
            <text:p>0.253603918</text:p>
          </table:table-cell>
          <table:table-cell office:value-type="string">
            <text:p>4723.51585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68722">
            <text:p>68722</text:p>
          </table:table-cell>
          <table:table-cell office:value-type="string">
            <text:p>0.543449184</text:p>
          </table:table-cell>
          <table:table-cell office:value-type="string">
            <text:p>28801.7962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68722">
            <text:p>68722</text:p>
          </table:table-cell>
          <table:table-cell office:value-type="string">
            <text:p>0.488319583</text:p>
          </table:table-cell>
          <table:table-cell office:value-type="string">
            <text:p>21517.729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68722">
            <text:p>68722</text:p>
          </table:table-cell>
          <table:table-cell office:value-type="string">
            <text:p>0.378667255</text:p>
          </table:table-cell>
          <table:table-cell office:value-type="string">
            <text:p>11503.101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68722">
            <text:p>68722</text:p>
          </table:table-cell>
          <table:table-cell office:value-type="string">
            <text:p>0.204204297</text:p>
          </table:table-cell>
          <table:table-cell office:value-type="string">
            <text:p>2990.2750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8722">
            <text:p>68722</text:p>
          </table:table-cell>
          <table:table-cell office:value-type="string">
            <text:p>0.218507677</text:p>
          </table:table-cell>
          <table:table-cell office:value-type="string">
            <text:p>3445.58973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68722">
            <text:p>68722</text:p>
          </table:table-cell>
          <table:table-cell office:value-type="string">
            <text:p>0.965306561</text:p>
          </table:table-cell>
          <table:table-cell office:value-type="string">
            <text:p>939152.253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68722">
            <text:p>68722</text:p>
          </table:table-cell>
          <table:table-cell office:value-type="string">
            <text:p>0.429462448</text:p>
          </table:table-cell>
          <table:table-cell office:value-type="string">
            <text:p>15540.9139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68722">
            <text:p>68722</text:p>
          </table:table-cell>
          <table:table-cell office:value-type="string">
            <text:p>0.451203897</text:p>
          </table:table-cell>
          <table:table-cell office:value-type="string">
            <text:p>17566.667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68722">
            <text:p>68722</text:p>
          </table:table-cell>
          <table:table-cell office:value-type="string">
            <text:p>0.830407863</text:p>
          </table:table-cell>
          <table:table-cell office:value-type="string">
            <text:p>152655.505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68722">
            <text:p>68722</text:p>
          </table:table-cell>
          <table:table-cell office:value-type="string">
            <text:p>0.955421989</text:p>
          </table:table-cell>
          <table:table-cell office:value-type="string">
            <text:p>719635.255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68722">
            <text:p>68722</text:p>
          </table:table-cell>
          <table:table-cell office:value-type="string">
            <text:p>0.038896337</text:p>
          </table:table-cell>
          <table:table-cell office:value-type="string">
            <text:p>104.125745</text:p>
          </table:table-cell>
          <table:table-cell table:style-name="ce3" office:value-type="string">
            <text:p>1.97655E-24</text:p>
          </table:table-cell>
          <table:table-cell table:style-name="ce5"/>
          <table:table-cell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68722">
            <text:p>68722</text:p>
          </table:table-cell>
          <table:table-cell office:value-type="string">
            <text:p>0.231403824</text:p>
          </table:table-cell>
          <table:table-cell office:value-type="string">
            <text:p>3887.99319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68722">
            <text:p>68722</text:p>
          </table:table-cell>
          <table:table-cell office:value-type="string">
            <text:p>0.149742077</text:p>
          </table:table-cell>
          <table:table-cell office:value-type="string">
            <text:p>1576.2305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68722">
            <text:p>68722</text:p>
          </table:table-cell>
          <table:table-cell office:value-type="string">
            <text:p>0.24552811</text:p>
          </table:table-cell>
          <table:table-cell office:value-type="string">
            <text:p>4408.48123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68722">
            <text:p>68722</text:p>
          </table:table-cell>
          <table:table-cell office:value-type="string">
            <text:p>0.403179852</text:p>
          </table:table-cell>
          <table:table-cell office:value-type="string">
            <text:p>13339.021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68722">
            <text:p>68722</text:p>
          </table:table-cell>
          <table:table-cell office:value-type="string">
            <text:p>0.599805009</text:p>
          </table:table-cell>
          <table:table-cell office:value-type="string">
            <text:p>38615.7636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68722">
            <text:p>68722</text:p>
          </table:table-cell>
          <table:table-cell office:value-type="string">
            <text:p>0.943510631</text:p>
          </table:table-cell>
          <table:table-cell office:value-type="string">
            <text:p>557215.39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68722">
            <text:p>68722</text:p>
          </table:table-cell>
          <table:table-cell office:value-type="string">
            <text:p>0.651712208</text:p>
          </table:table-cell>
          <table:table-cell office:value-type="string">
            <text:p>50736.701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68722">
            <text:p>68722</text:p>
          </table:table-cell>
          <table:table-cell office:value-type="string">
            <text:p>0.337260652</text:p>
          </table:table-cell>
          <table:table-cell office:value-type="string">
            <text:p>8819.737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68722">
            <text:p>68722</text:p>
          </table:table-cell>
          <table:table-cell office:value-type="string">
            <text:p>0.989942566</text:p>
          </table:table-cell>
          <table:table-cell office:value-type="string">
            <text:p>3364925.0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68722">
            <text:p>68722</text:p>
          </table:table-cell>
          <table:table-cell office:value-type="string">
            <text:p>0.64897722</text:p>
          </table:table-cell>
          <table:table-cell office:value-type="string">
            <text:p>50002.5437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68722">
            <text:p>68722</text:p>
          </table:table-cell>
          <table:table-cell office:value-type="string">
            <text:p>0.728775986</text:p>
          </table:table-cell>
          <table:table-cell office:value-type="string">
            <text:p>77840.2814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68722">
            <text:p>68722</text:p>
          </table:table-cell>
          <table:table-cell office:value-type="string">
            <text:p>0.964624945</text:p>
          </table:table-cell>
          <table:table-cell office:value-type="string">
            <text:p>920075.253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68722">
            <text:p>68722</text:p>
          </table:table-cell>
          <table:table-cell office:value-type="string">
            <text:p>0.510840097</text:p>
          </table:table-cell>
          <table:table-cell office:value-type="string">
            <text:p>24265.193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68722">
            <text:p>68722</text:p>
          </table:table-cell>
          <table:table-cell office:value-type="string">
            <text:p>0.900218263</text:p>
          </table:table-cell>
          <table:table-cell office:value-type="string">
            <text:p>293713.725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68722">
            <text:p>68722</text:p>
          </table:table-cell>
          <table:table-cell office:value-type="string">
            <text:p>0.164188519</text:p>
          </table:table-cell>
          <table:table-cell office:value-type="string">
            <text:p>1903.86905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68722">
            <text:p>68722</text:p>
          </table:table-cell>
          <table:table-cell office:value-type="string">
            <text:p>0.289726331</text:p>
          </table:table-cell>
          <table:table-cell office:value-type="string">
            <text:p>6297.0305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68722">
            <text:p>68722</text:p>
          </table:table-cell>
          <table:table-cell office:value-type="string">
            <text:p>0.941612294</text:p>
          </table:table-cell>
          <table:table-cell office:value-type="string">
            <text:p>537456.67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68722">
            <text:p>68722</text:p>
          </table:table-cell>
          <table:table-cell office:value-type="string">
            <text:p>0.477649991</text:p>
          </table:table-cell>
          <table:table-cell office:value-type="string">
            <text:p>20312.787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68722">
            <text:p>68722</text:p>
          </table:table-cell>
          <table:table-cell office:value-type="string">
            <text:p>0.581739854</text:p>
          </table:table-cell>
          <table:table-cell office:value-type="string">
            <text:p>35152.7450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68722">
            <text:p>68722</text:p>
          </table:table-cell>
          <table:table-cell office:value-type="string">
            <text:p>0.937999785</text:p>
          </table:table-cell>
          <table:table-cell office:value-type="string">
            <text:p>503201.243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68722">
            <text:p>68722</text:p>
          </table:table-cell>
          <table:table-cell office:value-type="string">
            <text:p>0.468977085</text:p>
          </table:table-cell>
          <table:table-cell office:value-type="string">
            <text:p>19375.731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68722">
            <text:p>68722</text:p>
          </table:table-cell>
          <table:table-cell office:value-type="string">
            <text:p>0.816738388</text:p>
          </table:table-cell>
          <table:table-cell office:value-type="string">
            <text:p>137684.544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68722">
            <text:p>68722</text:p>
          </table:table-cell>
          <table:table-cell office:value-type="string">
            <text:p>0.00293371</text:p>
          </table:table-cell>
          <table:table-cell office:value-type="string">
            <text:p>0.591454515</text:p>
          </table:table-cell>
          <table:table-cell table:style-name="ce3" office:value-type="string">
            <text:p>0.441859861</text:p>
          </table:table-cell>
          <table:table-cell table:style-name="ce5"/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68722">
            <text:p>68722</text:p>
          </table:table-cell>
          <table:table-cell office:value-type="string">
            <text:p>0.104753931</text:p>
          </table:table-cell>
          <table:table-cell office:value-type="string">
            <text:p>762.4578296</text:p>
          </table:table-cell>
          <table:table-cell table:style-name="ce3" office:value-type="string">
            <text:p>6.4386E-167</text:p>
          </table:table-cell>
          <table:table-cell table:style-name="ce5"/>
          <table:table-cell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68722">
            <text:p>68722</text:p>
          </table:table-cell>
          <table:table-cell office:value-type="string">
            <text:p>0.446742023</text:p>
          </table:table-cell>
          <table:table-cell office:value-type="string">
            <text:p>17134.7583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68722">
            <text:p>68722</text:p>
          </table:table-cell>
          <table:table-cell office:value-type="string">
            <text:p>0.696040731</text:p>
          </table:table-cell>
          <table:table-cell office:value-type="string">
            <text:p>64580.4088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68722">
            <text:p>68722</text:p>
          </table:table-cell>
          <table:table-cell office:value-type="string">
            <text:p>0.160221923</text:p>
          </table:table-cell>
          <table:table-cell office:value-type="string">
            <text:p>1810.5954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68722">
            <text:p>68722</text:p>
          </table:table-cell>
          <table:table-cell office:value-type="string">
            <text:p>0.574865161</text:p>
          </table:table-cell>
          <table:table-cell office:value-type="string">
            <text:p>33919.157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68722">
            <text:p>68722</text:p>
          </table:table-cell>
          <table:table-cell office:value-type="string">
            <text:p>0.887205305</text:p>
          </table:table-cell>
          <table:table-cell office:value-type="string">
            <text:p>254111.073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68722">
            <text:p>68722</text:p>
          </table:table-cell>
          <table:table-cell office:value-type="string">
            <text:p>0.472432341</text:p>
          </table:table-cell>
          <table:table-cell office:value-type="string">
            <text:p>19744.6244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68722">
            <text:p>68722</text:p>
          </table:table-cell>
          <table:table-cell office:value-type="string">
            <text:p>0.445583847</text:p>
          </table:table-cell>
          <table:table-cell office:value-type="string">
            <text:p>17024.0492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68722">
            <text:p>68722</text:p>
          </table:table-cell>
          <table:table-cell office:value-type="string">
            <text:p>0.285290048</text:p>
          </table:table-cell>
          <table:table-cell office:value-type="string">
            <text:p>6088.7118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68722">
            <text:p>68722</text:p>
          </table:table-cell>
          <table:table-cell office:value-type="string">
            <text:p>0.376301731</text:p>
          </table:table-cell>
          <table:table-cell office:value-type="string">
            <text:p>11336.197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68722">
            <text:p>68722</text:p>
          </table:table-cell>
          <table:table-cell office:value-type="string">
            <text:p>0.521172537</text:p>
          </table:table-cell>
          <table:table-cell office:value-type="string">
            <text:p>25626.4630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68722">
            <text:p>68722</text:p>
          </table:table-cell>
          <table:table-cell office:value-type="string">
            <text:p>0.311621204</text:p>
          </table:table-cell>
          <table:table-cell office:value-type="string">
            <text:p>7390.9665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68722">
            <text:p>68722</text:p>
          </table:table-cell>
          <table:table-cell office:value-type="string">
            <text:p>0.154616211</text:p>
          </table:table-cell>
          <table:table-cell office:value-type="string">
            <text:p>1683.0678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68722">
            <text:p>68722</text:p>
          </table:table-cell>
          <table:table-cell office:value-type="string">
            <text:p>0.689864545</text:p>
          </table:table-cell>
          <table:table-cell office:value-type="string">
            <text:p>62403.2901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8722">
            <text:p>68722</text:p>
          </table:table-cell>
          <table:table-cell office:value-type="string">
            <text:p>0.408368937</text:p>
          </table:table-cell>
          <table:table-cell office:value-type="string">
            <text:p>13753.7506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68722">
            <text:p>68722</text:p>
          </table:table-cell>
          <table:table-cell office:value-type="string">
            <text:p>0.12534214</text:p>
          </table:table-cell>
          <table:table-cell office:value-type="string">
            <text:p>1096.868527</text:p>
          </table:table-cell>
          <table:table-cell table:style-name="ce3" office:value-type="string">
            <text:p>1.2128E-238</text:p>
          </table:table-cell>
          <table:table-cell table:style-name="ce5"/>
          <table:table-cell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68722">
            <text:p>68722</text:p>
          </table:table-cell>
          <table:table-cell office:value-type="string">
            <text:p>0.050048045</text:p>
          </table:table-cell>
          <table:table-cell office:value-type="string">
            <text:p>172.5625574</text:p>
          </table:table-cell>
          <table:table-cell table:style-name="ce3" office:value-type="string">
            <text:p>2.27517E-39</text:p>
          </table:table-cell>
          <table:table-cell table:style-name="ce5"/>
          <table:table-cell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68722">
            <text:p>68722</text:p>
          </table:table-cell>
          <table:table-cell office:value-type="string">
            <text:p>0.657930952</text:p>
          </table:table-cell>
          <table:table-cell office:value-type="string">
            <text:p>52452.183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68722">
            <text:p>68722</text:p>
          </table:table-cell>
          <table:table-cell office:value-type="string">
            <text:p>0.570960713</text:p>
          </table:table-cell>
          <table:table-cell office:value-type="string">
            <text:p>33237.8724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68722">
            <text:p>68722</text:p>
          </table:table-cell>
          <table:table-cell office:value-type="string">
            <text:p>0.291972437</text:p>
          </table:table-cell>
          <table:table-cell office:value-type="string">
            <text:p>6404.17878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68722">
            <text:p>68722</text:p>
          </table:table-cell>
          <table:table-cell office:value-type="string">
            <text:p>0.359669126</text:p>
          </table:table-cell>
          <table:table-cell office:value-type="string">
            <text:p>10210.6124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68722">
            <text:p>68722</text:p>
          </table:table-cell>
          <table:table-cell office:value-type="string">
            <text:p>0.025316595</text:p>
          </table:table-cell>
          <table:table-cell office:value-type="string">
            <text:p>44.07295571</text:p>
          </table:table-cell>
          <table:table-cell table:style-name="ce3" office:value-type="string">
            <text:p>3.18706E-11</text:p>
          </table:table-cell>
          <table:table-cell table:style-name="ce5"/>
          <table:table-cell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68722">
            <text:p>68722</text:p>
          </table:table-cell>
          <table:table-cell office:value-type="string">
            <text:p>0.376458457</text:p>
          </table:table-cell>
          <table:table-cell office:value-type="string">
            <text:p>11347.2014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68722">
            <text:p>68722</text:p>
          </table:table-cell>
          <table:table-cell office:value-type="string">
            <text:p>0.565805879</text:p>
          </table:table-cell>
          <table:table-cell office:value-type="string">
            <text:p>32359.082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68722">
            <text:p>68722</text:p>
          </table:table-cell>
          <table:table-cell office:value-type="string">
            <text:p>0.675815982</text:p>
          </table:table-cell>
          <table:table-cell office:value-type="string">
            <text:p>57772.6300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68722">
            <text:p>68722</text:p>
          </table:table-cell>
          <table:table-cell office:value-type="string">
            <text:p>0.172665577</text:p>
          </table:table-cell>
          <table:table-cell office:value-type="string">
            <text:p>2111.7349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68722">
            <text:p>68722</text:p>
          </table:table-cell>
          <table:table-cell office:value-type="string">
            <text:p>0.234177563</text:p>
          </table:table-cell>
          <table:table-cell office:value-type="string">
            <text:p>3987.1996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68722">
            <text:p>68722</text:p>
          </table:table-cell>
          <table:table-cell office:value-type="string">
            <text:p>0.292066204</text:p>
          </table:table-cell>
          <table:table-cell office:value-type="string">
            <text:p>6408.67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68722">
            <text:p>68722</text:p>
          </table:table-cell>
          <table:table-cell office:value-type="string">
            <text:p>0.86671091</text:p>
          </table:table-cell>
          <table:table-cell office:value-type="string">
            <text:p>207472.24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68722">
            <text:p>68722</text:p>
          </table:table-cell>
          <table:table-cell office:value-type="string">
            <text:p>0.597495506</text:p>
          </table:table-cell>
          <table:table-cell office:value-type="string">
            <text:p>38154.174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68722">
            <text:p>68722</text:p>
          </table:table-cell>
          <table:table-cell office:value-type="string">
            <text:p>0.940120813</text:p>
          </table:table-cell>
          <table:table-cell office:value-type="string">
            <text:p>522812.32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68722">
            <text:p>68722</text:p>
          </table:table-cell>
          <table:table-cell office:value-type="string">
            <text:p>0.657518266</text:p>
          </table:table-cell>
          <table:table-cell office:value-type="string">
            <text:p>52336.305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68722">
            <text:p>68722</text:p>
          </table:table-cell>
          <table:table-cell office:value-type="string">
            <text:p>0.655666516</text:p>
          </table:table-cell>
          <table:table-cell office:value-type="string">
            <text:p>51819.956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68722">
            <text:p>68722</text:p>
          </table:table-cell>
          <table:table-cell office:value-type="string">
            <text:p>0.956218015</text:p>
          </table:table-cell>
          <table:table-cell office:value-type="string">
            <text:p>733642.18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68722">
            <text:p>68722</text:p>
          </table:table-cell>
          <table:table-cell office:value-type="string">
            <text:p>0.640561798</text:p>
          </table:table-cell>
          <table:table-cell office:value-type="string">
            <text:p>47817.668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68722">
            <text:p>68722</text:p>
          </table:table-cell>
          <table:table-cell office:value-type="string">
            <text:p>0.666053832</text:p>
          </table:table-cell>
          <table:table-cell office:value-type="string">
            <text:p>54794.4182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68722">
            <text:p>68722</text:p>
          </table:table-cell>
          <table:table-cell office:value-type="string">
            <text:p>0.31996536</text:p>
          </table:table-cell>
          <table:table-cell office:value-type="string">
            <text:p>7837.8240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68722">
            <text:p>68722</text:p>
          </table:table-cell>
          <table:table-cell office:value-type="string">
            <text:p>0.666363721</text:p>
          </table:table-cell>
          <table:table-cell office:value-type="string">
            <text:p>54886.150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68722">
            <text:p>68722</text:p>
          </table:table-cell>
          <table:table-cell office:value-type="string">
            <text:p>0.01842485</text:p>
          </table:table-cell>
          <table:table-cell office:value-type="string">
            <text:p>23.33664968</text:p>
          </table:table-cell>
          <table:table-cell table:style-name="ce3" office:value-type="string">
            <text:p>1.36276E-06</text:p>
          </table:table-cell>
          <table:table-cell table:style-name="ce5"/>
          <table:table-cell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68722">
            <text:p>68722</text:p>
          </table:table-cell>
          <table:table-cell office:value-type="string">
            <text:p>0.076648131</text:p>
          </table:table-cell>
          <table:table-cell office:value-type="string">
            <text:p>406.111475</text:p>
          </table:table-cell>
          <table:table-cell table:style-name="ce3" office:value-type="string">
            <text:p>4.69244E-90</text:p>
          </table:table-cell>
          <table:table-cell table:style-name="ce5"/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68722">
            <text:p>68722</text:p>
          </table:table-cell>
          <table:table-cell office:value-type="string">
            <text:p>0.000725595</text:p>
          </table:table-cell>
          <table:table-cell office:value-type="string">
            <text:p>0.036180251</text:p>
          </table:table-cell>
          <table:table-cell table:style-name="ce3" office:value-type="string">
            <text:p>0.849144299</text:p>
          </table:table-cell>
          <table:table-cell table:style-name="ce5"/>
          <table:table-cell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68722">
            <text:p>68722</text:p>
          </table:table-cell>
          <table:table-cell office:value-type="string">
            <text:p>0.116656457</text:p>
          </table:table-cell>
          <table:table-cell office:value-type="string">
            <text:p>948.0942117</text:p>
          </table:table-cell>
          <table:table-cell table:style-name="ce3" office:value-type="string">
            <text:p>8.8561E-207</text:p>
          </table:table-cell>
          <table:table-cell table:style-name="ce5"/>
          <table:table-cell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68722">
            <text:p>68722</text:p>
          </table:table-cell>
          <table:table-cell office:value-type="string">
            <text:p>0.491453739</text:p>
          </table:table-cell>
          <table:table-cell office:value-type="string">
            <text:p>21883.0667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68722">
            <text:p>68722</text:p>
          </table:table-cell>
          <table:table-cell office:value-type="string">
            <text:p>0.552323018</text:p>
          </table:table-cell>
          <table:table-cell office:value-type="string">
            <text:p>30166.3366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68722">
            <text:p>68722</text:p>
          </table:table-cell>
          <table:table-cell office:value-type="string">
            <text:p>0.254894811</text:p>
          </table:table-cell>
          <table:table-cell office:value-type="string">
            <text:p>4775.07534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68722">
            <text:p>68722</text:p>
          </table:table-cell>
          <table:table-cell office:value-type="string">
            <text:p>0.225977934</text:p>
          </table:table-cell>
          <table:table-cell office:value-type="string">
            <text:p>3698.1048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68722">
            <text:p>68722</text:p>
          </table:table-cell>
          <table:table-cell office:value-type="string">
            <text:p>0.468116549</text:p>
          </table:table-cell>
          <table:table-cell office:value-type="string">
            <text:p>19284.7551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68722">
            <text:p>68722</text:p>
          </table:table-cell>
          <table:table-cell office:value-type="string">
            <text:p>0.001484844</text:p>
          </table:table-cell>
          <table:table-cell office:value-type="string">
            <text:p>0.151511636</text:p>
          </table:table-cell>
          <table:table-cell table:style-name="ce3" office:value-type="string">
            <text:p>0.697096156</text:p>
          </table:table-cell>
          <table:table-cell table:style-name="ce5"/>
          <table:table-cell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68722">
            <text:p>68722</text:p>
          </table:table-cell>
          <table:table-cell office:value-type="string">
            <text:p>0.302015682</text:p>
          </table:table-cell>
          <table:table-cell office:value-type="string">
            <text:p>6897.3181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68722">
            <text:p>68722</text:p>
          </table:table-cell>
          <table:table-cell office:value-type="string">
            <text:p>0.751854383</text:p>
          </table:table-cell>
          <table:table-cell office:value-type="string">
            <text:p>89360.5865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8722">
            <text:p>68722</text:p>
          </table:table-cell>
          <table:table-cell office:value-type="string">
            <text:p>0.181013924</text:p>
          </table:table-cell>
          <table:table-cell office:value-type="string">
            <text:p>2327.96035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68722">
            <text:p>68722</text:p>
          </table:table-cell>
          <table:table-cell office:value-type="string">
            <text:p>0.065277197</text:p>
          </table:table-cell>
          <table:table-cell office:value-type="string">
            <text:p>294.076738</text:p>
          </table:table-cell>
          <table:table-cell table:style-name="ce3" office:value-type="string">
            <text:p>8.81993E-66</text:p>
          </table:table-cell>
          <table:table-cell table:style-name="ce5"/>
          <table:table-cell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68722">
            <text:p>68722</text:p>
          </table:table-cell>
          <table:table-cell office:value-type="string">
            <text:p>0.271429304</text:p>
          </table:table-cell>
          <table:table-cell office:value-type="string">
            <text:p>5465.5352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68722">
            <text:p>68722</text:p>
          </table:table-cell>
          <table:table-cell office:value-type="string">
            <text:p>0.11394694</text:p>
          </table:table-cell>
          <table:table-cell office:value-type="string">
            <text:p>903.9913043</text:p>
          </table:table-cell>
          <table:table-cell table:style-name="ce3" office:value-type="string">
            <text:p>2.5522E-197</text:p>
          </table:table-cell>
          <table:table-cell table:style-name="ce5"/>
          <table:table-cell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68722">
            <text:p>68722</text:p>
          </table:table-cell>
          <table:table-cell office:value-type="string">
            <text:p>0.64228728</text:p>
          </table:table-cell>
          <table:table-cell office:value-type="string">
            <text:p>48256.773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68722">
            <text:p>68722</text:p>
          </table:table-cell>
          <table:table-cell office:value-type="string">
            <text:p>0.735997133</text:p>
          </table:table-cell>
          <table:table-cell office:value-type="string">
            <text:p>81222.7612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68722">
            <text:p>68722</text:p>
          </table:table-cell>
          <table:table-cell office:value-type="string">
            <text:p>0.525324772</text:p>
          </table:table-cell>
          <table:table-cell office:value-type="string">
            <text:p>26192.685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68722">
            <text:p>68722</text:p>
          </table:table-cell>
          <table:table-cell office:value-type="string">
            <text:p>0.352877403</text:p>
          </table:table-cell>
          <table:table-cell office:value-type="string">
            <text:p>9774.3039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68722">
            <text:p>68722</text:p>
          </table:table-cell>
          <table:table-cell office:value-type="string">
            <text:p>0.445414125</text:p>
          </table:table-cell>
          <table:table-cell office:value-type="string">
            <text:p>17007.8737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68722">
            <text:p>68722</text:p>
          </table:table-cell>
          <table:table-cell office:value-type="string">
            <text:p>0.073203037</text:p>
          </table:table-cell>
          <table:table-cell office:value-type="string">
            <text:p>370.2327672</text:p>
          </table:table-cell>
          <table:table-cell table:style-name="ce3" office:value-type="string">
            <text:p>2.74454E-82</text:p>
          </table:table-cell>
          <table:table-cell table:style-name="ce5"/>
          <table:table-cell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68722">
            <text:p>68722</text:p>
          </table:table-cell>
          <table:table-cell office:value-type="string">
            <text:p>0.708382725</text:p>
          </table:table-cell>
          <table:table-cell office:value-type="string">
            <text:p>69218.256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68722">
            <text:p>68722</text:p>
          </table:table-cell>
          <table:table-cell office:value-type="string">
            <text:p>0.959267306</text:p>
          </table:table-cell>
          <table:table-cell office:value-type="string">
            <text:p>792365.60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68722">
            <text:p>68722</text:p>
          </table:table-cell>
          <table:table-cell office:value-type="string">
            <text:p>0.493012551</text:p>
          </table:table-cell>
          <table:table-cell office:value-type="string">
            <text:p>22066.7531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68722">
            <text:p>68722</text:p>
          </table:table-cell>
          <table:table-cell office:value-type="string">
            <text:p>0.88468034</text:p>
          </table:table-cell>
          <table:table-cell office:value-type="string">
            <text:p>247465.60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68722">
            <text:p>68722</text:p>
          </table:table-cell>
          <table:table-cell office:value-type="string">
            <text:p>0.792847094</text:p>
          </table:table-cell>
          <table:table-cell office:value-type="string">
            <text:p>116312.863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68722">
            <text:p>68722</text:p>
          </table:table-cell>
          <table:table-cell office:value-type="string">
            <text:p>0.489518049</text:p>
          </table:table-cell>
          <table:table-cell office:value-type="string">
            <text:p>21656.806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68722">
            <text:p>68722</text:p>
          </table:table-cell>
          <table:table-cell office:value-type="string">
            <text:p>0.635976271</text:p>
          </table:table-cell>
          <table:table-cell office:value-type="string">
            <text:p>46672.200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68722">
            <text:p>68722</text:p>
          </table:table-cell>
          <table:table-cell office:value-type="string">
            <text:p>0.883146995</text:p>
          </table:table-cell>
          <table:table-cell office:value-type="string">
            <text:p>243570.6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68722">
            <text:p>68722</text:p>
          </table:table-cell>
          <table:table-cell office:value-type="string">
            <text:p>0.838730941</text:p>
          </table:table-cell>
          <table:table-cell office:value-type="string">
            <text:p>163026.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68722">
            <text:p>68722</text:p>
          </table:table-cell>
          <table:table-cell office:value-type="string">
            <text:p>0.6424167</text:p>
          </table:table-cell>
          <table:table-cell office:value-type="string">
            <text:p>48289.889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68722">
            <text:p>68722</text:p>
          </table:table-cell>
          <table:table-cell office:value-type="string">
            <text:p>0.802982271</text:p>
          </table:table-cell>
          <table:table-cell office:value-type="string">
            <text:p>124737.86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68722">
            <text:p>68722</text:p>
          </table:table-cell>
          <table:table-cell office:value-type="string">
            <text:p>0.790016208</text:p>
          </table:table-cell>
          <table:table-cell office:value-type="string">
            <text:p>114107.03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68722">
            <text:p>68722</text:p>
          </table:table-cell>
          <table:table-cell office:value-type="string">
            <text:p>0.520312287</text:p>
          </table:table-cell>
          <table:table-cell office:value-type="string">
            <text:p>25510.5554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68722">
            <text:p>68722</text:p>
          </table:table-cell>
          <table:table-cell office:value-type="string">
            <text:p>0.903280464</text:p>
          </table:table-cell>
          <table:table-cell office:value-type="string">
            <text:p>304587.01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68722">
            <text:p>68722</text:p>
          </table:table-cell>
          <table:table-cell office:value-type="string">
            <text:p>0.354692135</text:p>
          </table:table-cell>
          <table:table-cell office:value-type="string">
            <text:p>9889.59942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68722">
            <text:p>68722</text:p>
          </table:table-cell>
          <table:table-cell office:value-type="string">
            <text:p>0.711218402</text:p>
          </table:table-cell>
          <table:table-cell office:value-type="string">
            <text:p>70341.9112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68722">
            <text:p>68722</text:p>
          </table:table-cell>
          <table:table-cell office:value-type="string">
            <text:p>0.698600405</text:p>
          </table:table-cell>
          <table:table-cell office:value-type="string">
            <text:p>65509.8987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68722">
            <text:p>68722</text:p>
          </table:table-cell>
          <table:table-cell office:value-type="string">
            <text:p>0.799702939</text:p>
          </table:table-cell>
          <table:table-cell office:value-type="string">
            <text:p>121917.243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68722">
            <text:p>68722</text:p>
          </table:table-cell>
          <table:table-cell office:value-type="string">
            <text:p>0.976671568</text:p>
          </table:table-cell>
          <table:table-cell office:value-type="string">
            <text:p>1421543.54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68722">
            <text:p>68722</text:p>
          </table:table-cell>
          <table:table-cell office:value-type="string">
            <text:p>0.182976415</text:p>
          </table:table-cell>
          <table:table-cell office:value-type="string">
            <text:p>2380.46992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68722">
            <text:p>68722</text:p>
          </table:table-cell>
          <table:table-cell office:value-type="string">
            <text:p>0.096199336</text:p>
          </table:table-cell>
          <table:table-cell office:value-type="string">
            <text:p>641.8966457</text:p>
          </table:table-cell>
          <table:table-cell table:style-name="ce3" office:value-type="string">
            <text:p>5.76E-141</text:p>
          </table:table-cell>
          <table:table-cell table:style-name="ce5"/>
          <table:table-cell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68722">
            <text:p>68722</text:p>
          </table:table-cell>
          <table:table-cell office:value-type="string">
            <text:p>0.134281031</text:p>
          </table:table-cell>
          <table:table-cell office:value-type="string">
            <text:p>1261.870768</text:p>
          </table:table-cell>
          <table:table-cell table:style-name="ce3" office:value-type="string">
            <text:p>6.7402E-274</text:p>
          </table:table-cell>
          <table:table-cell table:style-name="ce5"/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68722">
            <text:p>68722</text:p>
          </table:table-cell>
          <table:table-cell office:value-type="string">
            <text:p>0.59636233</text:p>
          </table:table-cell>
          <table:table-cell office:value-type="string">
            <text:p>37929.7861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68722">
            <text:p>68722</text:p>
          </table:table-cell>
          <table:table-cell office:value-type="string">
            <text:p>0.823706626</text:p>
          </table:table-cell>
          <table:table-cell office:value-type="string">
            <text:p>145023.14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68722">
            <text:p>68722</text:p>
          </table:table-cell>
          <table:table-cell office:value-type="string">
            <text:p>0.500307393</text:p>
          </table:table-cell>
          <table:table-cell office:value-type="string">
            <text:p>22944.2475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68722">
            <text:p>68722</text:p>
          </table:table-cell>
          <table:table-cell office:value-type="string">
            <text:p>0.928588827</text:p>
          </table:table-cell>
          <table:table-cell office:value-type="string">
            <text:p>430253.337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68722">
            <text:p>68722</text:p>
          </table:table-cell>
          <table:table-cell office:value-type="string">
            <text:p>0.997465968</text:p>
          </table:table-cell>
          <table:table-cell office:value-type="string">
            <text:p>13507901.4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68722">
            <text:p>68722</text:p>
          </table:table-cell>
          <table:table-cell office:value-type="string">
            <text:p>0.301728603</text:p>
          </table:table-cell>
          <table:table-cell office:value-type="string">
            <text:p>6882.8992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68722">
            <text:p>68722</text:p>
          </table:table-cell>
          <table:table-cell office:value-type="string">
            <text:p>0.476033229</text:p>
          </table:table-cell>
          <table:table-cell office:value-type="string">
            <text:p>20135.2863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68722">
            <text:p>68722</text:p>
          </table:table-cell>
          <table:table-cell office:value-type="string">
            <text:p>0.017080335</text:p>
          </table:table-cell>
          <table:table-cell office:value-type="string">
            <text:p>20.05407453</text:p>
          </table:table-cell>
          <table:table-cell table:style-name="ce3" office:value-type="string">
            <text:p>7.5404E-06</text:p>
          </table:table-cell>
          <table:table-cell table:style-name="ce5"/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68722">
            <text:p>68722</text:p>
          </table:table-cell>
          <table:table-cell office:value-type="string">
            <text:p>0.065482601</text:p>
          </table:table-cell>
          <table:table-cell office:value-type="string">
            <text:p>295.9383485</text:p>
          </table:table-cell>
          <table:table-cell table:style-name="ce3" office:value-type="string">
            <text:p>3.48012E-66</text:p>
          </table:table-cell>
          <table:table-cell table:style-name="ce5"/>
          <table:table-cell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68722">
            <text:p>68722</text:p>
          </table:table-cell>
          <table:table-cell office:value-type="string">
            <text:p>0.871044927</text:p>
          </table:table-cell>
          <table:table-cell office:value-type="string">
            <text:p>216093.45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68722">
            <text:p>68722</text:p>
          </table:table-cell>
          <table:table-cell office:value-type="string">
            <text:p>0.236678238</text:p>
          </table:table-cell>
          <table:table-cell office:value-type="string">
            <text:p>4077.88939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68722">
            <text:p>68722</text:p>
          </table:table-cell>
          <table:table-cell office:value-type="string">
            <text:p>0.181805949</text:p>
          </table:table-cell>
          <table:table-cell office:value-type="string">
            <text:p>2349.074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68722">
            <text:p>68722</text:p>
          </table:table-cell>
          <table:table-cell office:value-type="string">
            <text:p>0.712930516</text:p>
          </table:table-cell>
          <table:table-cell office:value-type="string">
            <text:p>71031.4669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68722">
            <text:p>68722</text:p>
          </table:table-cell>
          <table:table-cell office:value-type="string">
            <text:p>0.193289354</text:p>
          </table:table-cell>
          <table:table-cell office:value-type="string">
            <text:p>2667.07644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68722">
            <text:p>68722</text:p>
          </table:table-cell>
          <table:table-cell office:value-type="string">
            <text:p>0.563317254</text:p>
          </table:table-cell>
          <table:table-cell office:value-type="string">
            <text:p>31943.0295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68722">
            <text:p>68722</text:p>
          </table:table-cell>
          <table:table-cell office:value-type="string">
            <text:p>0.948672215</text:p>
          </table:table-cell>
          <table:table-cell office:value-type="string">
            <text:p>618335.52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68722">
            <text:p>68722</text:p>
          </table:table-cell>
          <table:table-cell office:value-type="string">
            <text:p>0.110838794</text:p>
          </table:table-cell>
          <table:table-cell office:value-type="string">
            <text:p>854.7422841</text:p>
          </table:table-cell>
          <table:table-cell table:style-name="ce3" office:value-type="string">
            <text:p>9.5075E-187</text:p>
          </table:table-cell>
          <table:table-cell table:style-name="ce5"/>
          <table:table-cell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68722">
            <text:p>68722</text:p>
          </table:table-cell>
          <table:table-cell office:value-type="string">
            <text:p>0.231817375</text:p>
          </table:table-cell>
          <table:table-cell office:value-type="string">
            <text:p>3902.69231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68722">
            <text:p>68722</text:p>
          </table:table-cell>
          <table:table-cell office:value-type="string">
            <text:p>0.604568156</text:p>
          </table:table-cell>
          <table:table-cell office:value-type="string">
            <text:p>39586.205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68722">
            <text:p>68722</text:p>
          </table:table-cell>
          <table:table-cell office:value-type="string">
            <text:p>0.566146358</text:p>
          </table:table-cell>
          <table:table-cell office:value-type="string">
            <text:p>32416.4158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68722">
            <text:p>68722</text:p>
          </table:table-cell>
          <table:table-cell office:value-type="string">
            <text:p>0.013133894</text:p>
          </table:table-cell>
          <table:table-cell office:value-type="string">
            <text:p>11.85618865</text:p>
          </table:table-cell>
          <table:table-cell table:style-name="ce3" office:value-type="string">
            <text:p>0.000575043</text:p>
          </table:table-cell>
          <table:table-cell table:style-name="ce5"/>
          <table:table-cell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68722">
            <text:p>68722</text:p>
          </table:table-cell>
          <table:table-cell office:value-type="string">
            <text:p>0.466567549</text:p>
          </table:table-cell>
          <table:table-cell office:value-type="string">
            <text:p>19121.8852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68722">
            <text:p>68722</text:p>
          </table:table-cell>
          <table:table-cell office:value-type="string">
            <text:p>0.152235031</text:p>
          </table:table-cell>
          <table:table-cell office:value-type="string">
            <text:p>1630.40616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68722">
            <text:p>68722</text:p>
          </table:table-cell>
          <table:table-cell office:value-type="string">
            <text:p>0.928797898</text:p>
          </table:table-cell>
          <table:table-cell office:value-type="string">
            <text:p>431664.229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68722">
            <text:p>68722</text:p>
          </table:table-cell>
          <table:table-cell office:value-type="string">
            <text:p>0.46858042</text:p>
          </table:table-cell>
          <table:table-cell office:value-type="string">
            <text:p>19333.751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68722">
            <text:p>68722</text:p>
          </table:table-cell>
          <table:table-cell office:value-type="string">
            <text:p>0.592210655</text:p>
          </table:table-cell>
          <table:table-cell office:value-type="string">
            <text:p>37119.249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68722">
            <text:p>68722</text:p>
          </table:table-cell>
          <table:table-cell office:value-type="string">
            <text:p>0.280583945</text:p>
          </table:table-cell>
          <table:table-cell office:value-type="string">
            <text:p>5872.4672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68722">
            <text:p>68722</text:p>
          </table:table-cell>
          <table:table-cell office:value-type="string">
            <text:p>0.647683369</text:p>
          </table:table-cell>
          <table:table-cell office:value-type="string">
            <text:p>49659.431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8722">
            <text:p>68722</text:p>
          </table:table-cell>
          <table:table-cell office:value-type="string">
            <text:p>0.933675466</text:p>
          </table:table-cell>
          <table:table-cell office:value-type="string">
            <text:p>467107.94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68722">
            <text:p>68722</text:p>
          </table:table-cell>
          <table:table-cell office:value-type="string">
            <text:p>0.196734204</text:p>
          </table:table-cell>
          <table:table-cell office:value-type="string">
            <text:p>2766.85191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68722">
            <text:p>68722</text:p>
          </table:table-cell>
          <table:table-cell office:value-type="string">
            <text:p>0.291873985</text:p>
          </table:table-cell>
          <table:table-cell office:value-type="string">
            <text:p>6399.45845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68722">
            <text:p>68722</text:p>
          </table:table-cell>
          <table:table-cell office:value-type="string">
            <text:p>0.106495622</text:p>
          </table:table-cell>
          <table:table-cell office:value-type="string">
            <text:p>788.3158805</text:p>
          </table:table-cell>
          <table:table-cell table:style-name="ce3" office:value-type="string">
            <text:p>1.7754E-172</text:p>
          </table:table-cell>
          <table:table-cell table:style-name="ce5"/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68722">
            <text:p>68722</text:p>
          </table:table-cell>
          <table:table-cell office:value-type="string">
            <text:p>0.47996986</text:p>
          </table:table-cell>
          <table:table-cell office:value-type="string">
            <text:p>20569.7824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68722">
            <text:p>68722</text:p>
          </table:table-cell>
          <table:table-cell office:value-type="string">
            <text:p>0.712229209</text:p>
          </table:table-cell>
          <table:table-cell office:value-type="string">
            <text:p>70747.988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68722">
            <text:p>68722</text:p>
          </table:table-cell>
          <table:table-cell office:value-type="string">
            <text:p>0.637863292</text:p>
          </table:table-cell>
          <table:table-cell office:value-type="string">
            <text:p>47139.847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68722">
            <text:p>68722</text:p>
          </table:table-cell>
          <table:table-cell office:value-type="string">
            <text:p>0.214263402</text:p>
          </table:table-cell>
          <table:table-cell office:value-type="string">
            <text:p>3306.65782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68722">
            <text:p>68722</text:p>
          </table:table-cell>
          <table:table-cell office:value-type="string">
            <text:p>0.776493971</text:p>
          </table:table-cell>
          <table:table-cell office:value-type="string">
            <text:p>104353.33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68722">
            <text:p>68722</text:p>
          </table:table-cell>
          <table:table-cell office:value-type="string">
            <text:p>0.724906048</text:p>
          </table:table-cell>
          <table:table-cell office:value-type="string">
            <text:p>76102.707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68722">
            <text:p>68722</text:p>
          </table:table-cell>
          <table:table-cell office:value-type="string">
            <text:p>0.357780697</text:p>
          </table:table-cell>
          <table:table-cell office:value-type="string">
            <text:p>10087.9745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68722">
            <text:p>68722</text:p>
          </table:table-cell>
          <table:table-cell office:value-type="string">
            <text:p>0.471144836</text:p>
          </table:table-cell>
          <table:table-cell office:value-type="string">
            <text:p>19606.4895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68722">
            <text:p>68722</text:p>
          </table:table-cell>
          <table:table-cell office:value-type="string">
            <text:p>0.333345605</text:p>
          </table:table-cell>
          <table:table-cell office:value-type="string">
            <text:p>8590.71155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68722">
            <text:p>68722</text:p>
          </table:table-cell>
          <table:table-cell office:value-type="string">
            <text:p>0.675478183</text:p>
          </table:table-cell>
          <table:table-cell office:value-type="string">
            <text:p>57666.438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68722">
            <text:p>68722</text:p>
          </table:table-cell>
          <table:table-cell office:value-type="string">
            <text:p>0.499197397</text:p>
          </table:table-cell>
          <table:table-cell office:value-type="string">
            <text:p>22808.79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68722">
            <text:p>68722</text:p>
          </table:table-cell>
          <table:table-cell office:value-type="string">
            <text:p>0.218791495</text:p>
          </table:table-cell>
          <table:table-cell office:value-type="string">
            <text:p>3454.9967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68722">
            <text:p>68722</text:p>
          </table:table-cell>
          <table:table-cell office:value-type="string">
            <text:p>0.754503124</text:p>
          </table:table-cell>
          <table:table-cell office:value-type="string">
            <text:p>90824.939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68722">
            <text:p>68722</text:p>
          </table:table-cell>
          <table:table-cell office:value-type="string">
            <text:p>0.732075202</text:p>
          </table:table-cell>
          <table:table-cell office:value-type="string">
            <text:p>79362.416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68722">
            <text:p>68722</text:p>
          </table:table-cell>
          <table:table-cell office:value-type="string">
            <text:p>0.459109509</text:p>
          </table:table-cell>
          <table:table-cell office:value-type="string">
            <text:p>18353.482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68722">
            <text:p>68722</text:p>
          </table:table-cell>
          <table:table-cell office:value-type="string">
            <text:p>0.381149776</text:p>
          </table:table-cell>
          <table:table-cell office:value-type="string">
            <text:p>11680.142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68722">
            <text:p>68722</text:p>
          </table:table-cell>
          <table:table-cell office:value-type="string">
            <text:p>0.068159251</text:p>
          </table:table-cell>
          <table:table-cell office:value-type="string">
            <text:p>320.7414352</text:p>
          </table:table-cell>
          <table:table-cell table:style-name="ce3" office:value-type="string">
            <text:p>1.4536E-71</text:p>
          </table:table-cell>
          <table:table-cell table:style-name="ce5"/>
          <table:table-cell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68722">
            <text:p>68722</text:p>
          </table:table-cell>
          <table:table-cell office:value-type="string">
            <text:p>0.746274932</text:p>
          </table:table-cell>
          <table:table-cell office:value-type="string">
            <text:p>86378.341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68722">
            <text:p>68722</text:p>
          </table:table-cell>
          <table:table-cell office:value-type="string">
            <text:p>0.001352235</text:p>
          </table:table-cell>
          <table:table-cell office:value-type="string">
            <text:p>0.125657509</text:p>
          </table:table-cell>
          <table:table-cell table:style-name="ce3" office:value-type="string">
            <text:p>0.722978758</text:p>
          </table:table-cell>
          <table:table-cell table:style-name="ce5"/>
          <table:table-cell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68722">
            <text:p>68722</text:p>
          </table:table-cell>
          <table:table-cell office:value-type="string">
            <text:p>0.12729663</text:p>
          </table:table-cell>
          <table:table-cell office:value-type="string">
            <text:p>1131.910544</text:p>
          </table:table-cell>
          <table:table-cell table:style-name="ce3" office:value-type="string">
            <text:p>3.8837E-246</text:p>
          </table:table-cell>
          <table:table-cell table:style-name="ce5"/>
          <table:table-cell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68722">
            <text:p>68722</text:p>
          </table:table-cell>
          <table:table-cell office:value-type="string">
            <text:p>0.01391257</text:p>
          </table:table-cell>
          <table:table-cell office:value-type="string">
            <text:p>13.30399064</text:p>
          </table:table-cell>
          <table:table-cell table:style-name="ce3" office:value-type="string">
            <text:p>0.000265037</text:p>
          </table:table-cell>
          <table:table-cell table:style-name="ce5"/>
          <table:table-cell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68722">
            <text:p>68722</text:p>
          </table:table-cell>
          <table:table-cell office:value-type="string">
            <text:p>0.562743092</text:p>
          </table:table-cell>
          <table:table-cell office:value-type="string">
            <text:p>31847.784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68722">
            <text:p>68722</text:p>
          </table:table-cell>
          <table:table-cell office:value-type="string">
            <text:p>0.001670679</text:p>
          </table:table-cell>
          <table:table-cell office:value-type="string">
            <text:p>0.191809618</text:p>
          </table:table-cell>
          <table:table-cell table:style-name="ce3" office:value-type="string">
            <text:p>0.661416114</text:p>
          </table:table-cell>
          <table:table-cell table:style-name="ce5"/>
          <table:table-cell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68722">
            <text:p>68722</text:p>
          </table:table-cell>
          <table:table-cell office:value-type="string">
            <text:p>0.092382204</text:p>
          </table:table-cell>
          <table:table-cell office:value-type="string">
            <text:p>591.5373513</text:p>
          </table:table-cell>
          <table:table-cell table:style-name="ce3" office:value-type="string">
            <text:p>4.1311E-130</text:p>
          </table:table-cell>
          <table:table-cell table:style-name="ce5"/>
          <table:table-cell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68722">
            <text:p>68722</text:p>
          </table:table-cell>
          <table:table-cell office:value-type="string">
            <text:p>0.202336404</text:p>
          </table:table-cell>
          <table:table-cell office:value-type="string">
            <text:p>2933.49557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68722">
            <text:p>68722</text:p>
          </table:table-cell>
          <table:table-cell office:value-type="string">
            <text:p>0.785369782</text:p>
          </table:table-cell>
          <table:table-cell office:value-type="string">
            <text:p>110614.60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8722">
            <text:p>68722</text:p>
          </table:table-cell>
          <table:table-cell office:value-type="string">
            <text:p>0.05485359</text:p>
          </table:table-cell>
          <table:table-cell office:value-type="string">
            <text:p>207.3967679</text:p>
          </table:table-cell>
          <table:table-cell table:style-name="ce3" office:value-type="string">
            <text:p>5.94715E-47</text:p>
          </table:table-cell>
          <table:table-cell table:style-name="ce5"/>
          <table:table-cell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68722">
            <text:p>68722</text:p>
          </table:table-cell>
          <table:table-cell office:value-type="string">
            <text:p>0.623637152</text:p>
          </table:table-cell>
          <table:table-cell office:value-type="string">
            <text:p>43737.240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68722">
            <text:p>68722</text:p>
          </table:table-cell>
          <table:table-cell office:value-type="string">
            <text:p>0.127653357</text:p>
          </table:table-cell>
          <table:table-cell office:value-type="string">
            <text:p>1138.368638</text:p>
          </table:table-cell>
          <table:table-cell table:style-name="ce3" office:value-type="string">
            <text:p>1.6161E-247</text:p>
          </table:table-cell>
          <table:table-cell table:style-name="ce5"/>
          <table:table-cell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68722">
            <text:p>68722</text:p>
          </table:table-cell>
          <table:table-cell office:value-type="string">
            <text:p>0.188424941</text:p>
          </table:table-cell>
          <table:table-cell office:value-type="string">
            <text:p>2529.64440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68722">
            <text:p>68722</text:p>
          </table:table-cell>
          <table:table-cell office:value-type="string">
            <text:p>0.499078548</text:p>
          </table:table-cell>
          <table:table-cell office:value-type="string">
            <text:p>22794.3355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68722">
            <text:p>68722</text:p>
          </table:table-cell>
          <table:table-cell office:value-type="string">
            <text:p>0.777557452</text:p>
          </table:table-cell>
          <table:table-cell office:value-type="string">
            <text:p>105076.74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68722">
            <text:p>68722</text:p>
          </table:table-cell>
          <table:table-cell office:value-type="string">
            <text:p>0.852250674</text:p>
          </table:table-cell>
          <table:table-cell office:value-type="string">
            <text:p>182386.45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68722">
            <text:p>68722</text:p>
          </table:table-cell>
          <table:table-cell office:value-type="string">
            <text:p>0.571949519</text:p>
          </table:table-cell>
          <table:table-cell office:value-type="string">
            <text:p>33409.1145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68722">
            <text:p>68722</text:p>
          </table:table-cell>
          <table:table-cell office:value-type="string">
            <text:p>0.625832669</text:p>
          </table:table-cell>
          <table:table-cell office:value-type="string">
            <text:p>44244.358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68722">
            <text:p>68722</text:p>
          </table:table-cell>
          <table:table-cell office:value-type="string">
            <text:p>0.182384948</text:p>
          </table:table-cell>
          <table:table-cell office:value-type="string">
            <text:p>2364.57648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8722">
            <text:p>68722</text:p>
          </table:table-cell>
          <table:table-cell office:value-type="string">
            <text:p>0.436763312</text:p>
          </table:table-cell>
          <table:table-cell office:value-type="string">
            <text:p>16199.4133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68722">
            <text:p>68722</text:p>
          </table:table-cell>
          <table:table-cell office:value-type="string">
            <text:p>0.709017666</text:p>
          </table:table-cell>
          <table:table-cell office:value-type="string">
            <text:p>69467.886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68722">
            <text:p>68722</text:p>
          </table:table-cell>
          <table:table-cell office:value-type="string">
            <text:p>0.204951623</text:p>
          </table:table-cell>
          <table:table-cell office:value-type="string">
            <text:p>3013.16355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68722">
            <text:p>68722</text:p>
          </table:table-cell>
          <table:table-cell office:value-type="string">
            <text:p>0.310701516</text:p>
          </table:table-cell>
          <table:table-cell office:value-type="string">
            <text:p>7342.7504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68722">
            <text:p>68722</text:p>
          </table:table-cell>
          <table:table-cell office:value-type="string">
            <text:p>0.866492659</text:p>
          </table:table-cell>
          <table:table-cell office:value-type="string">
            <text:p>207052.98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68722">
            <text:p>68722</text:p>
          </table:table-cell>
          <table:table-cell office:value-type="string">
            <text:p>0.540668591</text:p>
          </table:table-cell>
          <table:table-cell office:value-type="string">
            <text:p>28386.3831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68722">
            <text:p>68722</text:p>
          </table:table-cell>
          <table:table-cell office:value-type="string">
            <text:p>0.836426787</text:p>
          </table:table-cell>
          <table:table-cell office:value-type="string">
            <text:p>160049.091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68722">
            <text:p>68722</text:p>
          </table:table-cell>
          <table:table-cell office:value-type="string">
            <text:p>0.20900891</text:p>
          </table:table-cell>
          <table:table-cell office:value-type="string">
            <text:p>3139.14704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68722">
            <text:p>68722</text:p>
          </table:table-cell>
          <table:table-cell office:value-type="string">
            <text:p>0.662241795</text:p>
          </table:table-cell>
          <table:table-cell office:value-type="string">
            <text:p>53680.4584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68722">
            <text:p>68722</text:p>
          </table:table-cell>
          <table:table-cell office:value-type="string">
            <text:p>0.717383425</text:p>
          </table:table-cell>
          <table:table-cell office:value-type="string">
            <text:p>72865.329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68722">
            <text:p>68722</text:p>
          </table:table-cell>
          <table:table-cell office:value-type="string">
            <text:p>0.54022125</text:p>
          </table:table-cell>
          <table:table-cell office:value-type="string">
            <text:p>28320.0797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68722">
            <text:p>68722</text:p>
          </table:table-cell>
          <table:table-cell office:value-type="string">
            <text:p>0.171605786</text:p>
          </table:table-cell>
          <table:table-cell office:value-type="string">
            <text:p>2085.10744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8722">
            <text:p>68722</text:p>
          </table:table-cell>
          <table:table-cell office:value-type="string">
            <text:p>0.595363131</text:p>
          </table:table-cell>
          <table:table-cell office:value-type="string">
            <text:p>37733.059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68722">
            <text:p>68722</text:p>
          </table:table-cell>
          <table:table-cell office:value-type="string">
            <text:p>0.478831136</text:p>
          </table:table-cell>
          <table:table-cell office:value-type="string">
            <text:p>20443.293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68722">
            <text:p>68722</text:p>
          </table:table-cell>
          <table:table-cell office:value-type="string">
            <text:p>0.876127312</text:p>
          </table:table-cell>
          <table:table-cell office:value-type="string">
            <text:p>226975.88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68722">
            <text:p>68722</text:p>
          </table:table-cell>
          <table:table-cell office:value-type="string">
            <text:p>0.773196193</text:p>
          </table:table-cell>
          <table:table-cell office:value-type="string">
            <text:p>102154.013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68722">
            <text:p>68722</text:p>
          </table:table-cell>
          <table:table-cell office:value-type="string">
            <text:p>0.348492687</text:p>
          </table:table-cell>
          <table:table-cell office:value-type="string">
            <text:p>9499.54051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68722">
            <text:p>68722</text:p>
          </table:table-cell>
          <table:table-cell office:value-type="string">
            <text:p>0.399347148</text:p>
          </table:table-cell>
          <table:table-cell office:value-type="string">
            <text:p>13038.7306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68722">
            <text:p>68722</text:p>
          </table:table-cell>
          <table:table-cell office:value-type="string">
            <text:p>0.626925713</text:p>
          </table:table-cell>
          <table:table-cell office:value-type="string">
            <text:p>44499.2073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68722">
            <text:p>68722</text:p>
          </table:table-cell>
          <table:table-cell office:value-type="string">
            <text:p>0.961256042</text:p>
          </table:table-cell>
          <table:table-cell office:value-type="string">
            <text:p>835647.34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68722">
            <text:p>68722</text:p>
          </table:table-cell>
          <table:table-cell office:value-type="string">
            <text:p>0.323761253</text:p>
          </table:table-cell>
          <table:table-cell office:value-type="string">
            <text:p>8046.7994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68722">
            <text:p>68722</text:p>
          </table:table-cell>
          <table:table-cell office:value-type="string">
            <text:p>0.071453454</text:p>
          </table:table-cell>
          <table:table-cell office:value-type="string">
            <text:p>352.6570833</text:p>
          </table:table-cell>
          <table:table-cell table:style-name="ce3" office:value-type="string">
            <text:p>1.75979E-78</text:p>
          </table:table-cell>
          <table:table-cell table:style-name="ce5"/>
          <table:table-cell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68722">
            <text:p>68722</text:p>
          </table:table-cell>
          <table:table-cell office:value-type="string">
            <text:p>0.58889658</text:p>
          </table:table-cell>
          <table:table-cell office:value-type="string">
            <text:p>36485.012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68722">
            <text:p>68722</text:p>
          </table:table-cell>
          <table:table-cell office:value-type="string">
            <text:p>0.512268205</text:p>
          </table:table-cell>
          <table:table-cell office:value-type="string">
            <text:p>24449.392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8722">
            <text:p>68722</text:p>
          </table:table-cell>
          <table:table-cell office:value-type="string">
            <text:p>0.197663902</text:p>
          </table:table-cell>
          <table:table-cell office:value-type="string">
            <text:p>2794.12985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68722">
            <text:p>68722</text:p>
          </table:table-cell>
          <table:table-cell office:value-type="string">
            <text:p>0.218802815</text:p>
          </table:table-cell>
          <table:table-cell office:value-type="string">
            <text:p>3455.37227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68722">
            <text:p>68722</text:p>
          </table:table-cell>
          <table:table-cell office:value-type="string">
            <text:p>0.123679596</text:p>
          </table:table-cell>
          <table:table-cell office:value-type="string">
            <text:p>1067.514667</text:p>
          </table:table-cell>
          <table:table-cell table:style-name="ce3" office:value-type="string">
            <text:p>2.3168E-232</text:p>
          </table:table-cell>
          <table:table-cell table:style-name="ce5"/>
          <table:table-cell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8722">
            <text:p>68722</text:p>
          </table:table-cell>
          <table:table-cell office:value-type="string">
            <text:p>0.75894676</text:p>
          </table:table-cell>
          <table:table-cell office:value-type="string">
            <text:p>93355.5421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68722">
            <text:p>68722</text:p>
          </table:table-cell>
          <table:table-cell office:value-type="string">
            <text:p>0.728204589</text:p>
          </table:table-cell>
          <table:table-cell office:value-type="string">
            <text:p>77580.52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68722">
            <text:p>68722</text:p>
          </table:table-cell>
          <table:table-cell office:value-type="string">
            <text:p>0.357920701</text:p>
          </table:table-cell>
          <table:table-cell office:value-type="string">
            <text:p>10097.0314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68722">
            <text:p>68722</text:p>
          </table:table-cell>
          <table:table-cell office:value-type="string">
            <text:p>0.108400144</text:p>
          </table:table-cell>
          <table:table-cell office:value-type="string">
            <text:p>817.1020614</text:p>
          </table:table-cell>
          <table:table-cell table:style-name="ce3" office:value-type="string">
            <text:p>1.156E-178</text:p>
          </table:table-cell>
          <table:table-cell table:style-name="ce5"/>
          <table:table-cell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68722">
            <text:p>68722</text:p>
          </table:table-cell>
          <table:table-cell office:value-type="string">
            <text:p>0.776558039</text:p>
          </table:table-cell>
          <table:table-cell office:value-type="string">
            <text:p>104396.72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68722">
            <text:p>68722</text:p>
          </table:table-cell>
          <table:table-cell office:value-type="string">
            <text:p>0.284626145</text:p>
          </table:table-cell>
          <table:table-cell office:value-type="string">
            <text:p>6057.91134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68722">
            <text:p>68722</text:p>
          </table:table-cell>
          <table:table-cell office:value-type="string">
            <text:p>0.384609758</text:p>
          </table:table-cell>
          <table:table-cell office:value-type="string">
            <text:p>11930.1459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68722">
            <text:p>68722</text:p>
          </table:table-cell>
          <table:table-cell office:value-type="string">
            <text:p>0.954996121</text:p>
          </table:table-cell>
          <table:table-cell office:value-type="string">
            <text:p>712345.227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68722">
            <text:p>68722</text:p>
          </table:table-cell>
          <table:table-cell office:value-type="string">
            <text:p>0.388148038</text:p>
          </table:table-cell>
          <table:table-cell office:value-type="string">
            <text:p>12189.7781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68722">
            <text:p>68722</text:p>
          </table:table-cell>
          <table:table-cell office:value-type="string">
            <text:p>0.496756334</text:p>
          </table:table-cell>
          <table:table-cell office:value-type="string">
            <text:p>22513.372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68722">
            <text:p>68722</text:p>
          </table:table-cell>
          <table:table-cell office:value-type="string">
            <text:p>0.110086061</text:p>
          </table:table-cell>
          <table:table-cell office:value-type="string">
            <text:p>843.0302532</text:p>
          </table:table-cell>
          <table:table-cell table:style-name="ce3" office:value-type="string">
            <text:p>3.1133E-184</text:p>
          </table:table-cell>
          <table:table-cell table:style-name="ce5"/>
          <table:table-cell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68722">
            <text:p>68722</text:p>
          </table:table-cell>
          <table:table-cell office:value-type="string">
            <text:p>0.58434055</text:p>
          </table:table-cell>
          <table:table-cell office:value-type="string">
            <text:p>35631.081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68722">
            <text:p>68722</text:p>
          </table:table-cell>
          <table:table-cell office:value-type="string">
            <text:p>0.215864872</text:p>
          </table:table-cell>
          <table:table-cell office:value-type="string">
            <text:p>3358.69741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68722">
            <text:p>68722</text:p>
          </table:table-cell>
          <table:table-cell office:value-type="string">
            <text:p>0.448309389</text:p>
          </table:table-cell>
          <table:table-cell office:value-type="string">
            <text:p>17285.497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68722">
            <text:p>68722</text:p>
          </table:table-cell>
          <table:table-cell office:value-type="string">
            <text:p>0.534878002</text:p>
          </table:table-cell>
          <table:table-cell office:value-type="string">
            <text:p>27539.2357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68722">
            <text:p>68722</text:p>
          </table:table-cell>
          <table:table-cell office:value-type="string">
            <text:p>0.758318091</text:p>
          </table:table-cell>
          <table:table-cell office:value-type="string">
            <text:p>92991.745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68722">
            <text:p>68722</text:p>
          </table:table-cell>
          <table:table-cell office:value-type="string">
            <text:p>0.035246946</text:p>
          </table:table-cell>
          <table:table-cell office:value-type="string">
            <text:p>85.48029811</text:p>
          </table:table-cell>
          <table:table-cell table:style-name="ce3" office:value-type="string">
            <text:p>2.40469E-20</text:p>
          </table:table-cell>
          <table:table-cell table:style-name="ce5"/>
          <table:table-cell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68722">
            <text:p>68722</text:p>
          </table:table-cell>
          <table:table-cell office:value-type="string">
            <text:p>0.208329915</text:p>
          </table:table-cell>
          <table:table-cell office:value-type="string">
            <text:p>3117.8603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68722">
            <text:p>68722</text:p>
          </table:table-cell>
          <table:table-cell office:value-type="string">
            <text:p>0.788205789</text:p>
          </table:table-cell>
          <table:table-cell office:value-type="string">
            <text:p>112727.742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68722">
            <text:p>68722</text:p>
          </table:table-cell>
          <table:table-cell office:value-type="string">
            <text:p>0.330071692</text:p>
          </table:table-cell>
          <table:table-cell office:value-type="string">
            <text:p>8402.2641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68722">
            <text:p>68722</text:p>
          </table:table-cell>
          <table:table-cell office:value-type="string">
            <text:p>0.311270108</text:p>
          </table:table-cell>
          <table:table-cell office:value-type="string">
            <text:p>7372.53580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68722">
            <text:p>68722</text:p>
          </table:table-cell>
          <table:table-cell office:value-type="string">
            <text:p>0.378436691</text:p>
          </table:table-cell>
          <table:table-cell office:value-type="string">
            <text:p>11486.756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68722">
            <text:p>68722</text:p>
          </table:table-cell>
          <table:table-cell office:value-type="string">
            <text:p>0.325707049</text:p>
          </table:table-cell>
          <table:table-cell office:value-type="string">
            <text:p>8155.32513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68722">
            <text:p>68722</text:p>
          </table:table-cell>
          <table:table-cell office:value-type="string">
            <text:p>0.336337629</text:p>
          </table:table-cell>
          <table:table-cell office:value-type="string">
            <text:p>8765.3785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68722">
            <text:p>68722</text:p>
          </table:table-cell>
          <table:table-cell office:value-type="string">
            <text:p>0.731147013</text:p>
          </table:table-cell>
          <table:table-cell office:value-type="string">
            <text:p>78930.3000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68722">
            <text:p>68722</text:p>
          </table:table-cell>
          <table:table-cell office:value-type="string">
            <text:p>0.755905161</text:p>
          </table:table-cell>
          <table:table-cell office:value-type="string">
            <text:p>91613.214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68722">
            <text:p>68722</text:p>
          </table:table-cell>
          <table:table-cell office:value-type="string">
            <text:p>0.283245335</text:p>
          </table:table-cell>
          <table:table-cell office:value-type="string">
            <text:p>5994.16176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68722">
            <text:p>68722</text:p>
          </table:table-cell>
          <table:table-cell office:value-type="string">
            <text:p>0.37874237</text:p>
          </table:table-cell>
          <table:table-cell office:value-type="string">
            <text:p>11508.429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68722">
            <text:p>68722</text:p>
          </table:table-cell>
          <table:table-cell office:value-type="string">
            <text:p>0.944755376</text:p>
          </table:table-cell>
          <table:table-cell office:value-type="string">
            <text:p>570909.000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68722">
            <text:p>68722</text:p>
          </table:table-cell>
          <table:table-cell office:value-type="string">
            <text:p>0.050558472</text:p>
          </table:table-cell>
          <table:table-cell office:value-type="string">
            <text:p>176.1094159</text:p>
          </table:table-cell>
          <table:table-cell table:style-name="ce3" office:value-type="string">
            <text:p>3.84074E-40</text:p>
          </table:table-cell>
          <table:table-cell table:style-name="ce5"/>
          <table:table-cell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68722">
            <text:p>68722</text:p>
          </table:table-cell>
          <table:table-cell office:value-type="string">
            <text:p>0.351672986</text:p>
          </table:table-cell>
          <table:table-cell office:value-type="string">
            <text:p>9698.29559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68722">
            <text:p>68722</text:p>
          </table:table-cell>
          <table:table-cell office:value-type="string">
            <text:p>0.949531756</text:p>
          </table:table-cell>
          <table:table-cell office:value-type="string">
            <text:p>629728.914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68722">
            <text:p>68722</text:p>
          </table:table-cell>
          <table:table-cell office:value-type="string">
            <text:p>0.928532227</text:p>
          </table:table-cell>
          <table:table-cell office:value-type="string">
            <text:p>429872.799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68722">
            <text:p>68722</text:p>
          </table:table-cell>
          <table:table-cell office:value-type="string">
            <text:p>0.667365405</text:p>
          </table:table-cell>
          <table:table-cell office:value-type="string">
            <text:p>55183.8923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68722">
            <text:p>68722</text:p>
          </table:table-cell>
          <table:table-cell office:value-type="string">
            <text:p>0.597585045</text:p>
          </table:table-cell>
          <table:table-cell office:value-type="string">
            <text:p>38171.9628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68722">
            <text:p>68722</text:p>
          </table:table-cell>
          <table:table-cell office:value-type="string">
            <text:p>0.499177683</text:p>
          </table:table-cell>
          <table:table-cell office:value-type="string">
            <text:p>22806.3975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68722">
            <text:p>68722</text:p>
          </table:table-cell>
          <table:table-cell office:value-type="string">
            <text:p>0.369536244</text:p>
          </table:table-cell>
          <table:table-cell office:value-type="string">
            <text:p>10868.3490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68722">
            <text:p>68722</text:p>
          </table:table-cell>
          <table:table-cell office:value-type="string">
            <text:p>0.554602271</text:p>
          </table:table-cell>
          <table:table-cell office:value-type="string">
            <text:p>30526.6496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68722">
            <text:p>68722</text:p>
          </table:table-cell>
          <table:table-cell office:value-type="string">
            <text:p>0.627708687</text:p>
          </table:table-cell>
          <table:table-cell office:value-type="string">
            <text:p>44682.7448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68722">
            <text:p>68722</text:p>
          </table:table-cell>
          <table:table-cell office:value-type="string">
            <text:p>0.506557672</text:p>
          </table:table-cell>
          <table:table-cell office:value-type="string">
            <text:p>23720.223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68722">
            <text:p>68722</text:p>
          </table:table-cell>
          <table:table-cell office:value-type="string">
            <text:p>0.004104268</text:p>
          </table:table-cell>
          <table:table-cell office:value-type="string">
            <text:p>1.157608744</text:p>
          </table:table-cell>
          <table:table-cell table:style-name="ce3" office:value-type="string">
            <text:p>0.281965796</text:p>
          </table:table-cell>
          <table:table-cell table:style-name="ce5"/>
          <table:table-cell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68722">
            <text:p>68722</text:p>
          </table:table-cell>
          <table:table-cell office:value-type="string">
            <text:p>0.370286992</text:p>
          </table:table-cell>
          <table:table-cell office:value-type="string">
            <text:p>10919.578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68722">
            <text:p>68722</text:p>
          </table:table-cell>
          <table:table-cell office:value-type="string">
            <text:p>0.00079682</text:p>
          </table:table-cell>
          <table:table-cell office:value-type="string">
            <text:p>0.043631929</text:p>
          </table:table-cell>
          <table:table-cell table:style-name="ce3" office:value-type="string">
            <text:p>0.834540529</text:p>
          </table:table-cell>
          <table:table-cell table:style-name="ce5"/>
          <table:table-cell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68722">
            <text:p>68722</text:p>
          </table:table-cell>
          <table:table-cell office:value-type="string">
            <text:p>0.826061622</text:p>
          </table:table-cell>
          <table:table-cell office:value-type="string">
            <text:p>147637.675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68722">
            <text:p>68722</text:p>
          </table:table-cell>
          <table:table-cell office:value-type="string">
            <text:p>0.736973102</text:p>
          </table:table-cell>
          <table:table-cell office:value-type="string">
            <text:p>81694.5657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68722">
            <text:p>68722</text:p>
          </table:table-cell>
          <table:table-cell office:value-type="string">
            <text:p>0.937693685</text:p>
          </table:table-cell>
          <table:table-cell office:value-type="string">
            <text:p>500481.397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68722">
            <text:p>68722</text:p>
          </table:table-cell>
          <table:table-cell office:value-type="string">
            <text:p>0.137374328</text:p>
          </table:table-cell>
          <table:table-cell office:value-type="string">
            <text:p>1321.808414</text:p>
          </table:table-cell>
          <table:table-cell table:style-name="ce3" office:value-type="string">
            <text:p>1.1058E-286</text:p>
          </table:table-cell>
          <table:table-cell table:style-name="ce5"/>
          <table:table-cell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68722">
            <text:p>68722</text:p>
          </table:table-cell>
          <table:table-cell office:value-type="string">
            <text:p>0.624510682</text:p>
          </table:table-cell>
          <table:table-cell office:value-type="string">
            <text:p>43938.2478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68722">
            <text:p>68722</text:p>
          </table:table-cell>
          <table:table-cell office:value-type="string">
            <text:p>0.791507456</text:p>
          </table:table-cell>
          <table:table-cell office:value-type="string">
            <text:p>115261.435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68722">
            <text:p>68722</text:p>
          </table:table-cell>
          <table:table-cell office:value-type="string">
            <text:p>0.191486389</text:p>
          </table:table-cell>
          <table:table-cell office:value-type="string">
            <text:p>2615.66756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68722">
            <text:p>68722</text:p>
          </table:table-cell>
          <table:table-cell office:value-type="string">
            <text:p>0.379162155</text:p>
          </table:table-cell>
          <table:table-cell office:value-type="string">
            <text:p>11538.2409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68722">
            <text:p>68722</text:p>
          </table:table-cell>
          <table:table-cell office:value-type="string">
            <text:p>0.816912762</text:p>
          </table:table-cell>
          <table:table-cell office:value-type="string">
            <text:p>137861.297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68722">
            <text:p>68722</text:p>
          </table:table-cell>
          <table:table-cell office:value-type="string">
            <text:p>0.330242075</text:p>
          </table:table-cell>
          <table:table-cell office:value-type="string">
            <text:p>8412.00300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68722">
            <text:p>68722</text:p>
          </table:table-cell>
          <table:table-cell office:value-type="string">
            <text:p>0.717998623</text:p>
          </table:table-cell>
          <table:table-cell office:value-type="string">
            <text:p>73123.392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68722">
            <text:p>68722</text:p>
          </table:table-cell>
          <table:table-cell office:value-type="string">
            <text:p>0.08677404</text:p>
          </table:table-cell>
          <table:table-cell office:value-type="string">
            <text:p>521.369087</text:p>
          </table:table-cell>
          <table:table-cell table:style-name="ce3" office:value-type="string">
            <text:p>5.7231E-115</text:p>
          </table:table-cell>
          <table:table-cell table:style-name="ce5"/>
          <table:table-cell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68722">
            <text:p>68722</text:p>
          </table:table-cell>
          <table:table-cell office:value-type="string">
            <text:p>0.742613556</text:p>
          </table:table-cell>
          <table:table-cell office:value-type="string">
            <text:p>84493.273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68722">
            <text:p>68722</text:p>
          </table:table-cell>
          <table:table-cell office:value-type="string">
            <text:p>0.822277604</text:p>
          </table:table-cell>
          <table:table-cell office:value-type="string">
            <text:p>143470.7524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68722">
            <text:p>68722</text:p>
          </table:table-cell>
          <table:table-cell office:value-type="string">
            <text:p>0.647442094</text:p>
          </table:table-cell>
          <table:table-cell office:value-type="string">
            <text:p>49595.742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68722">
            <text:p>68722</text:p>
          </table:table-cell>
          <table:table-cell office:value-type="string">
            <text:p>0.983423267</text:p>
          </table:table-cell>
          <table:table-cell office:value-type="string">
            <text:p>2021388.32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68722">
            <text:p>68722</text:p>
          </table:table-cell>
          <table:table-cell office:value-type="string">
            <text:p>0.410458751</text:p>
          </table:table-cell>
          <table:table-cell office:value-type="string">
            <text:p>13923.4738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68722">
            <text:p>68722</text:p>
          </table:table-cell>
          <table:table-cell office:value-type="string">
            <text:p>0.332409604</text:p>
          </table:table-cell>
          <table:table-cell office:value-type="string">
            <text:p>8536.55107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68722">
            <text:p>68722</text:p>
          </table:table-cell>
          <table:table-cell office:value-type="string">
            <text:p>0.719131924</text:p>
          </table:table-cell>
          <table:table-cell office:value-type="string">
            <text:p>73601.845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68722">
            <text:p>68722</text:p>
          </table:table-cell>
          <table:table-cell office:value-type="string">
            <text:p>0.248245445</text:p>
          </table:table-cell>
          <table:table-cell office:value-type="string">
            <text:p>4513.04504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68722">
            <text:p>68722</text:p>
          </table:table-cell>
          <table:table-cell office:value-type="string">
            <text:p>0.634955937</text:p>
          </table:table-cell>
          <table:table-cell office:value-type="string">
            <text:p>46421.4803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68722">
            <text:p>68722</text:p>
          </table:table-cell>
          <table:table-cell office:value-type="string">
            <text:p>0.160745333</text:p>
          </table:table-cell>
          <table:table-cell office:value-type="string">
            <text:p>1822.758729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68722">
            <text:p>68722</text:p>
          </table:table-cell>
          <table:table-cell office:value-type="string">
            <text:p>0.668567482</text:p>
          </table:table-cell>
          <table:table-cell office:value-type="string">
            <text:p>55543.6938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68722">
            <text:p>68722</text:p>
          </table:table-cell>
          <table:table-cell office:value-type="string">
            <text:p>0.886052324</text:p>
          </table:table-cell>
          <table:table-cell office:value-type="string">
            <text:p>251039.858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68722">
            <text:p>68722</text:p>
          </table:table-cell>
          <table:table-cell office:value-type="string">
            <text:p>0.70826764</text:p>
          </table:table-cell>
          <table:table-cell office:value-type="string">
            <text:p>69173.1307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68722">
            <text:p>68722</text:p>
          </table:table-cell>
          <table:table-cell office:value-type="string">
            <text:p>0.410907752</text:p>
          </table:table-cell>
          <table:table-cell office:value-type="string">
            <text:p>13960.143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68722">
            <text:p>68722</text:p>
          </table:table-cell>
          <table:table-cell office:value-type="string">
            <text:p>0.280234878</text:p>
          </table:table-cell>
          <table:table-cell office:value-type="string">
            <text:p>5856.62035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68722">
            <text:p>68722</text:p>
          </table:table-cell>
          <table:table-cell office:value-type="string">
            <text:p>0.409942148</text:p>
          </table:table-cell>
          <table:table-cell office:value-type="string">
            <text:p>13881.3725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68722">
            <text:p>68722</text:p>
          </table:table-cell>
          <table:table-cell office:value-type="string">
            <text:p>0.475156094</text:p>
          </table:table-cell>
          <table:table-cell office:value-type="string">
            <text:p>20039.534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68722">
            <text:p>68722</text:p>
          </table:table-cell>
          <table:table-cell office:value-type="string">
            <text:p>0.507600819</text:p>
          </table:table-cell>
          <table:table-cell office:value-type="string">
            <text:p>23851.9611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68722">
            <text:p>68722</text:p>
          </table:table-cell>
          <table:table-cell office:value-type="string">
            <text:p>0.172079553</text:p>
          </table:table-cell>
          <table:table-cell office:value-type="string">
            <text:p>2096.98822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68722">
            <text:p>68722</text:p>
          </table:table-cell>
          <table:table-cell office:value-type="string">
            <text:p>0.622773179</text:p>
          </table:table-cell>
          <table:table-cell office:value-type="string">
            <text:p>43539.4128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68722">
            <text:p>68722</text:p>
          </table:table-cell>
          <table:table-cell office:value-type="string">
            <text:p>0.382643724</text:p>
          </table:table-cell>
          <table:table-cell office:value-type="string">
            <text:p>11787.6216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68722">
            <text:p>68722</text:p>
          </table:table-cell>
          <table:table-cell office:value-type="string">
            <text:p>0.344368135</text:p>
          </table:table-cell>
          <table:table-cell office:value-type="string">
            <text:p>9245.934356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68722">
            <text:p>68722</text:p>
          </table:table-cell>
          <table:table-cell office:value-type="string">
            <text:p>0.760817712</text:p>
          </table:table-cell>
          <table:table-cell office:value-type="string">
            <text:p>94449.78322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68722">
            <text:p>68722</text:p>
          </table:table-cell>
          <table:table-cell office:value-type="string">
            <text:p>0.833850126</text:p>
          </table:table-cell>
          <table:table-cell office:value-type="string">
            <text:p>156817.776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68722">
            <text:p>68722</text:p>
          </table:table-cell>
          <table:table-cell office:value-type="string">
            <text:p>0.352149085</text:p>
          </table:table-cell>
          <table:table-cell office:value-type="string">
            <text:p>9728.292567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68722">
            <text:p>68722</text:p>
          </table:table-cell>
          <table:table-cell office:value-type="string">
            <text:p>0.381694475</text:p>
          </table:table-cell>
          <table:table-cell office:value-type="string">
            <text:p>11719.24811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68722">
            <text:p>68722</text:p>
          </table:table-cell>
          <table:table-cell office:value-type="string">
            <text:p>0.007191847</text:p>
          </table:table-cell>
          <table:table-cell office:value-type="string">
            <text:p>3.554565052</text:p>
          </table:table-cell>
          <table:table-cell table:style-name="ce3" office:value-type="string">
            <text:p>0.059386084</text:p>
          </table:table-cell>
          <table:table-cell table:style-name="ce5"/>
          <table:table-cell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68722">
            <text:p>68722</text:p>
          </table:table-cell>
          <table:table-cell office:value-type="string">
            <text:p>0.110413336</text:p>
          </table:table-cell>
          <table:table-cell office:value-type="string">
            <text:p>848.1121485</text:p>
          </table:table-cell>
          <table:table-cell table:style-name="ce3" office:value-type="string">
            <text:p>2.5225E-185</text:p>
          </table:table-cell>
          <table:table-cell table:style-name="ce5"/>
          <table:table-cell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68722">
            <text:p>68722</text:p>
          </table:table-cell>
          <table:table-cell office:value-type="string">
            <text:p>0.91103956</text:p>
          </table:table-cell>
          <table:table-cell office:value-type="string">
            <text:p>335498.8388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68722">
            <text:p>68722</text:p>
          </table:table-cell>
          <table:table-cell office:value-type="string">
            <text:p>0.262276312</text:p>
          </table:table-cell>
          <table:table-cell office:value-type="string">
            <text:p>5076.368353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68722">
            <text:p>68722</text:p>
          </table:table-cell>
          <table:table-cell office:value-type="string">
            <text:p>0.854347387</text:p>
          </table:table-cell>
          <table:table-cell office:value-type="string">
            <text:p>185713.1965</text:p>
          </table:table-cell>
          <table:table-cell table:style-name="ce3" office:value-type="float" office:value="0">
            <text:p>0</text:p>
          </table:table-cell>
          <table:table-cell table:style-name="ce5"/>
          <table:table-cell/>
        </table:table-row>
        <table:table-row table:style-name="ro1">
          <table:table-cell table:number-columns-repeated="4"/>
          <table:table-cell table:formula="of:=COUNTIF([.E2:.E1113];&quot;&gt;0.05&quot;)" office:value-type="float" office:value="148">
            <text:p>148,00000000000</text:p>
          </table:table-cell>
          <table:table-cell table:number-columns-repeated="2"/>
        </table:table-row>
        <table:table-row table:style-name="ro1" table:number-rows-repeated="64421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20" number:min-integer-digits="1"/>
    </number:number-style>
    <number:number-style style:name="N5116" number:language="en" number:country="US">
      <number:number number:decimal-places="6" number:min-integer-digits="1"/>
    </number:number-style>
    <number:number-style style:name="N10106" number:language="fr" number:country="FR">
      <number:number number:decimal-places="6" number:min-integer-digits="1"/>
    </number:number-style>
    <number:number-style style:name="N10107" number:language="fr" number:country="FR">
      <number:number number:decimal-places="4" number:min-integer-digits="1"/>
    </number:number-style>
    <number:number-style style:name="N15106" number:language="en" number:country="GB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10/08/2015</text:date>, <text:time>15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8-10T15:48:29.47</dc:date>
    <dc:creator>emmanuel quintin</dc:creator>
    <meta:generator>OpenOffice.org/3.1$Win32 OpenOffice.org_project/310m19$Build-9420</meta:generator>
    <meta:editing-duration>PT00H57M02S</meta:editing-duration>
    <meta:editing-cycles>4</meta:editing-cycles>
    <meta:document-statistic meta:table-count="1" meta:cell-count="5634" meta:object-count="0"/>
  </office:meta>
</office:document-meta>
</file>